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4" svg:font-family="'Avenir Next'"/>
    <style:font-face style:name="Garamond" svg:font-family="Garamond"/>
    <style:font-face style:name="OpenSymbol" svg:font-family="OpenSymbol"/>
    <style:font-face style:name="Avenir Black1" svg:font-family="'Avenir Black'" style:font-pitch="variable"/>
    <style:font-face style:name="Avenir Black" svg:font-family="'Avenir Black'" style:font-adornments="Regular" style:font-pitch="variable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RevisionHistory" style:family="table">
      <style:table-properties style:width="5.8146in" fo:margin-left="0.5097in" table:align="left"/>
    </style:style>
    <style:style style:name="RevisionHistory.A" style:family="table-column">
      <style:table-column-properties style:column-width="1.6285in"/>
    </style:style>
    <style:style style:name="RevisionHistory.B" style:family="table-column">
      <style:table-column-properties style:column-width="1.6194in"/>
    </style:style>
    <style:style style:name="RevisionHistory.C" style:family="table-column">
      <style:table-column-properties style:column-width="2.5667in"/>
    </style:style>
    <style:style style:name="RevisionHistory.A1" style:family="table-cell">
      <style:table-cell-properties fo:padding="0.0382in" fo:border-left="0.05pt solid #000000" fo:border-right="none" fo:border-top="0.05pt solid #000000" fo:border-bottom="0.05pt solid #000000"/>
    </style:style>
    <style:style style:name="RevisionHistory.C1" style:family="table-cell">
      <style:table-cell-properties fo:padding="0.0382in" fo:border="0.05pt solid #000000"/>
    </style:style>
    <style:style style:name="RevisionHistory.A2" style:family="table-cell">
      <style:table-cell-properties fo:padding="0.0382in" fo:border-left="0.05pt solid #000000" fo:border-right="none" fo:border-top="none" fo:border-bottom="0.05pt solid #000000"/>
    </style:style>
    <style:style style:name="RevisionHistory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UCP" style:family="table">
      <style:table-properties style:width="6.925in" table:align="margins"/>
    </style:style>
    <style:style style:name="CreateProjectUCP.A" style:family="table-column">
      <style:table-column-properties style:column-width="2.0431in" style:rel-column-width="19334*"/>
    </style:style>
    <style:style style:name="CreateProjectUCP.B" style:family="table-column">
      <style:table-column-properties style:column-width="4.8819in" style:rel-column-width="46201*"/>
    </style:style>
    <style:style style:name="CreateProject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ProjectUCP.B1" style:family="table-cell">
      <style:table-cell-properties fo:background-color="transparent" fo:padding="0.0382in" fo:border="0.05pt solid #000000">
        <style:background-image/>
      </style:table-cell-properties>
    </style:style>
    <style:style style:name="CreateProject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CreateProject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reateProjectMS" style:family="table">
      <style:table-properties style:width="6.925in" table:align="margins"/>
    </style:style>
    <style:style style:name="CreateProjectMS.A" style:family="table-column">
      <style:table-column-properties style:column-width="0.9292in" style:rel-column-width="8793*"/>
    </style:style>
    <style:style style:name="CreateProjectMS.B" style:family="table-column">
      <style:table-column-properties style:column-width="4.3542in" style:rel-column-width="41205*"/>
    </style:style>
    <style:style style:name="CreateProjectMS.C" style:family="table-column">
      <style:table-column-properties style:column-width="1.6417in" style:rel-column-width="15537*"/>
    </style:style>
    <style:style style:name="CreateProjectM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ProjectMS.C1" style:family="table-cell">
      <style:table-cell-properties fo:background-color="#dddddd" fo:padding="0.0382in" fo:border="0.05pt solid #000000">
        <style:background-image/>
      </style:table-cell-properties>
    </style:style>
    <style:style style:name="CreateProjectM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2" style:family="table-cell">
      <style:table-cell-properties fo:padding="0.0382in" fo:border-left="0.05pt solid #000000" fo:border-right="none" fo:border-top="none" fo:border-bottom="0.05pt solid #000000"/>
    </style:style>
    <style:style style:name="CreateProjectMS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M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3" style:family="table-cell">
      <style:table-cell-properties fo:padding="0.0382in" fo:border-left="0.05pt solid #000000" fo:border-right="none" fo:border-top="none" fo:border-bottom="0.05pt solid #000000"/>
    </style:style>
    <style:style style:name="CreateProjectMS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M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4" style:family="table-cell">
      <style:table-cell-properties fo:padding="0.0382in" fo:border-left="0.05pt solid #000000" fo:border-right="none" fo:border-top="none" fo:border-bottom="0.05pt solid #000000"/>
    </style:style>
    <style:style style:name="CreateProjectMS.C4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M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5" style:family="table-cell">
      <style:table-cell-properties fo:padding="0.0382in" fo:border-left="0.05pt solid #000000" fo:border-right="none" fo:border-top="none" fo:border-bottom="0.05pt solid #000000"/>
    </style:style>
    <style:style style:name="CreateProjectMS.C5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M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6" style:family="table-cell">
      <style:table-cell-properties fo:padding="0.0382in" fo:border-left="0.05pt solid #000000" fo:border-right="none" fo:border-top="none" fo:border-bottom="0.05pt solid #000000"/>
    </style:style>
    <style:style style:name="CreateProjectMS.C6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a" style:family="table">
      <style:table-properties style:width="6.925in" table:align="margins"/>
    </style:style>
    <style:style style:name="CreateProjectAF3a.A" style:family="table-column">
      <style:table-column-properties style:column-width="0.9292in" style:rel-column-width="8793*"/>
    </style:style>
    <style:style style:name="CreateProjectAF3a.B" style:family="table-column">
      <style:table-column-properties style:column-width="4.3542in" style:rel-column-width="41205*"/>
    </style:style>
    <style:style style:name="CreateProjectAF3a.C" style:family="table-column">
      <style:table-column-properties style:column-width="1.6417in" style:rel-column-width="15537*"/>
    </style:style>
    <style:style style:name="CreateProjectAF3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ProjectAF3a.C1" style:family="table-cell">
      <style:table-cell-properties fo:background-color="#dddddd" fo:padding="0.0382in" fo:border="0.05pt solid #000000">
        <style:background-image/>
      </style:table-cell-properties>
    </style:style>
    <style:style style:name="CreateProjectAF3a.A2" style:family="table-cell">
      <style:table-cell-properties fo:padding="0.0382in" fo:border-left="0.05pt solid #000000" fo:border-right="none" fo:border-top="none" fo:border-bottom="0.05pt solid #000000"/>
    </style:style>
    <style:style style:name="CreateProjectAF3a.B2" style:family="table-cell">
      <style:table-cell-properties fo:padding="0.0382in" fo:border-left="0.05pt solid #000000" fo:border-right="none" fo:border-top="none" fo:border-bottom="0.05pt solid #000000"/>
    </style:style>
    <style:style style:name="CreateProjectAF3a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a.A3" style:family="table-cell">
      <style:table-cell-properties fo:padding="0.0382in" fo:border-left="0.05pt solid #000000" fo:border-right="none" fo:border-top="none" fo:border-bottom="0.05pt solid #000000"/>
    </style:style>
    <style:style style:name="CreateProjectAF3a.B3" style:family="table-cell">
      <style:table-cell-properties fo:padding="0.0382in" fo:border-left="0.05pt solid #000000" fo:border-right="none" fo:border-top="none" fo:border-bottom="0.05pt solid #000000"/>
    </style:style>
    <style:style style:name="CreateProjectAF3a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b" style:family="table">
      <style:table-properties style:width="6.925in" table:align="margins"/>
    </style:style>
    <style:style style:name="CreateProjectAF3b.A" style:family="table-column">
      <style:table-column-properties style:column-width="0.9292in" style:rel-column-width="8793*"/>
    </style:style>
    <style:style style:name="CreateProjectAF3b.B" style:family="table-column">
      <style:table-column-properties style:column-width="4.3542in" style:rel-column-width="41205*"/>
    </style:style>
    <style:style style:name="CreateProjectAF3b.C" style:family="table-column">
      <style:table-column-properties style:column-width="1.6417in" style:rel-column-width="15537*"/>
    </style:style>
    <style:style style:name="CreateProjectAF3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ProjectAF3b.C1" style:family="table-cell">
      <style:table-cell-properties fo:background-color="#dddddd" fo:padding="0.0382in" fo:border="0.05pt solid #000000">
        <style:background-image/>
      </style:table-cell-properties>
    </style:style>
    <style:style style:name="CreateProjectAF3b.A2" style:family="table-cell">
      <style:table-cell-properties fo:padding="0.0382in" fo:border-left="0.05pt solid #000000" fo:border-right="none" fo:border-top="none" fo:border-bottom="0.05pt solid #000000"/>
    </style:style>
    <style:style style:name="CreateProjectAF3b.B2" style:family="table-cell">
      <style:table-cell-properties fo:padding="0.0382in" fo:border-left="0.05pt solid #000000" fo:border-right="none" fo:border-top="none" fo:border-bottom="0.05pt solid #000000"/>
    </style:style>
    <style:style style:name="CreateProjectAF3b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b.A3" style:family="table-cell">
      <style:table-cell-properties fo:padding="0.0382in" fo:border-left="0.05pt solid #000000" fo:border-right="none" fo:border-top="none" fo:border-bottom="0.05pt solid #000000"/>
    </style:style>
    <style:style style:name="CreateProjectAF3b.B3" style:family="table-cell">
      <style:table-cell-properties fo:padding="0.0382in" fo:border-left="0.05pt solid #000000" fo:border-right="none" fo:border-top="none" fo:border-bottom="0.05pt solid #000000"/>
    </style:style>
    <style:style style:name="CreateProjectAF3b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b.A4" style:family="table-cell">
      <style:table-cell-properties fo:padding="0.0382in" fo:border-left="0.05pt solid #000000" fo:border-right="none" fo:border-top="none" fo:border-bottom="0.05pt solid #000000"/>
    </style:style>
    <style:style style:name="CreateProjectAF3b.B4" style:family="table-cell">
      <style:table-cell-properties fo:padding="0.0382in" fo:border-left="0.05pt solid #000000" fo:border-right="none" fo:border-top="none" fo:border-bottom="0.05pt solid #000000"/>
    </style:style>
    <style:style style:name="CreateProjectAF3b.C4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UCP" style:family="table">
      <style:table-properties style:width="6.925in" table:align="margins"/>
    </style:style>
    <style:style style:name="InitializeProjectUCP.A" style:family="table-column">
      <style:table-column-properties style:column-width="2.0431in" style:rel-column-width="19334*"/>
    </style:style>
    <style:style style:name="InitializeProjectUCP.B" style:family="table-column">
      <style:table-column-properties style:column-width="4.8819in" style:rel-column-width="46201*"/>
    </style:style>
    <style:style style:name="InitializeProject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ProjectUCP.B1" style:family="table-cell">
      <style:table-cell-properties fo:background-color="transparent" fo:padding="0.0382in" fo:border="0.05pt solid #000000">
        <style:background-image/>
      </style:table-cell-properties>
    </style:style>
    <style:style style:name="InitializeProject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InitializeProject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InitializeProjectMSS" style:family="table">
      <style:table-properties style:width="6.925in" table:align="margins"/>
    </style:style>
    <style:style style:name="InitializeProjectMSS.A" style:family="table-column">
      <style:table-column-properties style:column-width="0.9292in" style:rel-column-width="8793*"/>
    </style:style>
    <style:style style:name="InitializeProjectMSS.B" style:family="table-column">
      <style:table-column-properties style:column-width="4.3542in" style:rel-column-width="41205*"/>
    </style:style>
    <style:style style:name="InitializeProjectMSS.C" style:family="table-column">
      <style:table-column-properties style:column-width="1.6417in" style:rel-column-width="15537*"/>
    </style:style>
    <style:style style:name="InitializeProject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ProjectMSS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Project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2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3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4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5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6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a" style:family="table">
      <style:table-properties style:width="6.925in" table:align="margins"/>
    </style:style>
    <style:style style:name="InitializeProjectAF2a.A" style:family="table-column">
      <style:table-column-properties style:column-width="0.9292in" style:rel-column-width="8793*"/>
    </style:style>
    <style:style style:name="InitializeProjectAF2a.B" style:family="table-column">
      <style:table-column-properties style:column-width="4.3542in" style:rel-column-width="41205*"/>
    </style:style>
    <style:style style:name="InitializeProjectAF2a.C" style:family="table-column">
      <style:table-column-properties style:column-width="1.6417in" style:rel-column-width="15537*"/>
    </style:style>
    <style:style style:name="InitializeProjectAF2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ProjectAF2a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ProjectAF2a.A2" style:family="table-cell">
      <style:table-cell-properties fo:padding="0.0382in" fo:border-left="0.05pt solid #000000" fo:border-right="none" fo:border-top="none" fo:border-bottom="0.05pt solid #000000"/>
    </style:style>
    <style:style style:name="InitializeProjectAF2a.B2" style:family="table-cell">
      <style:table-cell-properties fo:padding="0.0382in" fo:border-left="0.05pt solid #000000" fo:border-right="none" fo:border-top="none" fo:border-bottom="0.05pt solid #000000"/>
    </style:style>
    <style:style style:name="InitializeProjectAF2a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a.A3" style:family="table-cell">
      <style:table-cell-properties fo:padding="0.0382in" fo:border-left="0.05pt solid #000000" fo:border-right="none" fo:border-top="none" fo:border-bottom="0.05pt solid #000000"/>
    </style:style>
    <style:style style:name="InitializeProjectAF2a.B3" style:family="table-cell">
      <style:table-cell-properties fo:padding="0.0382in" fo:border-left="0.05pt solid #000000" fo:border-right="none" fo:border-top="none" fo:border-bottom="0.05pt solid #000000"/>
    </style:style>
    <style:style style:name="InitializeProjectAF2a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b" style:family="table">
      <style:table-properties style:width="6.925in" table:align="margins"/>
    </style:style>
    <style:style style:name="InitializeProjectAF2b.A" style:family="table-column">
      <style:table-column-properties style:column-width="0.9292in" style:rel-column-width="8793*"/>
    </style:style>
    <style:style style:name="InitializeProjectAF2b.B" style:family="table-column">
      <style:table-column-properties style:column-width="4.3542in" style:rel-column-width="41205*"/>
    </style:style>
    <style:style style:name="InitializeProjectAF2b.C" style:family="table-column">
      <style:table-column-properties style:column-width="1.6417in" style:rel-column-width="15537*"/>
    </style:style>
    <style:style style:name="InitializeProjectAF2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ProjectAF2b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ProjectAF2b.A2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B2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b.A3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B3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b.A4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B4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UPC" style:family="table">
      <style:table-properties style:width="6.925in" table:align="margins"/>
    </style:style>
    <style:style style:name="EditProjectDetailsUPC.A" style:family="table-column">
      <style:table-column-properties style:column-width="2.0431in" style:rel-column-width="19334*"/>
    </style:style>
    <style:style style:name="EditProjectDetailsUPC.B" style:family="table-column">
      <style:table-column-properties style:column-width="4.8819in" style:rel-column-width="46201*"/>
    </style:style>
    <style:style style:name="EditProjectDetailsUPC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ProjectDetailsUPC.B1" style:family="table-cell">
      <style:table-cell-properties fo:background-color="transparent" fo:padding="0.0382in" fo:border="0.05pt solid #000000">
        <style:background-image/>
      </style:table-cell-properties>
    </style:style>
    <style:style style:name="EditProjectDetailsUPC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EditProjectDetailsUPC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ditProjectDetailsMSS" style:family="table">
      <style:table-properties style:width="6.925in" table:align="margins"/>
    </style:style>
    <style:style style:name="EditProjectDetailsMSS.A" style:family="table-column">
      <style:table-column-properties style:column-width="0.9292in" style:rel-column-width="8793*"/>
    </style:style>
    <style:style style:name="EditProjectDetailsMSS.B" style:family="table-column">
      <style:table-column-properties style:column-width="4.3542in" style:rel-column-width="41205*"/>
    </style:style>
    <style:style style:name="EditProjectDetailsMSS.C" style:family="table-column">
      <style:table-column-properties style:column-width="1.6417in" style:rel-column-width="15537*"/>
    </style:style>
    <style:style style:name="EditProjectDetails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ProjectDetailsMSS.C1" style:family="table-cell">
      <style:table-cell-properties fo:background-color="#dddddd" fo:padding="0.0382in" fo:border="0.05pt solid #000000">
        <style:background-image/>
      </style:table-cell-properties>
    </style:style>
    <style:style style:name="EditProjectDetails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2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3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4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5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6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a" style:family="table">
      <style:table-properties style:width="6.925in" table:align="margins"/>
    </style:style>
    <style:style style:name="EditProjectDetailsAF2a.A" style:family="table-column">
      <style:table-column-properties style:column-width="0.9292in" style:rel-column-width="8793*"/>
    </style:style>
    <style:style style:name="EditProjectDetailsAF2a.B" style:family="table-column">
      <style:table-column-properties style:column-width="4.3542in" style:rel-column-width="41205*"/>
    </style:style>
    <style:style style:name="EditProjectDetailsAF2a.C" style:family="table-column">
      <style:table-column-properties style:column-width="1.6417in" style:rel-column-width="15537*"/>
    </style:style>
    <style:style style:name="EditProjectDetailsAF2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ProjectDetailsAF2a.C1" style:family="table-cell">
      <style:table-cell-properties fo:background-color="#dddddd" fo:padding="0.0382in" fo:border="0.05pt solid #000000">
        <style:background-image/>
      </style:table-cell-properties>
    </style:style>
    <style:style style:name="EditProjectDetailsAF2a.A2" style:family="table-cell">
      <style:table-cell-properties fo:padding="0.0382in" fo:border-left="0.05pt solid #000000" fo:border-right="none" fo:border-top="none" fo:border-bottom="0.05pt solid #000000"/>
    </style:style>
    <style:style style:name="EditProjectDetailsAF2a.B2" style:family="table-cell">
      <style:table-cell-properties fo:padding="0.0382in" fo:border-left="0.05pt solid #000000" fo:border-right="none" fo:border-top="none" fo:border-bottom="0.05pt solid #000000"/>
    </style:style>
    <style:style style:name="EditProjectDetailsAF2a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a.A3" style:family="table-cell">
      <style:table-cell-properties fo:padding="0.0382in" fo:border-left="0.05pt solid #000000" fo:border-right="none" fo:border-top="none" fo:border-bottom="0.05pt solid #000000"/>
    </style:style>
    <style:style style:name="EditProjectDetailsAF2a.B3" style:family="table-cell">
      <style:table-cell-properties fo:padding="0.0382in" fo:border-left="0.05pt solid #000000" fo:border-right="none" fo:border-top="none" fo:border-bottom="0.05pt solid #000000"/>
    </style:style>
    <style:style style:name="EditProjectDetailsAF2a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b" style:family="table">
      <style:table-properties style:width="6.925in" table:align="margins"/>
    </style:style>
    <style:style style:name="EditProjectDetailsAF2b.A" style:family="table-column">
      <style:table-column-properties style:column-width="0.9292in" style:rel-column-width="8793*"/>
    </style:style>
    <style:style style:name="EditProjectDetailsAF2b.B" style:family="table-column">
      <style:table-column-properties style:column-width="4.3542in" style:rel-column-width="41205*"/>
    </style:style>
    <style:style style:name="EditProjectDetailsAF2b.C" style:family="table-column">
      <style:table-column-properties style:column-width="1.6417in" style:rel-column-width="15537*"/>
    </style:style>
    <style:style style:name="EditProjectDetailsAF2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ProjectDetailsAF2b.C1" style:family="table-cell">
      <style:table-cell-properties fo:background-color="#dddddd" fo:padding="0.0382in" fo:border="0.05pt solid #000000">
        <style:background-image/>
      </style:table-cell-properties>
    </style:style>
    <style:style style:name="EditProjectDetailsAF2b.A2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B2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b.A3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B3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b.A4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B4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C4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UCP" style:family="table">
      <style:table-properties style:width="6.925in" table:align="margins"/>
    </style:style>
    <style:style style:name="CreateActivityUCP.A" style:family="table-column">
      <style:table-column-properties style:column-width="2.0431in" style:rel-column-width="19334*"/>
    </style:style>
    <style:style style:name="CreateActivityUCP.B" style:family="table-column">
      <style:table-column-properties style:column-width="4.8819in" style:rel-column-width="46201*"/>
    </style:style>
    <style:style style:name="CreateActivity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ActivityUCP.B1" style:family="table-cell">
      <style:table-cell-properties fo:background-color="transparent" fo:padding="0.0382in" fo:border="0.05pt solid #000000">
        <style:background-image/>
      </style:table-cell-properties>
    </style:style>
    <style:style style:name="CreateActivity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CreateActivity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reateActivityMSS" style:family="table">
      <style:table-properties style:width="6.925in" table:align="margins"/>
    </style:style>
    <style:style style:name="CreateActivityMSS.A" style:family="table-column">
      <style:table-column-properties style:column-width="0.9292in" style:rel-column-width="8793*"/>
    </style:style>
    <style:style style:name="CreateActivityMSS.B" style:family="table-column">
      <style:table-column-properties style:column-width="4.3542in" style:rel-column-width="41205*"/>
    </style:style>
    <style:style style:name="CreateActivityMSS.C" style:family="table-column">
      <style:table-column-properties style:column-width="1.6417in" style:rel-column-width="15537*"/>
    </style:style>
    <style:style style:name="CreateActivity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ActivityMSS.C1" style:family="table-cell">
      <style:table-cell-properties fo:background-color="#dddddd" fo:padding="0.0382in" fo:border="0.05pt solid #000000">
        <style:background-image/>
      </style:table-cell-properties>
    </style:style>
    <style:style style:name="CreateActivity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2" style:family="table-cell">
      <style:table-cell-properties fo:padding="0.0382in" fo:border-left="0.05pt solid #000000" fo:border-right="none" fo:border-top="none" fo:border-bottom="0.05pt solid #000000"/>
    </style:style>
    <style:style style:name="CreateActivity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3" style:family="table-cell">
      <style:table-cell-properties fo:padding="0.0382in" fo:border-left="0.05pt solid #000000" fo:border-right="none" fo:border-top="none" fo:border-bottom="0.05pt solid #000000"/>
    </style:style>
    <style:style style:name="CreateActivity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4" style:family="table-cell">
      <style:table-cell-properties fo:padding="0.0382in" fo:border-left="0.05pt solid #000000" fo:border-right="none" fo:border-top="none" fo:border-bottom="0.05pt solid #000000"/>
    </style:style>
    <style:style style:name="CreateActivity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5" style:family="table-cell">
      <style:table-cell-properties fo:padding="0.0382in" fo:border-left="0.05pt solid #000000" fo:border-right="none" fo:border-top="none" fo:border-bottom="0.05pt solid #000000"/>
    </style:style>
    <style:style style:name="CreateActivity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6" style:family="table-cell">
      <style:table-cell-properties fo:padding="0.0382in" fo:border-left="0.05pt solid #000000" fo:border-right="none" fo:border-top="none" fo:border-bottom="0.05pt solid #000000"/>
    </style:style>
    <style:style style:name="CreateActivity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a" style:family="table">
      <style:table-properties style:width="6.925in" table:align="margins"/>
    </style:style>
    <style:style style:name="CreateActivityAF3a.A" style:family="table-column">
      <style:table-column-properties style:column-width="0.9292in" style:rel-column-width="8793*"/>
    </style:style>
    <style:style style:name="CreateActivityAF3a.B" style:family="table-column">
      <style:table-column-properties style:column-width="4.3542in" style:rel-column-width="41205*"/>
    </style:style>
    <style:style style:name="CreateActivityAF3a.C" style:family="table-column">
      <style:table-column-properties style:column-width="1.6417in" style:rel-column-width="15537*"/>
    </style:style>
    <style:style style:name="CreateActivityAF3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ActivityAF3a.C1" style:family="table-cell">
      <style:table-cell-properties fo:background-color="#dddddd" fo:padding="0.0382in" fo:border="0.05pt solid #000000">
        <style:background-image/>
      </style:table-cell-properties>
    </style:style>
    <style:style style:name="CreateActivityAF3a.A2" style:family="table-cell">
      <style:table-cell-properties fo:padding="0.0382in" fo:border-left="0.05pt solid #000000" fo:border-right="none" fo:border-top="none" fo:border-bottom="0.05pt solid #000000"/>
    </style:style>
    <style:style style:name="CreateActivityAF3a.B2" style:family="table-cell">
      <style:table-cell-properties fo:padding="0.0382in" fo:border-left="0.05pt solid #000000" fo:border-right="none" fo:border-top="none" fo:border-bottom="0.05pt solid #000000"/>
    </style:style>
    <style:style style:name="CreateActivityAF3a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a.A3" style:family="table-cell">
      <style:table-cell-properties fo:padding="0.0382in" fo:border-left="0.05pt solid #000000" fo:border-right="none" fo:border-top="none" fo:border-bottom="0.05pt solid #000000"/>
    </style:style>
    <style:style style:name="CreateActivityAF3a.B3" style:family="table-cell">
      <style:table-cell-properties fo:padding="0.0382in" fo:border-left="0.05pt solid #000000" fo:border-right="none" fo:border-top="none" fo:border-bottom="0.05pt solid #000000"/>
    </style:style>
    <style:style style:name="CreateActivityAF3a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b" style:family="table">
      <style:table-properties style:width="6.925in" table:align="margins"/>
    </style:style>
    <style:style style:name="CreateActivityAF3b.A" style:family="table-column">
      <style:table-column-properties style:column-width="0.9292in" style:rel-column-width="8793*"/>
    </style:style>
    <style:style style:name="CreateActivityAF3b.B" style:family="table-column">
      <style:table-column-properties style:column-width="4.3542in" style:rel-column-width="41205*"/>
    </style:style>
    <style:style style:name="CreateActivityAF3b.C" style:family="table-column">
      <style:table-column-properties style:column-width="1.6417in" style:rel-column-width="15537*"/>
    </style:style>
    <style:style style:name="CreateActivityAF3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ActivityAF3b.C1" style:family="table-cell">
      <style:table-cell-properties fo:background-color="#dddddd" fo:padding="0.0382in" fo:border="0.05pt solid #000000">
        <style:background-image/>
      </style:table-cell-properties>
    </style:style>
    <style:style style:name="CreateActivityAF3b.A2" style:family="table-cell">
      <style:table-cell-properties fo:padding="0.0382in" fo:border-left="0.05pt solid #000000" fo:border-right="none" fo:border-top="none" fo:border-bottom="0.05pt solid #000000"/>
    </style:style>
    <style:style style:name="CreateActivityAF3b.B2" style:family="table-cell">
      <style:table-cell-properties fo:padding="0.0382in" fo:border-left="0.05pt solid #000000" fo:border-right="none" fo:border-top="none" fo:border-bottom="0.05pt solid #000000"/>
    </style:style>
    <style:style style:name="CreateActivityAF3b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b.A3" style:family="table-cell">
      <style:table-cell-properties fo:padding="0.0382in" fo:border-left="0.05pt solid #000000" fo:border-right="none" fo:border-top="none" fo:border-bottom="0.05pt solid #000000"/>
    </style:style>
    <style:style style:name="CreateActivityAF3b.B3" style:family="table-cell">
      <style:table-cell-properties fo:padding="0.0382in" fo:border-left="0.05pt solid #000000" fo:border-right="none" fo:border-top="none" fo:border-bottom="0.05pt solid #000000"/>
    </style:style>
    <style:style style:name="CreateActivityAF3b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b.A4" style:family="table-cell">
      <style:table-cell-properties fo:padding="0.0382in" fo:border-left="0.05pt solid #000000" fo:border-right="none" fo:border-top="none" fo:border-bottom="0.05pt solid #000000"/>
    </style:style>
    <style:style style:name="CreateActivityAF3b.B4" style:family="table-cell">
      <style:table-cell-properties fo:padding="0.0382in" fo:border-left="0.05pt solid #000000" fo:border-right="none" fo:border-top="none" fo:border-bottom="0.05pt solid #000000"/>
    </style:style>
    <style:style style:name="CreateActivityAF3b.C4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UPC" style:family="table">
      <style:table-properties style:width="6.925in" table:align="margins"/>
    </style:style>
    <style:style style:name="InitializeActivityUPC.A" style:family="table-column">
      <style:table-column-properties style:column-width="2.0431in" style:rel-column-width="19334*"/>
    </style:style>
    <style:style style:name="InitializeActivityUPC.B" style:family="table-column">
      <style:table-column-properties style:column-width="4.8819in" style:rel-column-width="46201*"/>
    </style:style>
    <style:style style:name="InitializeActivityUPC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ActivityUPC.B1" style:family="table-cell">
      <style:table-cell-properties fo:background-color="transparent" fo:padding="0.0382in" fo:border="0.05pt solid #000000">
        <style:background-image/>
      </style:table-cell-properties>
    </style:style>
    <style:style style:name="InitializeActivityUPC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InitializeActivityUPC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InitializeActivityMSS" style:family="table">
      <style:table-properties style:width="6.925in" table:align="margins"/>
    </style:style>
    <style:style style:name="InitializeActivityMSS.A" style:family="table-column">
      <style:table-column-properties style:column-width="0.9292in" style:rel-column-width="8793*"/>
    </style:style>
    <style:style style:name="InitializeActivityMSS.B" style:family="table-column">
      <style:table-column-properties style:column-width="4.3542in" style:rel-column-width="41205*"/>
    </style:style>
    <style:style style:name="InitializeActivityMSS.C" style:family="table-column">
      <style:table-column-properties style:column-width="1.6417in" style:rel-column-width="15537*"/>
    </style:style>
    <style:style style:name="InitializeActivity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ActivityMSS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Activity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2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3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4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5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6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a" style:family="table">
      <style:table-properties style:width="6.925in" table:align="margins"/>
    </style:style>
    <style:style style:name="InitializeActivityAF2a.A" style:family="table-column">
      <style:table-column-properties style:column-width="0.9292in" style:rel-column-width="8793*"/>
    </style:style>
    <style:style style:name="InitializeActivityAF2a.B" style:family="table-column">
      <style:table-column-properties style:column-width="4.3542in" style:rel-column-width="41205*"/>
    </style:style>
    <style:style style:name="InitializeActivityAF2a.C" style:family="table-column">
      <style:table-column-properties style:column-width="1.6417in" style:rel-column-width="15537*"/>
    </style:style>
    <style:style style:name="InitializeActivityAF2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ActivityAF2a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ActivityAF2a.A2" style:family="table-cell">
      <style:table-cell-properties fo:padding="0.0382in" fo:border-left="0.05pt solid #000000" fo:border-right="none" fo:border-top="none" fo:border-bottom="0.05pt solid #000000"/>
    </style:style>
    <style:style style:name="InitializeActivityAF2a.B2" style:family="table-cell">
      <style:table-cell-properties fo:padding="0.0382in" fo:border-left="0.05pt solid #000000" fo:border-right="none" fo:border-top="none" fo:border-bottom="0.05pt solid #000000"/>
    </style:style>
    <style:style style:name="InitializeActivityAF2a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a.A3" style:family="table-cell">
      <style:table-cell-properties fo:padding="0.0382in" fo:border-left="0.05pt solid #000000" fo:border-right="none" fo:border-top="none" fo:border-bottom="0.05pt solid #000000"/>
    </style:style>
    <style:style style:name="InitializeActivityAF2a.B3" style:family="table-cell">
      <style:table-cell-properties fo:padding="0.0382in" fo:border-left="0.05pt solid #000000" fo:border-right="none" fo:border-top="none" fo:border-bottom="0.05pt solid #000000"/>
    </style:style>
    <style:style style:name="InitializeActivityAF2a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b" style:family="table">
      <style:table-properties style:width="6.925in" table:align="margins"/>
    </style:style>
    <style:style style:name="InitializeActivityAF2b.A" style:family="table-column">
      <style:table-column-properties style:column-width="0.9292in" style:rel-column-width="8793*"/>
    </style:style>
    <style:style style:name="InitializeActivityAF2b.B" style:family="table-column">
      <style:table-column-properties style:column-width="4.3542in" style:rel-column-width="41205*"/>
    </style:style>
    <style:style style:name="InitializeActivityAF2b.C" style:family="table-column">
      <style:table-column-properties style:column-width="1.6417in" style:rel-column-width="15537*"/>
    </style:style>
    <style:style style:name="InitializeActivityAF2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ActivityAF2b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ActivityAF2b.A2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B2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b.A3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B3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b.A4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B4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C4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UCP" style:family="table">
      <style:table-properties style:width="6.925in" table:align="margins"/>
    </style:style>
    <style:style style:name="AddResourceUCP.A" style:family="table-column">
      <style:table-column-properties style:column-width="2.0431in" style:rel-column-width="19334*"/>
    </style:style>
    <style:style style:name="AddResourceUCP.B" style:family="table-column">
      <style:table-column-properties style:column-width="4.8819in" style:rel-column-width="46201*"/>
    </style:style>
    <style:style style:name="AddResource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ourceUCP.B1" style:family="table-cell">
      <style:table-cell-properties fo:background-color="transparent" fo:padding="0.0382in" fo:border="0.05pt solid #000000">
        <style:background-image/>
      </style:table-cell-properties>
    </style:style>
    <style:style style:name="AddResource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AddResource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ddResourceMSS" style:family="table">
      <style:table-properties style:width="6.925in" table:align="margins"/>
    </style:style>
    <style:style style:name="AddResourceMSS.A" style:family="table-column">
      <style:table-column-properties style:column-width="0.9292in" style:rel-column-width="8793*"/>
    </style:style>
    <style:style style:name="AddResourceMSS.B" style:family="table-column">
      <style:table-column-properties style:column-width="4.3542in" style:rel-column-width="41205*"/>
    </style:style>
    <style:style style:name="AddResourceMSS.C" style:family="table-column">
      <style:table-column-properties style:column-width="1.6417in" style:rel-column-width="15537*"/>
    </style:style>
    <style:style style:name="AddResource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ourceMSS.C1" style:family="table-cell">
      <style:table-cell-properties fo:background-color="#dddddd" fo:padding="0.0382in" fo:border="0.05pt solid #000000">
        <style:background-image/>
      </style:table-cell-properties>
    </style:style>
    <style:style style:name="AddResource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2" style:family="table-cell">
      <style:table-cell-properties fo:padding="0.0382in" fo:border-left="0.05pt solid #000000" fo:border-right="none" fo:border-top="none" fo:border-bottom="0.05pt solid #000000"/>
    </style:style>
    <style:style style:name="AddResource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3" style:family="table-cell">
      <style:table-cell-properties fo:padding="0.0382in" fo:border-left="0.05pt solid #000000" fo:border-right="none" fo:border-top="none" fo:border-bottom="0.05pt solid #000000"/>
    </style:style>
    <style:style style:name="AddResource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4" style:family="table-cell">
      <style:table-cell-properties fo:padding="0.0382in" fo:border-left="0.05pt solid #000000" fo:border-right="none" fo:border-top="none" fo:border-bottom="0.05pt solid #000000"/>
    </style:style>
    <style:style style:name="AddResource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5" style:family="table-cell">
      <style:table-cell-properties fo:padding="0.0382in" fo:border-left="0.05pt solid #000000" fo:border-right="none" fo:border-top="none" fo:border-bottom="0.05pt solid #000000"/>
    </style:style>
    <style:style style:name="AddResource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6" style:family="table-cell">
      <style:table-cell-properties fo:padding="0.0382in" fo:border-left="0.05pt solid #000000" fo:border-right="none" fo:border-top="none" fo:border-bottom="0.05pt solid #000000"/>
    </style:style>
    <style:style style:name="AddResource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7" style:family="table-cell">
      <style:table-cell-properties fo:padding="0.0382in" fo:border-left="0.05pt solid #000000" fo:border-right="none" fo:border-top="none" fo:border-bottom="0.05pt solid #000000"/>
    </style:style>
    <style:style style:name="AddResourceMSS.C7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UCP" style:family="table">
      <style:table-properties style:width="6.925in" table:align="margins"/>
    </style:style>
    <style:style style:name="RemoveResourceUCP.A" style:family="table-column">
      <style:table-column-properties style:column-width="2.0431in" style:rel-column-width="19334*"/>
    </style:style>
    <style:style style:name="RemoveResourceUCP.B" style:family="table-column">
      <style:table-column-properties style:column-width="4.8819in" style:rel-column-width="46201*"/>
    </style:style>
    <style:style style:name="RemoveResource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RemoveResourceUCP.B1" style:family="table-cell">
      <style:table-cell-properties fo:background-color="transparent" fo:padding="0.0382in" fo:border="0.05pt solid #000000">
        <style:background-image/>
      </style:table-cell-properties>
    </style:style>
    <style:style style:name="RemoveResource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RemoveResource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RemoveResourceMSS" style:family="table">
      <style:table-properties style:width="6.925in" table:align="margins"/>
    </style:style>
    <style:style style:name="RemoveResourceMSS.A" style:family="table-column">
      <style:table-column-properties style:column-width="0.9292in" style:rel-column-width="8793*"/>
    </style:style>
    <style:style style:name="RemoveResourceMSS.B" style:family="table-column">
      <style:table-column-properties style:column-width="4.3542in" style:rel-column-width="41205*"/>
    </style:style>
    <style:style style:name="RemoveResourceMSS.C" style:family="table-column">
      <style:table-column-properties style:column-width="1.6417in" style:rel-column-width="15537*"/>
    </style:style>
    <style:style style:name="RemoveResource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RemoveResourceMSS.C1" style:family="table-cell">
      <style:table-cell-properties fo:background-color="#dddddd" fo:padding="0.0382in" fo:border="0.05pt solid #000000">
        <style:background-image/>
      </style:table-cell-properties>
    </style:style>
    <style:style style:name="RemoveResource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2" style:family="table-cell">
      <style:table-cell-properties fo:padding="0.0382in" fo:border-left="0.05pt solid #000000" fo:border-right="none" fo:border-top="none" fo:border-bottom="0.05pt solid #000000"/>
    </style:style>
    <style:style style:name="RemoveResource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3" style:family="table-cell">
      <style:table-cell-properties fo:padding="0.0382in" fo:border-left="0.05pt solid #000000" fo:border-right="none" fo:border-top="none" fo:border-bottom="0.05pt solid #000000"/>
    </style:style>
    <style:style style:name="RemoveResource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4" style:family="table-cell">
      <style:table-cell-properties fo:padding="0.0382in" fo:border-left="0.05pt solid #000000" fo:border-right="none" fo:border-top="none" fo:border-bottom="0.05pt solid #000000"/>
    </style:style>
    <style:style style:name="RemoveResource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5" style:family="table-cell">
      <style:table-cell-properties fo:padding="0.0382in" fo:border-left="0.05pt solid #000000" fo:border-right="none" fo:border-top="none" fo:border-bottom="0.05pt solid #000000"/>
    </style:style>
    <style:style style:name="RemoveResource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6" style:family="table-cell">
      <style:table-cell-properties fo:padding="0.0382in" fo:border-left="0.05pt solid #000000" fo:border-right="none" fo:border-top="none" fo:border-bottom="0.05pt solid #000000"/>
    </style:style>
    <style:style style:name="RemoveResource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7" style:family="table-cell">
      <style:table-cell-properties fo:padding="0.0382in" fo:border-left="0.05pt solid #000000" fo:border-right="none" fo:border-top="none" fo:border-bottom="0.05pt solid #000000"/>
    </style:style>
    <style:style style:name="RemoveResourceMSS.C7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UCP" style:family="table">
      <style:table-properties style:width="6.925in" table:align="margins"/>
    </style:style>
    <style:style style:name="EditCostUCP.A" style:family="table-column">
      <style:table-column-properties style:column-width="2.0431in" style:rel-column-width="19334*"/>
    </style:style>
    <style:style style:name="EditCostUCP.B" style:family="table-column">
      <style:table-column-properties style:column-width="4.8819in" style:rel-column-width="46201*"/>
    </style:style>
    <style:style style:name="EditCost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CostUCP.B1" style:family="table-cell">
      <style:table-cell-properties fo:background-color="transparent" fo:padding="0.0382in" fo:border="0.05pt solid #000000">
        <style:background-image/>
      </style:table-cell-properties>
    </style:style>
    <style:style style:name="EditCost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EditCost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ditCostMSS" style:family="table">
      <style:table-properties style:width="6.925in" table:align="margins"/>
    </style:style>
    <style:style style:name="EditCostMSS.A" style:family="table-column">
      <style:table-column-properties style:column-width="0.9292in" style:rel-column-width="8793*"/>
    </style:style>
    <style:style style:name="EditCostMSS.B" style:family="table-column">
      <style:table-column-properties style:column-width="4.3542in" style:rel-column-width="41205*"/>
    </style:style>
    <style:style style:name="EditCostMSS.C" style:family="table-column">
      <style:table-column-properties style:column-width="1.6417in" style:rel-column-width="15537*"/>
    </style:style>
    <style:style style:name="EditCost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CostMSS.C1" style:family="table-cell">
      <style:table-cell-properties fo:background-color="#dddddd" fo:padding="0.0382in" fo:border="0.05pt solid #000000">
        <style:background-image/>
      </style:table-cell-properties>
    </style:style>
    <style:style style:name="EditCost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CostMSS.B2" style:family="table-cell">
      <style:table-cell-properties fo:padding="0.0382in" fo:border-left="0.05pt solid #000000" fo:border-right="none" fo:border-top="none" fo:border-bottom="0.05pt solid #000000"/>
    </style:style>
    <style:style style:name="EditCost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CostMSS.B3" style:family="table-cell">
      <style:table-cell-properties fo:padding="0.0382in" fo:border-left="0.05pt solid #000000" fo:border-right="none" fo:border-top="none" fo:border-bottom="0.05pt solid #000000"/>
    </style:style>
    <style:style style:name="EditCost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CostMSS.B4" style:family="table-cell">
      <style:table-cell-properties fo:padding="0.0382in" fo:border-left="0.05pt solid #000000" fo:border-right="none" fo:border-top="none" fo:border-bottom="0.05pt solid #000000"/>
    </style:style>
    <style:style style:name="EditCost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CostMSS.B5" style:family="table-cell">
      <style:table-cell-properties fo:padding="0.0382in" fo:border-left="0.05pt solid #000000" fo:border-right="none" fo:border-top="none" fo:border-bottom="0.05pt solid #000000"/>
    </style:style>
    <style:style style:name="EditCost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a" style:family="table">
      <style:table-properties style:width="6.925in" table:align="margins"/>
    </style:style>
    <style:style style:name="EditCostAF4a.A" style:family="table-column">
      <style:table-column-properties style:column-width="0.9292in" style:rel-column-width="8793*"/>
    </style:style>
    <style:style style:name="EditCostAF4a.B" style:family="table-column">
      <style:table-column-properties style:column-width="4.3542in" style:rel-column-width="41205*"/>
    </style:style>
    <style:style style:name="EditCostAF4a.C" style:family="table-column">
      <style:table-column-properties style:column-width="1.6417in" style:rel-column-width="15537*"/>
    </style:style>
    <style:style style:name="EditCostAF4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CostAF4a.C1" style:family="table-cell">
      <style:table-cell-properties fo:background-color="#dddddd" fo:padding="0.0382in" fo:border="0.05pt solid #000000">
        <style:background-image/>
      </style:table-cell-properties>
    </style:style>
    <style:style style:name="EditCostAF4a.A2" style:family="table-cell">
      <style:table-cell-properties fo:padding="0.0382in" fo:border-left="0.05pt solid #000000" fo:border-right="none" fo:border-top="none" fo:border-bottom="0.05pt solid #000000"/>
    </style:style>
    <style:style style:name="EditCostAF4a.B2" style:family="table-cell">
      <style:table-cell-properties fo:padding="0.0382in" fo:border-left="0.05pt solid #000000" fo:border-right="none" fo:border-top="none" fo:border-bottom="0.05pt solid #000000"/>
    </style:style>
    <style:style style:name="EditCostAF4a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a.A3" style:family="table-cell">
      <style:table-cell-properties fo:padding="0.0382in" fo:border-left="0.05pt solid #000000" fo:border-right="none" fo:border-top="none" fo:border-bottom="0.05pt solid #000000"/>
    </style:style>
    <style:style style:name="EditCostAF4a.B3" style:family="table-cell">
      <style:table-cell-properties fo:padding="0.0382in" fo:border-left="0.05pt solid #000000" fo:border-right="none" fo:border-top="none" fo:border-bottom="0.05pt solid #000000"/>
    </style:style>
    <style:style style:name="EditCostAF4a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a.A4" style:family="table-cell">
      <style:table-cell-properties fo:padding="0.0382in" fo:border-left="0.05pt solid #000000" fo:border-right="none" fo:border-top="none" fo:border-bottom="0.05pt solid #000000"/>
    </style:style>
    <style:style style:name="EditCostAF4a.B4" style:family="table-cell">
      <style:table-cell-properties fo:padding="0.0382in" fo:border-left="0.05pt solid #000000" fo:border-right="none" fo:border-top="none" fo:border-bottom="0.05pt solid #000000"/>
    </style:style>
    <style:style style:name="EditCostAF4a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b" style:family="table">
      <style:table-properties style:width="6.925in" table:align="margins"/>
    </style:style>
    <style:style style:name="EditCostAF4b.A" style:family="table-column">
      <style:table-column-properties style:column-width="0.9292in" style:rel-column-width="8793*"/>
    </style:style>
    <style:style style:name="EditCostAF4b.B" style:family="table-column">
      <style:table-column-properties style:column-width="4.3542in" style:rel-column-width="41205*"/>
    </style:style>
    <style:style style:name="EditCostAF4b.C" style:family="table-column">
      <style:table-column-properties style:column-width="1.6417in" style:rel-column-width="15537*"/>
    </style:style>
    <style:style style:name="EditCostAF4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CostAF4b.C1" style:family="table-cell">
      <style:table-cell-properties fo:background-color="#dddddd" fo:padding="0.0382in" fo:border="0.05pt solid #000000">
        <style:background-image/>
      </style:table-cell-properties>
    </style:style>
    <style:style style:name="EditCostAF4b.A2" style:family="table-cell">
      <style:table-cell-properties fo:padding="0.0382in" fo:border-left="0.05pt solid #000000" fo:border-right="none" fo:border-top="none" fo:border-bottom="0.05pt solid #000000"/>
    </style:style>
    <style:style style:name="EditCostAF4b.B2" style:family="table-cell">
      <style:table-cell-properties fo:padding="0.0382in" fo:border-left="0.05pt solid #000000" fo:border-right="none" fo:border-top="none" fo:border-bottom="0.05pt solid #000000"/>
    </style:style>
    <style:style style:name="EditCostAF4b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b.A3" style:family="table-cell">
      <style:table-cell-properties fo:padding="0.0382in" fo:border-left="0.05pt solid #000000" fo:border-right="none" fo:border-top="none" fo:border-bottom="0.05pt solid #000000"/>
    </style:style>
    <style:style style:name="EditCostAF4b.B3" style:family="table-cell">
      <style:table-cell-properties fo:padding="0.0382in" fo:border-left="0.05pt solid #000000" fo:border-right="none" fo:border-top="none" fo:border-bottom="0.05pt solid #000000"/>
    </style:style>
    <style:style style:name="EditCostAF4b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b.A4" style:family="table-cell">
      <style:table-cell-properties fo:padding="0.0382in" fo:border-left="0.05pt solid #000000" fo:border-right="none" fo:border-top="none" fo:border-bottom="0.05pt solid #000000"/>
    </style:style>
    <style:style style:name="EditCostAF4b.B4" style:family="table-cell">
      <style:table-cell-properties fo:padding="0.0382in" fo:border-left="0.05pt solid #000000" fo:border-right="none" fo:border-top="none" fo:border-bottom="0.05pt solid #000000"/>
    </style:style>
    <style:style style:name="EditCostAF4b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b.A5" style:family="table-cell">
      <style:table-cell-properties fo:padding="0.0382in" fo:border-left="0.05pt solid #000000" fo:border-right="none" fo:border-top="none" fo:border-bottom="0.05pt solid #000000"/>
    </style:style>
    <style:style style:name="EditCostAF4b.B5" style:family="table-cell">
      <style:table-cell-properties fo:padding="0.0382in" fo:border-left="0.05pt solid #000000" fo:border-right="none" fo:border-top="none" fo:border-bottom="0.05pt solid #000000"/>
    </style:style>
    <style:style style:name="EditCostAF4b.C5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UCP" style:family="table">
      <style:table-properties style:width="6.925in" table:align="margins"/>
    </style:style>
    <style:style style:name="EditDependenciesUCP.A" style:family="table-column">
      <style:table-column-properties style:column-width="2.0431in" style:rel-column-width="19334*"/>
    </style:style>
    <style:style style:name="EditDependenciesUCP.B" style:family="table-column">
      <style:table-column-properties style:column-width="4.8819in" style:rel-column-width="46201*"/>
    </style:style>
    <style:style style:name="EditDependencies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UCP.B1" style:family="table-cell">
      <style:table-cell-properties fo:background-color="transparent" fo:padding="0.0382in" fo:border="0.05pt solid #000000">
        <style:background-image/>
      </style:table-cell-properties>
    </style:style>
    <style:style style:name="EditDependencies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EditDependencies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ditDependenciesMSS" style:family="table">
      <style:table-properties style:width="6.925in" table:align="margins"/>
    </style:style>
    <style:style style:name="EditDependenciesMSS.A" style:family="table-column">
      <style:table-column-properties style:column-width="0.9292in" style:rel-column-width="8793*"/>
    </style:style>
    <style:style style:name="EditDependenciesMSS.B" style:family="table-column">
      <style:table-column-properties style:column-width="4.3542in" style:rel-column-width="41205*"/>
    </style:style>
    <style:style style:name="EditDependenciesMSS.C" style:family="table-column">
      <style:table-column-properties style:column-width="1.6417in" style:rel-column-width="15537*"/>
    </style:style>
    <style:style style:name="EditDependencies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MSS.C1" style:family="table-cell">
      <style:table-cell-properties fo:background-color="#dddddd" fo:padding="0.0382in" fo:border="0.05pt solid #000000">
        <style:background-image/>
      </style:table-cell-properties>
    </style:style>
    <style:style style:name="EditDependencies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2" style:family="table-cell">
      <style:table-cell-properties fo:padding="0.0382in" fo:border-left="0.05pt solid #000000" fo:border-right="none" fo:border-top="none" fo:border-bottom="0.05pt solid #000000"/>
    </style:style>
    <style:style style:name="EditDependencies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3" style:family="table-cell">
      <style:table-cell-properties fo:padding="0.0382in" fo:border-left="0.05pt solid #000000" fo:border-right="none" fo:border-top="none" fo:border-bottom="0.05pt solid #000000"/>
    </style:style>
    <style:style style:name="EditDependencies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4" style:family="table-cell">
      <style:table-cell-properties fo:padding="0.0382in" fo:border-left="0.05pt solid #000000" fo:border-right="none" fo:border-top="none" fo:border-bottom="0.05pt solid #000000"/>
    </style:style>
    <style:style style:name="EditDependencies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5" style:family="table-cell">
      <style:table-cell-properties fo:padding="0.0382in" fo:border-left="0.05pt solid #000000" fo:border-right="none" fo:border-top="none" fo:border-bottom="0.05pt solid #000000"/>
    </style:style>
    <style:style style:name="EditDependencies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6" style:family="table-cell">
      <style:table-cell-properties fo:padding="0.0382in" fo:border-left="0.05pt solid #000000" fo:border-right="none" fo:border-top="none" fo:border-bottom="0.05pt solid #000000"/>
    </style:style>
    <style:style style:name="EditDependencies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7" style:family="table-cell">
      <style:table-cell-properties fo:padding="0.0382in" fo:border-left="0.05pt solid #000000" fo:border-right="none" fo:border-top="none" fo:border-bottom="0.05pt solid #000000"/>
    </style:style>
    <style:style style:name="EditDependenciesMSS.C7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a" style:family="table">
      <style:table-properties style:width="6.925in" table:align="margins"/>
    </style:style>
    <style:style style:name="EditDependenciesAF4a.A" style:family="table-column">
      <style:table-column-properties style:column-width="0.9292in" style:rel-column-width="8793*"/>
    </style:style>
    <style:style style:name="EditDependenciesAF4a.B" style:family="table-column">
      <style:table-column-properties style:column-width="4.3542in" style:rel-column-width="41205*"/>
    </style:style>
    <style:style style:name="EditDependenciesAF4a.C" style:family="table-column">
      <style:table-column-properties style:column-width="1.6417in" style:rel-column-width="15537*"/>
    </style:style>
    <style:style style:name="EditDependenciesAF4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AF4a.C1" style:family="table-cell">
      <style:table-cell-properties fo:background-color="#dddddd" fo:padding="0.0382in" fo:border="0.05pt solid #000000">
        <style:background-image/>
      </style:table-cell-properties>
    </style:style>
    <style:style style:name="EditDependenciesAF4a.A2" style:family="table-cell">
      <style:table-cell-properties fo:padding="0.0382in" fo:border-left="0.05pt solid #000000" fo:border-right="none" fo:border-top="none" fo:border-bottom="0.05pt solid #000000"/>
    </style:style>
    <style:style style:name="EditDependenciesAF4a.B2" style:family="table-cell">
      <style:table-cell-properties fo:padding="0.0382in" fo:border-left="0.05pt solid #000000" fo:border-right="none" fo:border-top="none" fo:border-bottom="0.05pt solid #000000"/>
    </style:style>
    <style:style style:name="EditDependenciesAF4a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a.A3" style:family="table-cell">
      <style:table-cell-properties fo:padding="0.0382in" fo:border-left="0.05pt solid #000000" fo:border-right="none" fo:border-top="none" fo:border-bottom="0.05pt solid #000000"/>
    </style:style>
    <style:style style:name="EditDependenciesAF4a.B3" style:family="table-cell">
      <style:table-cell-properties fo:padding="0.0382in" fo:border-left="0.05pt solid #000000" fo:border-right="none" fo:border-top="none" fo:border-bottom="0.05pt solid #000000"/>
    </style:style>
    <style:style style:name="EditDependenciesAF4a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b" style:family="table">
      <style:table-properties style:width="6.925in" table:align="margins"/>
    </style:style>
    <style:style style:name="EditDependenciesAF4b.A" style:family="table-column">
      <style:table-column-properties style:column-width="0.9292in" style:rel-column-width="8793*"/>
    </style:style>
    <style:style style:name="EditDependenciesAF4b.B" style:family="table-column">
      <style:table-column-properties style:column-width="4.3542in" style:rel-column-width="41205*"/>
    </style:style>
    <style:style style:name="EditDependenciesAF4b.C" style:family="table-column">
      <style:table-column-properties style:column-width="1.6417in" style:rel-column-width="15537*"/>
    </style:style>
    <style:style style:name="EditDependenciesAF4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AF4b.C1" style:family="table-cell">
      <style:table-cell-properties fo:background-color="#dddddd" fo:padding="0.0382in" fo:border="0.05pt solid #000000">
        <style:background-image/>
      </style:table-cell-properties>
    </style:style>
    <style:style style:name="EditDependenciesAF4b.A2" style:family="table-cell">
      <style:table-cell-properties fo:padding="0.0382in" fo:border-left="0.05pt solid #000000" fo:border-right="none" fo:border-top="none" fo:border-bottom="0.05pt solid #000000"/>
    </style:style>
    <style:style style:name="EditDependenciesAF4b.B2" style:family="table-cell">
      <style:table-cell-properties fo:padding="0.0382in" fo:border-left="0.05pt solid #000000" fo:border-right="none" fo:border-top="none" fo:border-bottom="0.05pt solid #000000"/>
    </style:style>
    <style:style style:name="EditDependenciesAF4b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b.A3" style:family="table-cell">
      <style:table-cell-properties fo:padding="0.0382in" fo:border-left="0.05pt solid #000000" fo:border-right="none" fo:border-top="none" fo:border-bottom="0.05pt solid #000000"/>
    </style:style>
    <style:style style:name="EditDependenciesAF4b.B3" style:family="table-cell">
      <style:table-cell-properties fo:padding="0.0382in" fo:border-left="0.05pt solid #000000" fo:border-right="none" fo:border-top="none" fo:border-bottom="0.05pt solid #000000"/>
    </style:style>
    <style:style style:name="EditDependenciesAF4b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b.A4" style:family="table-cell">
      <style:table-cell-properties fo:padding="0.0382in" fo:border-left="0.05pt solid #000000" fo:border-right="none" fo:border-top="none" fo:border-bottom="0.05pt solid #000000"/>
    </style:style>
    <style:style style:name="EditDependenciesAF4b.B4" style:family="table-cell">
      <style:table-cell-properties fo:padding="0.0382in" fo:border-left="0.05pt solid #000000" fo:border-right="none" fo:border-top="none" fo:border-bottom="0.05pt solid #000000"/>
    </style:style>
    <style:style style:name="EditDependenciesAF4b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6a" style:family="table">
      <style:table-properties style:width="6.925in" table:align="margins"/>
    </style:style>
    <style:style style:name="EditDependenciesAF6a.A" style:family="table-column">
      <style:table-column-properties style:column-width="0.9292in" style:rel-column-width="8793*"/>
    </style:style>
    <style:style style:name="EditDependenciesAF6a.B" style:family="table-column">
      <style:table-column-properties style:column-width="4.3542in" style:rel-column-width="41205*"/>
    </style:style>
    <style:style style:name="EditDependenciesAF6a.C" style:family="table-column">
      <style:table-column-properties style:column-width="1.6417in" style:rel-column-width="15537*"/>
    </style:style>
    <style:style style:name="EditDependenciesAF6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AF6a.C1" style:family="table-cell">
      <style:table-cell-properties fo:background-color="#dddddd" fo:padding="0.0382in" fo:border="0.05pt solid #000000">
        <style:background-image/>
      </style:table-cell-properties>
    </style:style>
    <style:style style:name="EditDependenciesAF6a.A2" style:family="table-cell">
      <style:table-cell-properties fo:padding="0.0382in" fo:border-left="0.05pt solid #000000" fo:border-right="none" fo:border-top="none" fo:border-bottom="0.05pt solid #000000"/>
    </style:style>
    <style:style style:name="EditDependenciesAF6a.B2" style:family="table-cell">
      <style:table-cell-properties fo:padding="0.0382in" fo:border-left="0.05pt solid #000000" fo:border-right="none" fo:border-top="none" fo:border-bottom="0.05pt solid #000000"/>
    </style:style>
    <style:style style:name="EditDependenciesAF6a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6a.A3" style:family="table-cell">
      <style:table-cell-properties fo:padding="0.0382in" fo:border-left="0.05pt solid #000000" fo:border-right="none" fo:border-top="none" fo:border-bottom="0.05pt solid #000000"/>
    </style:style>
    <style:style style:name="EditDependenciesAF6a.B3" style:family="table-cell">
      <style:table-cell-properties fo:padding="0.0382in" fo:border-left="0.05pt solid #000000" fo:border-right="none" fo:border-top="none" fo:border-bottom="0.05pt solid #000000"/>
    </style:style>
    <style:style style:name="EditDependenciesAF6a.C3" style:family="table-cell">
      <style:table-cell-properties fo:padding="0.0382in" fo:border-left="0.05pt solid #000000" fo:border-right="0.05pt solid #000000" fo:border-top="none" fo:border-bottom="0.05pt solid #000000"/>
    </style:style>
    <style:style style:name="CriticalPathUCP" style:family="table">
      <style:table-properties style:width="6.925in" table:align="margins"/>
    </style:style>
    <style:style style:name="CriticalPathUCP.A" style:family="table-column">
      <style:table-column-properties style:column-width="2.0431in" style:rel-column-width="19334*"/>
    </style:style>
    <style:style style:name="CriticalPathUCP.B" style:family="table-column">
      <style:table-column-properties style:column-width="4.8819in" style:rel-column-width="46201*"/>
    </style:style>
    <style:style style:name="CriticalPath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iticalPathUCP.B1" style:family="table-cell">
      <style:table-cell-properties fo:background-color="transparent" fo:padding="0.0382in" fo:border="0.05pt solid #000000">
        <style:background-image/>
      </style:table-cell-properties>
    </style:style>
    <style:style style:name="CriticalPath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CriticalPath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riticalPathMSS" style:family="table">
      <style:table-properties style:width="6.925in" table:align="margins"/>
    </style:style>
    <style:style style:name="CriticalPathMSS.A" style:family="table-column">
      <style:table-column-properties style:column-width="0.9292in" style:rel-column-width="8793*"/>
    </style:style>
    <style:style style:name="CriticalPathMSS.B" style:family="table-column">
      <style:table-column-properties style:column-width="4.3542in" style:rel-column-width="41205*"/>
    </style:style>
    <style:style style:name="CriticalPathMSS.C" style:family="table-column">
      <style:table-column-properties style:column-width="1.6417in" style:rel-column-width="15537*"/>
    </style:style>
    <style:style style:name="CriticalPath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iticalPathMSS.C1" style:family="table-cell">
      <style:table-cell-properties fo:background-color="#dddddd" fo:padding="0.0382in" fo:border="0.05pt solid #000000">
        <style:background-image/>
      </style:table-cell-properties>
    </style:style>
    <style:style style:name="CriticalPath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iticalPathMSS.B2" style:family="table-cell">
      <style:table-cell-properties fo:padding="0.0382in" fo:border-left="0.05pt solid #000000" fo:border-right="none" fo:border-top="none" fo:border-bottom="0.05pt solid #000000"/>
    </style:style>
    <style:style style:name="CriticalPath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CriticalPath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iticalPathMSS.B3" style:family="table-cell">
      <style:table-cell-properties fo:padding="0.0382in" fo:border-left="0.05pt solid #000000" fo:border-right="none" fo:border-top="none" fo:border-bottom="0.05pt solid #000000"/>
    </style:style>
    <style:style style:name="CriticalPath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CriticalPath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iticalPathMSS.B4" style:family="table-cell">
      <style:table-cell-properties fo:padding="0.0382in" fo:border-left="0.05pt solid #000000" fo:border-right="none" fo:border-top="none" fo:border-bottom="0.05pt solid #000000"/>
    </style:style>
    <style:style style:name="CriticalPath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GanttChartUCP" style:family="table">
      <style:table-properties style:width="6.925in" table:align="margins"/>
    </style:style>
    <style:style style:name="GanttChartUCP.A" style:family="table-column">
      <style:table-column-properties style:column-width="2.0431in" style:rel-column-width="19334*"/>
    </style:style>
    <style:style style:name="GanttChartUCP.B" style:family="table-column">
      <style:table-column-properties style:column-width="4.8819in" style:rel-column-width="46201*"/>
    </style:style>
    <style:style style:name="GanttChart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GanttChartUCP.B1" style:family="table-cell">
      <style:table-cell-properties fo:background-color="transparent" fo:padding="0.0382in" fo:border="0.05pt solid #000000">
        <style:background-image/>
      </style:table-cell-properties>
    </style:style>
    <style:style style:name="GanttChart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GanttChart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GanttChartMSS" style:family="table">
      <style:table-properties style:width="6.925in" table:align="margins"/>
    </style:style>
    <style:style style:name="GanttChartMSS.A" style:family="table-column">
      <style:table-column-properties style:column-width="0.9292in" style:rel-column-width="8793*"/>
    </style:style>
    <style:style style:name="GanttChartMSS.B" style:family="table-column">
      <style:table-column-properties style:column-width="4.3542in" style:rel-column-width="41205*"/>
    </style:style>
    <style:style style:name="GanttChartMSS.C" style:family="table-column">
      <style:table-column-properties style:column-width="1.6417in" style:rel-column-width="15537*"/>
    </style:style>
    <style:style style:name="GanttChart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GanttChartMSS.C1" style:family="table-cell">
      <style:table-cell-properties fo:background-color="#dddddd" fo:padding="0.0382in" fo:border="0.05pt solid #000000">
        <style:background-image/>
      </style:table-cell-properties>
    </style:style>
    <style:style style:name="GanttChart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GanttChartMSS.B2" style:family="table-cell">
      <style:table-cell-properties fo:padding="0.0382in" fo:border-left="0.05pt solid #000000" fo:border-right="none" fo:border-top="none" fo:border-bottom="0.05pt solid #000000"/>
    </style:style>
    <style:style style:name="GanttChart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GanttChart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GanttChartMSS.B3" style:family="table-cell">
      <style:table-cell-properties fo:padding="0.0382in" fo:border-left="0.05pt solid #000000" fo:border-right="none" fo:border-top="none" fo:border-bottom="0.05pt solid #000000"/>
    </style:style>
    <style:style style:name="GanttChart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GanttChart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GanttChartMSS.B4" style:family="table-cell">
      <style:table-cell-properties fo:padding="0.0382in" fo:border-left="0.05pt solid #000000" fo:border-right="none" fo:border-top="none" fo:border-bottom="0.05pt solid #000000"/>
    </style:style>
    <style:style style:name="GanttChart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PERTAnalysisUCP" style:family="table">
      <style:table-properties style:width="6.925in" table:align="margins"/>
    </style:style>
    <style:style style:name="PERTAnalysisUCP.A" style:family="table-column">
      <style:table-column-properties style:column-width="2.0431in" style:rel-column-width="19334*"/>
    </style:style>
    <style:style style:name="PERTAnalysisUCP.B" style:family="table-column">
      <style:table-column-properties style:column-width="4.8819in" style:rel-column-width="46201*"/>
    </style:style>
    <style:style style:name="PERTAnalysis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TAnalysisUCP.B1" style:family="table-cell">
      <style:table-cell-properties fo:background-color="transparent" fo:padding="0.0382in" fo:border="0.05pt solid #000000">
        <style:background-image/>
      </style:table-cell-properties>
    </style:style>
    <style:style style:name="PERTAnalysis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PERTAnalysis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ERTAnalysisMSS" style:family="table">
      <style:table-properties style:width="6.925in" table:align="margins"/>
    </style:style>
    <style:style style:name="PERTAnalysisMSS.A" style:family="table-column">
      <style:table-column-properties style:column-width="0.9292in" style:rel-column-width="8793*"/>
    </style:style>
    <style:style style:name="PERTAnalysisMSS.B" style:family="table-column">
      <style:table-column-properties style:column-width="4.3542in" style:rel-column-width="41205*"/>
    </style:style>
    <style:style style:name="PERTAnalysisMSS.C" style:family="table-column">
      <style:table-column-properties style:column-width="1.6417in" style:rel-column-width="15537*"/>
    </style:style>
    <style:style style:name="PERTAnalysis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TAnalysisMSS.C1" style:family="table-cell">
      <style:table-cell-properties fo:background-color="#dddddd" fo:padding="0.0382in" fo:border="0.05pt solid #000000">
        <style:background-image/>
      </style:table-cell-properties>
    </style:style>
    <style:style style:name="PERTAnalysis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ERTAnalysisMSS.B2" style:family="table-cell">
      <style:table-cell-properties fo:padding="0.0382in" fo:border-left="0.05pt solid #000000" fo:border-right="none" fo:border-top="none" fo:border-bottom="0.05pt solid #000000"/>
    </style:style>
    <style:style style:name="PERTAnalysis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PERTAnalysis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ERTAnalysisMSS.B3" style:family="table-cell">
      <style:table-cell-properties fo:padding="0.0382in" fo:border-left="0.05pt solid #000000" fo:border-right="none" fo:border-top="none" fo:border-bottom="0.05pt solid #000000"/>
    </style:style>
    <style:style style:name="PERTAnalysis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PERTAnalysis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ERTAnalysisMSS.B4" style:family="table-cell">
      <style:table-cell-properties fo:padding="0.0382in" fo:border-left="0.05pt solid #000000" fo:border-right="none" fo:border-top="none" fo:border-bottom="0.05pt solid #000000"/>
    </style:style>
    <style:style style:name="PERTAnalysis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UCP" style:family="table">
      <style:table-properties style:width="6.925in" table:align="margins"/>
    </style:style>
    <style:style style:name="EarnedValueUCP.A" style:family="table-column">
      <style:table-column-properties style:column-width="2.0431in" style:rel-column-width="19334*"/>
    </style:style>
    <style:style style:name="EarnedValueUCP.B" style:family="table-column">
      <style:table-column-properties style:column-width="4.8819in" style:rel-column-width="46201*"/>
    </style:style>
    <style:style style:name="EarnedValue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arnedValueUCP.B1" style:family="table-cell">
      <style:table-cell-properties fo:background-color="transparent" fo:padding="0.0382in" fo:border="0.05pt solid #000000">
        <style:background-image/>
      </style:table-cell-properties>
    </style:style>
    <style:style style:name="EarnedValue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EarnedValue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arnedValueMSS" style:family="table">
      <style:table-properties style:width="6.925in" table:align="margins"/>
    </style:style>
    <style:style style:name="EarnedValueMSS.A" style:family="table-column">
      <style:table-column-properties style:column-width="0.9292in" style:rel-column-width="8793*"/>
    </style:style>
    <style:style style:name="EarnedValueMSS.B" style:family="table-column">
      <style:table-column-properties style:column-width="4.3542in" style:rel-column-width="41205*"/>
    </style:style>
    <style:style style:name="EarnedValueMSS.C" style:family="table-column">
      <style:table-column-properties style:column-width="1.6417in" style:rel-column-width="15537*"/>
    </style:style>
    <style:style style:name="EarnedValue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arnedValueMSS.C1" style:family="table-cell">
      <style:table-cell-properties fo:background-color="#dddddd" fo:padding="0.0382in" fo:border="0.05pt solid #000000">
        <style:background-image/>
      </style:table-cell-properties>
    </style:style>
    <style:style style:name="EarnedValue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arnedValueMSS.B2" style:family="table-cell">
      <style:table-cell-properties fo:padding="0.0382in" fo:border-left="0.05pt solid #000000" fo:border-right="none" fo:border-top="none" fo:border-bottom="0.05pt solid #000000"/>
    </style:style>
    <style:style style:name="EarnedValue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arnedValueMSS.B3" style:family="table-cell">
      <style:table-cell-properties fo:padding="0.0382in" fo:border-left="0.05pt solid #000000" fo:border-right="none" fo:border-top="none" fo:border-bottom="0.05pt solid #000000"/>
    </style:style>
    <style:style style:name="EarnedValue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arnedValueMSS.B4" style:family="table-cell">
      <style:table-cell-properties fo:padding="0.0382in" fo:border-left="0.05pt solid #000000" fo:border-right="none" fo:border-top="none" fo:border-bottom="0.05pt solid #000000"/>
    </style:style>
    <style:style style:name="EarnedValue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UCP" style:family="table">
      <style:table-properties style:width="6.925in" table:align="margins"/>
    </style:style>
    <style:style style:name="ViewAssignedActivitiesUCP.A" style:family="table-column">
      <style:table-column-properties style:column-width="2.0431in" style:rel-column-width="19334*"/>
    </style:style>
    <style:style style:name="ViewAssignedActivitiesUCP.B" style:family="table-column">
      <style:table-column-properties style:column-width="4.8819in" style:rel-column-width="46201*"/>
    </style:style>
    <style:style style:name="ViewAssignedActivities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ViewAssignedActivitiesUCP.B1" style:family="table-cell">
      <style:table-cell-properties fo:background-color="transparent" fo:padding="0.0382in" fo:border="0.05pt solid #000000">
        <style:background-image/>
      </style:table-cell-properties>
    </style:style>
    <style:style style:name="ViewAssignedActivities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ViewAssignedActivities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ViewAssignedActivitiesMSS" style:family="table">
      <style:table-properties style:width="6.925in" table:align="margins"/>
    </style:style>
    <style:style style:name="ViewAssignedActivitiesMSS.A" style:family="table-column">
      <style:table-column-properties style:column-width="0.9292in" style:rel-column-width="8793*"/>
    </style:style>
    <style:style style:name="ViewAssignedActivitiesMSS.B" style:family="table-column">
      <style:table-column-properties style:column-width="4.3542in" style:rel-column-width="41205*"/>
    </style:style>
    <style:style style:name="ViewAssignedActivitiesMSS.C" style:family="table-column">
      <style:table-column-properties style:column-width="1.6417in" style:rel-column-width="15537*"/>
    </style:style>
    <style:style style:name="ViewAssignedActivities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ViewAssignedActivitiesMSS.C1" style:family="table-cell">
      <style:table-cell-properties fo:background-color="#dddddd" fo:padding="0.0382in" fo:border="0.05pt solid #000000">
        <style:background-image/>
      </style:table-cell-properties>
    </style:style>
    <style:style style:name="ViewAssignedActivities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ViewAssignedActivitiesMSS.B2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ViewAssignedActivitiesMSS.B3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ViewAssignedActivitiesMSS.B4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ViewAssignedActivitiesMSS.B5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AF4a" style:family="table">
      <style:table-properties style:width="6.925in" table:align="margins"/>
    </style:style>
    <style:style style:name="ViewAssignedActivitiesAF4a.A" style:family="table-column">
      <style:table-column-properties style:column-width="0.9292in" style:rel-column-width="8793*"/>
    </style:style>
    <style:style style:name="ViewAssignedActivitiesAF4a.B" style:family="table-column">
      <style:table-column-properties style:column-width="4.3542in" style:rel-column-width="41205*"/>
    </style:style>
    <style:style style:name="ViewAssignedActivitiesAF4a.C" style:family="table-column">
      <style:table-column-properties style:column-width="1.6417in" style:rel-column-width="15537*"/>
    </style:style>
    <style:style style:name="ViewAssignedActivitiesAF4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ViewAssignedActivitiesAF4a.C1" style:family="table-cell">
      <style:table-cell-properties fo:background-color="#dddddd" fo:padding="0.0382in" fo:border="0.05pt solid #000000">
        <style:background-image/>
      </style:table-cell-properties>
    </style:style>
    <style:style style:name="ViewAssignedActivitiesAF4a.A2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AF4a.B2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AF4a.C2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AF4a.A3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AF4a.B3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AF4a.C3" style:family="table-cell">
      <style:table-cell-properties fo:padding="0.0382in" fo:border-left="0.05pt solid #000000" fo:border-right="0.05pt solid #000000" fo:border-top="none" fo:border-bottom="0.05pt solid #000000"/>
    </style:style>
    <style:style style:name="LogInProperties" style:family="table">
      <style:table-properties style:width="6.925in" table:align="margins"/>
    </style:style>
    <style:style style:name="LogInProperties.A" style:family="table-column">
      <style:table-column-properties style:column-width="2.0431in" style:rel-column-width="19334*"/>
    </style:style>
    <style:style style:name="LogInProperties.B" style:family="table-column">
      <style:table-column-properties style:column-width="4.8819in" style:rel-column-width="46201*"/>
    </style:style>
    <style:style style:name="LogInProperti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LogInProperties.B1" style:family="table-cell">
      <style:table-cell-properties fo:background-color="transparent" fo:padding="0.0382in" fo:border="0.05pt solid #000000">
        <style:background-image/>
      </style:table-cell-properties>
    </style:style>
    <style:style style:name="LogInProperties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LogInProperties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LogInMSS" style:family="table">
      <style:table-properties style:width="6.925in" table:align="margins"/>
    </style:style>
    <style:style style:name="LogInMSS.A" style:family="table-column">
      <style:table-column-properties style:column-width="0.9292in" style:rel-column-width="8793*"/>
    </style:style>
    <style:style style:name="LogInMSS.B" style:family="table-column">
      <style:table-column-properties style:column-width="4.3542in" style:rel-column-width="41205*"/>
    </style:style>
    <style:style style:name="LogInMSS.C" style:family="table-column">
      <style:table-column-properties style:column-width="1.6417in" style:rel-column-width="15537*"/>
    </style:style>
    <style:style style:name="LogIn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LogInMSS.C1" style:family="table-cell">
      <style:table-cell-properties fo:background-color="#dddddd" fo:padding="0.0382in" fo:border="0.05pt solid #000000">
        <style:background-image/>
      </style:table-cell-properties>
    </style:style>
    <style:style style:name="LogIn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2" style:family="table-cell">
      <style:table-cell-properties fo:padding="0.0382in" fo:border-left="0.05pt solid #000000" fo:border-right="none" fo:border-top="none" fo:border-bottom="0.05pt solid #000000"/>
    </style:style>
    <style:style style:name="LogIn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LogIn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3" style:family="table-cell">
      <style:table-cell-properties fo:padding="0.0382in" fo:border-left="0.05pt solid #000000" fo:border-right="none" fo:border-top="none" fo:border-bottom="0.05pt solid #000000"/>
    </style:style>
    <style:style style:name="LogIn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LogIn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4" style:family="table-cell">
      <style:table-cell-properties fo:padding="0.0382in" fo:border-left="0.05pt solid #000000" fo:border-right="none" fo:border-top="none" fo:border-bottom="0.05pt solid #000000"/>
    </style:style>
    <style:style style:name="LogIn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LogIn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5" style:family="table-cell">
      <style:table-cell-properties fo:padding="0.0382in" fo:border-left="0.05pt solid #000000" fo:border-right="none" fo:border-top="none" fo:border-bottom="0.05pt solid #000000"/>
    </style:style>
    <style:style style:name="LogIn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LogIn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6" style:family="table-cell">
      <style:table-cell-properties fo:padding="0.0382in" fo:border-left="0.05pt solid #000000" fo:border-right="none" fo:border-top="none" fo:border-bottom="0.05pt solid #000000"/>
    </style:style>
    <style:style style:name="LogIn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LoginAF4a" style:family="table">
      <style:table-properties style:width="6.925in" table:align="margins"/>
    </style:style>
    <style:style style:name="LoginAF4a.A" style:family="table-column">
      <style:table-column-properties style:column-width="0.9292in" style:rel-column-width="8793*"/>
    </style:style>
    <style:style style:name="LoginAF4a.B" style:family="table-column">
      <style:table-column-properties style:column-width="4.3542in" style:rel-column-width="41205*"/>
    </style:style>
    <style:style style:name="LoginAF4a.C" style:family="table-column">
      <style:table-column-properties style:column-width="1.6417in" style:rel-column-width="15537*"/>
    </style:style>
    <style:style style:name="LoginAF4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LoginAF4a.C1" style:family="table-cell">
      <style:table-cell-properties fo:background-color="#dddddd" fo:padding="0.0382in" fo:border="0.05pt solid #000000">
        <style:background-image/>
      </style:table-cell-properties>
    </style:style>
    <style:style style:name="LoginAF4a.A2" style:family="table-cell">
      <style:table-cell-properties fo:padding="0.0382in" fo:border-left="0.05pt solid #000000" fo:border-right="none" fo:border-top="none" fo:border-bottom="0.05pt solid #000000"/>
    </style:style>
    <style:style style:name="LoginAF4a.B2" style:family="table-cell">
      <style:table-cell-properties fo:padding="0.0382in" fo:border-left="0.05pt solid #000000" fo:border-right="none" fo:border-top="none" fo:border-bottom="0.05pt solid #000000"/>
    </style:style>
    <style:style style:name="LoginAF4a.C2" style:family="table-cell">
      <style:table-cell-properties fo:padding="0.0382in" fo:border-left="0.05pt solid #000000" fo:border-right="0.05pt solid #000000" fo:border-top="none" fo:border-bottom="0.05pt solid #000000"/>
    </style:style>
    <style:style style:name="LoginAF4a.A3" style:family="table-cell">
      <style:table-cell-properties fo:padding="0.0382in" fo:border-left="0.05pt solid #000000" fo:border-right="none" fo:border-top="none" fo:border-bottom="0.05pt solid #000000"/>
    </style:style>
    <style:style style:name="LoginAF4a.B3" style:family="table-cell">
      <style:table-cell-properties fo:padding="0.0382in" fo:border-left="0.05pt solid #000000" fo:border-right="none" fo:border-top="none" fo:border-bottom="0.05pt solid #000000"/>
    </style:style>
    <style:style style:name="LoginAF4a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292in" style:rel-column-width="8793*"/>
    </style:style>
    <style:style style:name="Table1.B" style:family="table-column">
      <style:table-column-properties style:column-width="4.3542in" style:rel-column-width="41205*"/>
    </style:style>
    <style:style style:name="Table1.C" style:family="table-column">
      <style:table-column-properties style:column-width="1.6417in" style:rel-column-width="15537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" style:family="table">
      <style:table-properties style:width="6.925in" fo:margin-left="0in" fo:margin-right="0in" fo:break-after="page" table:align="margins" fo:keep-with-next="always"/>
    </style:style>
    <style:style style:name="PERTRules.A" style:family="table-column">
      <style:table-column-properties style:column-width="0.7632in" style:rel-column-width="7222*"/>
    </style:style>
    <style:style style:name="PERTRules.B" style:family="table-column">
      <style:table-column-properties style:column-width="1.2069in" style:rel-column-width="11421*"/>
    </style:style>
    <style:style style:name="PERTRules.C" style:family="table-column">
      <style:table-column-properties style:column-width="2.1604in" style:rel-column-width="20445*"/>
    </style:style>
    <style:style style:name="PERTRules.D" style:family="table-column">
      <style:table-column-properties style:column-width="1.475in" style:rel-column-width="13958*"/>
    </style:style>
    <style:style style:name="PERTRules.E" style:family="table-column">
      <style:table-column-properties style:column-width="1.3194in" style:rel-column-width="12489*"/>
    </style:style>
    <style:style style:name="PERTRules.1" style:family="table-row">
      <style:table-row-properties fo:keep-together="always"/>
    </style:style>
    <style:style style:name="PERTRul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TRules.E1" style:family="table-cell">
      <style:table-cell-properties fo:background-color="#eeeeee" fo:padding="0.0382in" fo:border="0.05pt solid #000000">
        <style:background-image/>
      </style:table-cell-properties>
    </style:style>
    <style:style style:name="PERTRules.A2" style:family="table-cell">
      <style:table-cell-properties fo:padding="0.0382in" fo:border-left="0.05pt solid #000000" fo:border-right="none" fo:border-top="none" fo:border-bottom="0.05pt solid #000000"/>
    </style:style>
    <style:style style:name="PERTRules.B2" style:family="table-cell">
      <style:table-cell-properties fo:padding="0.0382in" fo:border-left="0.05pt solid #000000" fo:border-right="none" fo:border-top="none" fo:border-bottom="0.05pt solid #000000"/>
    </style:style>
    <style:style style:name="PERTRules.C2" style:family="table-cell">
      <style:table-cell-properties fo:padding="0.0382in" fo:border-left="0.05pt solid #000000" fo:border-right="none" fo:border-top="none" fo:border-bottom="0.05pt solid #000000"/>
    </style:style>
    <style:style style:name="PERTRules.D2" style:family="table-cell">
      <style:table-cell-properties fo:padding="0.0382in" fo:border-left="0.05pt solid #000000" fo:border-right="none" fo:border-top="none" fo:border-bottom="0.05pt solid #000000"/>
    </style:style>
    <style:style style:name="PERTRul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3" style:family="table-cell">
      <style:table-cell-properties fo:padding="0.0382in" fo:border-left="0.05pt solid #000000" fo:border-right="none" fo:border-top="none" fo:border-bottom="0.05pt solid #000000"/>
    </style:style>
    <style:style style:name="PERTRules.B3" style:family="table-cell">
      <style:table-cell-properties fo:padding="0.0382in" fo:border-left="0.05pt solid #000000" fo:border-right="none" fo:border-top="none" fo:border-bottom="0.05pt solid #000000"/>
    </style:style>
    <style:style style:name="PERTRules.C3" style:family="table-cell">
      <style:table-cell-properties fo:padding="0.0382in" fo:border-left="0.05pt solid #000000" fo:border-right="none" fo:border-top="none" fo:border-bottom="0.05pt solid #000000"/>
    </style:style>
    <style:style style:name="PERTRules.D3" style:family="table-cell">
      <style:table-cell-properties fo:padding="0.0382in" fo:border-left="0.05pt solid #000000" fo:border-right="none" fo:border-top="none" fo:border-bottom="0.05pt solid #000000"/>
    </style:style>
    <style:style style:name="PERTRules.E3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4" style:family="table-cell">
      <style:table-cell-properties fo:padding="0.0382in" fo:border-left="0.05pt solid #000000" fo:border-right="none" fo:border-top="none" fo:border-bottom="0.05pt solid #000000"/>
    </style:style>
    <style:style style:name="PERTRules.B4" style:family="table-cell">
      <style:table-cell-properties fo:padding="0.0382in" fo:border-left="0.05pt solid #000000" fo:border-right="none" fo:border-top="none" fo:border-bottom="0.05pt solid #000000"/>
    </style:style>
    <style:style style:name="PERTRules.C4" style:family="table-cell">
      <style:table-cell-properties fo:padding="0.0382in" fo:border-left="0.05pt solid #000000" fo:border-right="none" fo:border-top="none" fo:border-bottom="0.05pt solid #000000"/>
    </style:style>
    <style:style style:name="PERTRules.D4" style:family="table-cell">
      <style:table-cell-properties fo:padding="0.0382in" fo:border-left="0.05pt solid #000000" fo:border-right="none" fo:border-top="none" fo:border-bottom="0.05pt solid #000000"/>
    </style:style>
    <style:style style:name="PERTRules.E4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5" style:family="table-cell">
      <style:table-cell-properties fo:padding="0.0382in" fo:border-left="0.05pt solid #000000" fo:border-right="none" fo:border-top="none" fo:border-bottom="0.05pt solid #000000"/>
    </style:style>
    <style:style style:name="PERTRules.B5" style:family="table-cell">
      <style:table-cell-properties fo:padding="0.0382in" fo:border-left="0.05pt solid #000000" fo:border-right="none" fo:border-top="none" fo:border-bottom="0.05pt solid #000000"/>
    </style:style>
    <style:style style:name="PERTRules.C5" style:family="table-cell">
      <style:table-cell-properties fo:padding="0.0382in" fo:border-left="0.05pt solid #000000" fo:border-right="none" fo:border-top="none" fo:border-bottom="0.05pt solid #000000"/>
    </style:style>
    <style:style style:name="PERTRules.D5" style:family="table-cell">
      <style:table-cell-properties fo:padding="0.0382in" fo:border-left="0.05pt solid #000000" fo:border-right="none" fo:border-top="none" fo:border-bottom="0.05pt solid #000000"/>
    </style:style>
    <style:style style:name="PERTRules.E5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6" style:family="table-cell">
      <style:table-cell-properties fo:padding="0.0382in" fo:border-left="0.05pt solid #000000" fo:border-right="none" fo:border-top="none" fo:border-bottom="0.05pt solid #000000"/>
    </style:style>
    <style:style style:name="PERTRules.B6" style:family="table-cell">
      <style:table-cell-properties fo:padding="0.0382in" fo:border-left="0.05pt solid #000000" fo:border-right="none" fo:border-top="none" fo:border-bottom="0.05pt solid #000000"/>
    </style:style>
    <style:style style:name="PERTRules.C6" style:family="table-cell">
      <style:table-cell-properties fo:padding="0.0382in" fo:border-left="0.05pt solid #000000" fo:border-right="none" fo:border-top="none" fo:border-bottom="0.05pt solid #000000"/>
    </style:style>
    <style:style style:name="PERTRules.D6" style:family="table-cell">
      <style:table-cell-properties fo:padding="0.0382in" fo:border-left="0.05pt solid #000000" fo:border-right="none" fo:border-top="none" fo:border-bottom="0.05pt solid #000000"/>
    </style:style>
    <style:style style:name="PERTRules.E6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7" style:family="table-cell">
      <style:table-cell-properties fo:padding="0.0382in" fo:border-left="0.05pt solid #000000" fo:border-right="none" fo:border-top="none" fo:border-bottom="0.05pt solid #000000"/>
    </style:style>
    <style:style style:name="PERTRules.B7" style:family="table-cell">
      <style:table-cell-properties fo:padding="0.0382in" fo:border-left="0.05pt solid #000000" fo:border-right="none" fo:border-top="none" fo:border-bottom="0.05pt solid #000000"/>
    </style:style>
    <style:style style:name="PERTRules.C7" style:family="table-cell">
      <style:table-cell-properties fo:padding="0.0382in" fo:border-left="0.05pt solid #000000" fo:border-right="none" fo:border-top="none" fo:border-bottom="0.05pt solid #000000"/>
    </style:style>
    <style:style style:name="PERTRules.D7" style:family="table-cell">
      <style:table-cell-properties fo:padding="0.0382in" fo:border-left="0.05pt solid #000000" fo:border-right="none" fo:border-top="none" fo:border-bottom="0.05pt solid #000000"/>
    </style:style>
    <style:style style:name="PERTRules.E7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8" style:family="table-cell">
      <style:table-cell-properties fo:padding="0.0382in" fo:border-left="0.05pt solid #000000" fo:border-right="none" fo:border-top="none" fo:border-bottom="0.05pt solid #000000"/>
    </style:style>
    <style:style style:name="PERTRules.B8" style:family="table-cell">
      <style:table-cell-properties fo:padding="0.0382in" fo:border-left="0.05pt solid #000000" fo:border-right="none" fo:border-top="none" fo:border-bottom="0.05pt solid #000000"/>
    </style:style>
    <style:style style:name="PERTRules.C8" style:family="table-cell">
      <style:table-cell-properties fo:padding="0.0382in" fo:border-left="0.05pt solid #000000" fo:border-right="none" fo:border-top="none" fo:border-bottom="0.05pt solid #000000"/>
    </style:style>
    <style:style style:name="PERTRules.D8" style:family="table-cell">
      <style:table-cell-properties fo:padding="0.0382in" fo:border-left="0.05pt solid #000000" fo:border-right="none" fo:border-top="none" fo:border-bottom="0.05pt solid #000000"/>
    </style:style>
    <style:style style:name="PERTRules.E8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9" style:family="table-cell">
      <style:table-cell-properties fo:padding="0.0382in" fo:border-left="0.05pt solid #000000" fo:border-right="none" fo:border-top="none" fo:border-bottom="0.05pt solid #000000"/>
    </style:style>
    <style:style style:name="PERTRules.B9" style:family="table-cell">
      <style:table-cell-properties fo:padding="0.0382in" fo:border-left="0.05pt solid #000000" fo:border-right="none" fo:border-top="none" fo:border-bottom="0.05pt solid #000000"/>
    </style:style>
    <style:style style:name="PERTRules.C9" style:family="table-cell">
      <style:table-cell-properties fo:padding="0.0382in" fo:border-left="0.05pt solid #000000" fo:border-right="none" fo:border-top="none" fo:border-bottom="0.05pt solid #000000"/>
    </style:style>
    <style:style style:name="PERTRules.D9" style:family="table-cell">
      <style:table-cell-properties fo:padding="0.0382in" fo:border-left="0.05pt solid #000000" fo:border-right="none" fo:border-top="none" fo:border-bottom="0.05pt solid #000000"/>
    </style:style>
    <style:style style:name="PERTRules.E9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0" style:family="table-cell">
      <style:table-cell-properties fo:padding="0.0382in" fo:border-left="0.05pt solid #000000" fo:border-right="none" fo:border-top="none" fo:border-bottom="0.05pt solid #000000"/>
    </style:style>
    <style:style style:name="PERTRules.B10" style:family="table-cell">
      <style:table-cell-properties fo:padding="0.0382in" fo:border-left="0.05pt solid #000000" fo:border-right="none" fo:border-top="none" fo:border-bottom="0.05pt solid #000000"/>
    </style:style>
    <style:style style:name="PERTRules.C10" style:family="table-cell">
      <style:table-cell-properties fo:padding="0.0382in" fo:border-left="0.05pt solid #000000" fo:border-right="none" fo:border-top="none" fo:border-bottom="0.05pt solid #000000"/>
    </style:style>
    <style:style style:name="PERTRules.D10" style:family="table-cell">
      <style:table-cell-properties fo:padding="0.0382in" fo:border-left="0.05pt solid #000000" fo:border-right="none" fo:border-top="none" fo:border-bottom="0.05pt solid #000000"/>
    </style:style>
    <style:style style:name="PERTRules.E10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1" style:family="table-cell">
      <style:table-cell-properties fo:padding="0.0382in" fo:border-left="0.05pt solid #000000" fo:border-right="none" fo:border-top="none" fo:border-bottom="0.05pt solid #000000"/>
    </style:style>
    <style:style style:name="PERTRules.B11" style:family="table-cell">
      <style:table-cell-properties fo:padding="0.0382in" fo:border-left="0.05pt solid #000000" fo:border-right="none" fo:border-top="none" fo:border-bottom="0.05pt solid #000000"/>
    </style:style>
    <style:style style:name="PERTRules.C11" style:family="table-cell">
      <style:table-cell-properties fo:padding="0.0382in" fo:border-left="0.05pt solid #000000" fo:border-right="none" fo:border-top="none" fo:border-bottom="0.05pt solid #000000"/>
    </style:style>
    <style:style style:name="PERTRules.D11" style:family="table-cell">
      <style:table-cell-properties fo:padding="0.0382in" fo:border-left="0.05pt solid #000000" fo:border-right="none" fo:border-top="none" fo:border-bottom="0.05pt solid #000000"/>
    </style:style>
    <style:style style:name="PERTRules.E11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2" style:family="table-cell">
      <style:table-cell-properties fo:padding="0.0382in" fo:border-left="0.05pt solid #000000" fo:border-right="none" fo:border-top="none" fo:border-bottom="0.05pt solid #000000"/>
    </style:style>
    <style:style style:name="PERTRules.B12" style:family="table-cell">
      <style:table-cell-properties fo:padding="0.0382in" fo:border-left="0.05pt solid #000000" fo:border-right="none" fo:border-top="none" fo:border-bottom="0.05pt solid #000000"/>
    </style:style>
    <style:style style:name="PERTRules.C12" style:family="table-cell">
      <style:table-cell-properties fo:padding="0.0382in" fo:border-left="0.05pt solid #000000" fo:border-right="none" fo:border-top="none" fo:border-bottom="0.05pt solid #000000"/>
    </style:style>
    <style:style style:name="PERTRules.D12" style:family="table-cell">
      <style:table-cell-properties fo:padding="0.0382in" fo:border-left="0.05pt solid #000000" fo:border-right="none" fo:border-top="none" fo:border-bottom="0.05pt solid #000000"/>
    </style:style>
    <style:style style:name="PERTRules.E12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3" style:family="table-cell">
      <style:table-cell-properties fo:padding="0.0382in" fo:border-left="0.05pt solid #000000" fo:border-right="none" fo:border-top="none" fo:border-bottom="0.05pt solid #000000"/>
    </style:style>
    <style:style style:name="PERTRules.B13" style:family="table-cell">
      <style:table-cell-properties fo:padding="0.0382in" fo:border-left="0.05pt solid #000000" fo:border-right="none" fo:border-top="none" fo:border-bottom="0.05pt solid #000000"/>
    </style:style>
    <style:style style:name="PERTRules.C13" style:family="table-cell">
      <style:table-cell-properties fo:padding="0.0382in" fo:border-left="0.05pt solid #000000" fo:border-right="none" fo:border-top="none" fo:border-bottom="0.05pt solid #000000"/>
    </style:style>
    <style:style style:name="PERTRules.D13" style:family="table-cell">
      <style:table-cell-properties fo:padding="0.0382in" fo:border-left="0.05pt solid #000000" fo:border-right="none" fo:border-top="none" fo:border-bottom="0.05pt solid #000000"/>
    </style:style>
    <style:style style:name="PERTRules.E13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4" style:family="table-cell">
      <style:table-cell-properties fo:padding="0.0382in" fo:border-left="0.05pt solid #000000" fo:border-right="none" fo:border-top="none" fo:border-bottom="0.05pt solid #000000"/>
    </style:style>
    <style:style style:name="PERTRules.B14" style:family="table-cell">
      <style:table-cell-properties fo:padding="0.0382in" fo:border-left="0.05pt solid #000000" fo:border-right="none" fo:border-top="none" fo:border-bottom="0.05pt solid #000000"/>
    </style:style>
    <style:style style:name="PERTRules.C14" style:family="table-cell">
      <style:table-cell-properties fo:padding="0.0382in" fo:border-left="0.05pt solid #000000" fo:border-right="none" fo:border-top="none" fo:border-bottom="0.05pt solid #000000"/>
    </style:style>
    <style:style style:name="PERTRules.D14" style:family="table-cell">
      <style:table-cell-properties fo:padding="0.0382in" fo:border-left="0.05pt solid #000000" fo:border-right="none" fo:border-top="none" fo:border-bottom="0.05pt solid #000000"/>
    </style:style>
    <style:style style:name="PERTRules.E14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5" style:family="table-cell">
      <style:table-cell-properties fo:padding="0.0382in" fo:border-left="0.05pt solid #000000" fo:border-right="none" fo:border-top="none" fo:border-bottom="0.05pt solid #000000"/>
    </style:style>
    <style:style style:name="PERTRules.B15" style:family="table-cell">
      <style:table-cell-properties fo:padding="0.0382in" fo:border-left="0.05pt solid #000000" fo:border-right="none" fo:border-top="none" fo:border-bottom="0.05pt solid #000000"/>
    </style:style>
    <style:style style:name="PERTRules.C15" style:family="table-cell">
      <style:table-cell-properties fo:padding="0.0382in" fo:border-left="0.05pt solid #000000" fo:border-right="none" fo:border-top="none" fo:border-bottom="0.05pt solid #000000"/>
    </style:style>
    <style:style style:name="PERTRules.D15" style:family="table-cell">
      <style:table-cell-properties fo:padding="0.0382in" fo:border-left="0.05pt solid #000000" fo:border-right="none" fo:border-top="none" fo:border-bottom="0.05pt solid #000000"/>
    </style:style>
    <style:style style:name="PERTRules.E15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6" style:family="table-cell">
      <style:table-cell-properties fo:padding="0.0382in" fo:border-left="0.05pt solid #000000" fo:border-right="none" fo:border-top="none" fo:border-bottom="0.05pt solid #000000"/>
    </style:style>
    <style:style style:name="PERTRules.B16" style:family="table-cell">
      <style:table-cell-properties fo:padding="0.0382in" fo:border-left="0.05pt solid #000000" fo:border-right="none" fo:border-top="none" fo:border-bottom="0.05pt solid #000000"/>
    </style:style>
    <style:style style:name="PERTRules.C16" style:family="table-cell">
      <style:table-cell-properties fo:padding="0.0382in" fo:border-left="0.05pt solid #000000" fo:border-right="none" fo:border-top="none" fo:border-bottom="0.05pt solid #000000"/>
    </style:style>
    <style:style style:name="PERTRules.D16" style:family="table-cell">
      <style:table-cell-properties fo:padding="0.0382in" fo:border-left="0.05pt solid #000000" fo:border-right="none" fo:border-top="none" fo:border-bottom="0.05pt solid #000000"/>
    </style:style>
    <style:style style:name="PERTRules.E16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7" style:family="table-cell">
      <style:table-cell-properties fo:padding="0.0382in" fo:border-left="0.05pt solid #000000" fo:border-right="none" fo:border-top="none" fo:border-bottom="0.05pt solid #000000"/>
    </style:style>
    <style:style style:name="PERTRules.B17" style:family="table-cell">
      <style:table-cell-properties fo:padding="0.0382in" fo:border-left="0.05pt solid #000000" fo:border-right="none" fo:border-top="none" fo:border-bottom="0.05pt solid #000000"/>
    </style:style>
    <style:style style:name="PERTRules.C17" style:family="table-cell">
      <style:table-cell-properties fo:padding="0.0382in" fo:border-left="0.05pt solid #000000" fo:border-right="none" fo:border-top="none" fo:border-bottom="0.05pt solid #000000"/>
    </style:style>
    <style:style style:name="PERTRules.D17" style:family="table-cell">
      <style:table-cell-properties fo:padding="0.0382in" fo:border-left="0.05pt solid #000000" fo:border-right="none" fo:border-top="none" fo:border-bottom="0.05pt solid #000000"/>
    </style:style>
    <style:style style:name="PERTRules.E17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" style:family="table">
      <style:table-properties style:width="6.925in" fo:margin-left="0in" fo:margin-right="0in" fo:break-after="page" table:align="margins" fo:keep-with-next="always"/>
    </style:style>
    <style:style style:name="EarnedValueRules.A" style:family="table-column">
      <style:table-column-properties style:column-width="0.7632in" style:rel-column-width="7222*"/>
    </style:style>
    <style:style style:name="EarnedValueRules.B" style:family="table-column">
      <style:table-column-properties style:column-width="1.2069in" style:rel-column-width="11421*"/>
    </style:style>
    <style:style style:name="EarnedValueRules.C" style:family="table-column">
      <style:table-column-properties style:column-width="2.1604in" style:rel-column-width="20445*"/>
    </style:style>
    <style:style style:name="EarnedValueRules.D" style:family="table-column">
      <style:table-column-properties style:column-width="1.475in" style:rel-column-width="13958*"/>
    </style:style>
    <style:style style:name="EarnedValueRules.E" style:family="table-column">
      <style:table-column-properties style:column-width="1.3194in" style:rel-column-width="12489*"/>
    </style:style>
    <style:style style:name="EarnedValueRules.1" style:family="table-row">
      <style:table-row-properties fo:keep-together="always"/>
    </style:style>
    <style:style style:name="EarnedValueRul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arnedValueRules.E1" style:family="table-cell">
      <style:table-cell-properties fo:background-color="#eeeeee" fo:padding="0.0382in" fo:border="0.05pt solid #000000">
        <style:background-image/>
      </style:table-cell-properties>
    </style:style>
    <style:style style:name="EarnedValueRules.A2" style:family="table-cell">
      <style:table-cell-properties fo:padding="0.0382in" fo:border-left="0.05pt solid #000000" fo:border-right="none" fo:border-top="none" fo:border-bottom="0.05pt solid #000000"/>
    </style:style>
    <style:style style:name="EarnedValueRules.B2" style:family="table-cell">
      <style:table-cell-properties fo:padding="0.0382in" fo:border-left="0.05pt solid #000000" fo:border-right="none" fo:border-top="none" fo:border-bottom="0.05pt solid #000000"/>
    </style:style>
    <style:style style:name="EarnedValueRules.C2" style:family="table-cell">
      <style:table-cell-properties fo:padding="0.0382in" fo:border-left="0.05pt solid #000000" fo:border-right="none" fo:border-top="none" fo:border-bottom="0.05pt solid #000000"/>
    </style:style>
    <style:style style:name="EarnedValueRules.D2" style:family="table-cell">
      <style:table-cell-properties fo:padding="0.0382in" fo:border-left="0.05pt solid #000000" fo:border-right="none" fo:border-top="none" fo:border-bottom="0.05pt solid #000000"/>
    </style:style>
    <style:style style:name="EarnedValueRules.E2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3" style:family="table-cell">
      <style:table-cell-properties fo:padding="0.0382in" fo:border-left="0.05pt solid #000000" fo:border-right="none" fo:border-top="none" fo:border-bottom="0.05pt solid #000000"/>
    </style:style>
    <style:style style:name="EarnedValueRules.B3" style:family="table-cell">
      <style:table-cell-properties fo:padding="0.0382in" fo:border-left="0.05pt solid #000000" fo:border-right="none" fo:border-top="none" fo:border-bottom="0.05pt solid #000000"/>
    </style:style>
    <style:style style:name="EarnedValueRules.C3" style:family="table-cell">
      <style:table-cell-properties fo:padding="0.0382in" fo:border-left="0.05pt solid #000000" fo:border-right="none" fo:border-top="none" fo:border-bottom="0.05pt solid #000000"/>
    </style:style>
    <style:style style:name="EarnedValueRules.D3" style:family="table-cell">
      <style:table-cell-properties fo:padding="0.0382in" fo:border-left="0.05pt solid #000000" fo:border-right="none" fo:border-top="none" fo:border-bottom="0.05pt solid #000000"/>
    </style:style>
    <style:style style:name="EarnedValueRules.E3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4" style:family="table-cell">
      <style:table-cell-properties fo:padding="0.0382in" fo:border-left="0.05pt solid #000000" fo:border-right="none" fo:border-top="none" fo:border-bottom="0.05pt solid #000000"/>
    </style:style>
    <style:style style:name="EarnedValueRules.B4" style:family="table-cell">
      <style:table-cell-properties fo:padding="0.0382in" fo:border-left="0.05pt solid #000000" fo:border-right="none" fo:border-top="none" fo:border-bottom="0.05pt solid #000000"/>
    </style:style>
    <style:style style:name="EarnedValueRules.C4" style:family="table-cell">
      <style:table-cell-properties fo:padding="0.0382in" fo:border-left="0.05pt solid #000000" fo:border-right="none" fo:border-top="none" fo:border-bottom="0.05pt solid #000000"/>
    </style:style>
    <style:style style:name="EarnedValueRules.D4" style:family="table-cell">
      <style:table-cell-properties fo:padding="0.0382in" fo:border-left="0.05pt solid #000000" fo:border-right="none" fo:border-top="none" fo:border-bottom="0.05pt solid #000000"/>
    </style:style>
    <style:style style:name="EarnedValueRules.E4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5" style:family="table-cell">
      <style:table-cell-properties fo:padding="0.0382in" fo:border-left="0.05pt solid #000000" fo:border-right="none" fo:border-top="none" fo:border-bottom="0.05pt solid #000000"/>
    </style:style>
    <style:style style:name="EarnedValueRules.B5" style:family="table-cell">
      <style:table-cell-properties fo:padding="0.0382in" fo:border-left="0.05pt solid #000000" fo:border-right="none" fo:border-top="none" fo:border-bottom="0.05pt solid #000000"/>
    </style:style>
    <style:style style:name="EarnedValueRules.C5" style:family="table-cell">
      <style:table-cell-properties fo:padding="0.0382in" fo:border-left="0.05pt solid #000000" fo:border-right="none" fo:border-top="none" fo:border-bottom="0.05pt solid #000000"/>
    </style:style>
    <style:style style:name="EarnedValueRules.D5" style:family="table-cell">
      <style:table-cell-properties fo:padding="0.0382in" fo:border-left="0.05pt solid #000000" fo:border-right="none" fo:border-top="none" fo:border-bottom="0.05pt solid #000000"/>
    </style:style>
    <style:style style:name="EarnedValueRules.E5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6" style:family="table-cell">
      <style:table-cell-properties fo:padding="0.0382in" fo:border-left="0.05pt solid #000000" fo:border-right="none" fo:border-top="none" fo:border-bottom="0.05pt solid #000000"/>
    </style:style>
    <style:style style:name="EarnedValueRules.B6" style:family="table-cell">
      <style:table-cell-properties fo:padding="0.0382in" fo:border-left="0.05pt solid #000000" fo:border-right="none" fo:border-top="none" fo:border-bottom="0.05pt solid #000000"/>
    </style:style>
    <style:style style:name="EarnedValueRules.C6" style:family="table-cell">
      <style:table-cell-properties fo:padding="0.0382in" fo:border-left="0.05pt solid #000000" fo:border-right="none" fo:border-top="none" fo:border-bottom="0.05pt solid #000000"/>
    </style:style>
    <style:style style:name="EarnedValueRules.D6" style:family="table-cell">
      <style:table-cell-properties fo:padding="0.0382in" fo:border-left="0.05pt solid #000000" fo:border-right="none" fo:border-top="none" fo:border-bottom="0.05pt solid #000000"/>
    </style:style>
    <style:style style:name="EarnedValueRules.E6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7" style:family="table-cell">
      <style:table-cell-properties fo:padding="0.0382in" fo:border-left="0.05pt solid #000000" fo:border-right="none" fo:border-top="none" fo:border-bottom="0.05pt solid #000000"/>
    </style:style>
    <style:style style:name="EarnedValueRules.B7" style:family="table-cell">
      <style:table-cell-properties fo:padding="0.0382in" fo:border-left="0.05pt solid #000000" fo:border-right="none" fo:border-top="none" fo:border-bottom="0.05pt solid #000000"/>
    </style:style>
    <style:style style:name="EarnedValueRules.C7" style:family="table-cell">
      <style:table-cell-properties fo:padding="0.0382in" fo:border-left="0.05pt solid #000000" fo:border-right="none" fo:border-top="none" fo:border-bottom="0.05pt solid #000000"/>
    </style:style>
    <style:style style:name="EarnedValueRules.D7" style:family="table-cell">
      <style:table-cell-properties fo:padding="0.0382in" fo:border-left="0.05pt solid #000000" fo:border-right="none" fo:border-top="none" fo:border-bottom="0.05pt solid #000000"/>
    </style:style>
    <style:style style:name="EarnedValueRules.E7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8" style:family="table-cell">
      <style:table-cell-properties fo:padding="0.0382in" fo:border-left="0.05pt solid #000000" fo:border-right="none" fo:border-top="none" fo:border-bottom="0.05pt solid #000000"/>
    </style:style>
    <style:style style:name="EarnedValueRules.B8" style:family="table-cell">
      <style:table-cell-properties fo:padding="0.0382in" fo:border-left="0.05pt solid #000000" fo:border-right="none" fo:border-top="none" fo:border-bottom="0.05pt solid #000000"/>
    </style:style>
    <style:style style:name="EarnedValueRules.C8" style:family="table-cell">
      <style:table-cell-properties fo:padding="0.0382in" fo:border-left="0.05pt solid #000000" fo:border-right="none" fo:border-top="none" fo:border-bottom="0.05pt solid #000000"/>
    </style:style>
    <style:style style:name="EarnedValueRules.D8" style:family="table-cell">
      <style:table-cell-properties fo:padding="0.0382in" fo:border-left="0.05pt solid #000000" fo:border-right="none" fo:border-top="none" fo:border-bottom="0.05pt solid #000000"/>
    </style:style>
    <style:style style:name="EarnedValueRules.E8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9" style:family="table-cell">
      <style:table-cell-properties fo:padding="0.0382in" fo:border-left="0.05pt solid #000000" fo:border-right="none" fo:border-top="none" fo:border-bottom="0.05pt solid #000000"/>
    </style:style>
    <style:style style:name="EarnedValueRules.B9" style:family="table-cell">
      <style:table-cell-properties fo:padding="0.0382in" fo:border-left="0.05pt solid #000000" fo:border-right="none" fo:border-top="none" fo:border-bottom="0.05pt solid #000000"/>
    </style:style>
    <style:style style:name="EarnedValueRules.C9" style:family="table-cell">
      <style:table-cell-properties fo:padding="0.0382in" fo:border-left="0.05pt solid #000000" fo:border-right="none" fo:border-top="none" fo:border-bottom="0.05pt solid #000000"/>
    </style:style>
    <style:style style:name="EarnedValueRules.D9" style:family="table-cell">
      <style:table-cell-properties fo:padding="0.0382in" fo:border-left="0.05pt solid #000000" fo:border-right="none" fo:border-top="none" fo:border-bottom="0.05pt solid #000000"/>
    </style:style>
    <style:style style:name="EarnedValueRules.E9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0" style:family="table-cell">
      <style:table-cell-properties fo:padding="0.0382in" fo:border-left="0.05pt solid #000000" fo:border-right="none" fo:border-top="none" fo:border-bottom="0.05pt solid #000000"/>
    </style:style>
    <style:style style:name="EarnedValueRules.B10" style:family="table-cell">
      <style:table-cell-properties fo:padding="0.0382in" fo:border-left="0.05pt solid #000000" fo:border-right="none" fo:border-top="none" fo:border-bottom="0.05pt solid #000000"/>
    </style:style>
    <style:style style:name="EarnedValueRules.C10" style:family="table-cell">
      <style:table-cell-properties fo:padding="0.0382in" fo:border-left="0.05pt solid #000000" fo:border-right="none" fo:border-top="none" fo:border-bottom="0.05pt solid #000000"/>
    </style:style>
    <style:style style:name="EarnedValueRules.D10" style:family="table-cell">
      <style:table-cell-properties fo:padding="0.0382in" fo:border-left="0.05pt solid #000000" fo:border-right="none" fo:border-top="none" fo:border-bottom="0.05pt solid #000000"/>
    </style:style>
    <style:style style:name="EarnedValueRules.E10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1" style:family="table-cell">
      <style:table-cell-properties fo:padding="0.0382in" fo:border-left="0.05pt solid #000000" fo:border-right="none" fo:border-top="none" fo:border-bottom="0.05pt solid #000000"/>
    </style:style>
    <style:style style:name="EarnedValueRules.B11" style:family="table-cell">
      <style:table-cell-properties fo:padding="0.0382in" fo:border-left="0.05pt solid #000000" fo:border-right="none" fo:border-top="none" fo:border-bottom="0.05pt solid #000000"/>
    </style:style>
    <style:style style:name="EarnedValueRules.C11" style:family="table-cell">
      <style:table-cell-properties fo:padding="0.0382in" fo:border-left="0.05pt solid #000000" fo:border-right="none" fo:border-top="none" fo:border-bottom="0.05pt solid #000000"/>
    </style:style>
    <style:style style:name="EarnedValueRules.D11" style:family="table-cell">
      <style:table-cell-properties fo:padding="0.0382in" fo:border-left="0.05pt solid #000000" fo:border-right="none" fo:border-top="none" fo:border-bottom="0.05pt solid #000000"/>
    </style:style>
    <style:style style:name="EarnedValueRules.E11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2" style:family="table-cell">
      <style:table-cell-properties fo:padding="0.0382in" fo:border-left="0.05pt solid #000000" fo:border-right="none" fo:border-top="none" fo:border-bottom="0.05pt solid #000000"/>
    </style:style>
    <style:style style:name="EarnedValueRules.B12" style:family="table-cell">
      <style:table-cell-properties fo:padding="0.0382in" fo:border-left="0.05pt solid #000000" fo:border-right="none" fo:border-top="none" fo:border-bottom="0.05pt solid #000000"/>
    </style:style>
    <style:style style:name="EarnedValueRules.C12" style:family="table-cell">
      <style:table-cell-properties fo:padding="0.0382in" fo:border-left="0.05pt solid #000000" fo:border-right="none" fo:border-top="none" fo:border-bottom="0.05pt solid #000000"/>
    </style:style>
    <style:style style:name="EarnedValueRules.D12" style:family="table-cell">
      <style:table-cell-properties fo:padding="0.0382in" fo:border-left="0.05pt solid #000000" fo:border-right="none" fo:border-top="none" fo:border-bottom="0.05pt solid #000000"/>
    </style:style>
    <style:style style:name="EarnedValueRules.E12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3" style:family="table-cell">
      <style:table-cell-properties fo:padding="0.0382in" fo:border-left="0.05pt solid #000000" fo:border-right="none" fo:border-top="none" fo:border-bottom="0.05pt solid #000000"/>
    </style:style>
    <style:style style:name="EarnedValueRules.B13" style:family="table-cell">
      <style:table-cell-properties fo:padding="0.0382in" fo:border-left="0.05pt solid #000000" fo:border-right="none" fo:border-top="none" fo:border-bottom="0.05pt solid #000000"/>
    </style:style>
    <style:style style:name="EarnedValueRules.C13" style:family="table-cell">
      <style:table-cell-properties fo:padding="0.0382in" fo:border-left="0.05pt solid #000000" fo:border-right="none" fo:border-top="none" fo:border-bottom="0.05pt solid #000000"/>
    </style:style>
    <style:style style:name="EarnedValueRules.D13" style:family="table-cell">
      <style:table-cell-properties fo:padding="0.0382in" fo:border-left="0.05pt solid #000000" fo:border-right="none" fo:border-top="none" fo:border-bottom="0.05pt solid #000000"/>
    </style:style>
    <style:style style:name="EarnedValueRules.E13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4" style:family="table-cell">
      <style:table-cell-properties fo:padding="0.0382in" fo:border-left="0.05pt solid #000000" fo:border-right="none" fo:border-top="none" fo:border-bottom="0.05pt solid #000000"/>
    </style:style>
    <style:style style:name="EarnedValueRules.B14" style:family="table-cell">
      <style:table-cell-properties fo:padding="0.0382in" fo:border-left="0.05pt solid #000000" fo:border-right="none" fo:border-top="none" fo:border-bottom="0.05pt solid #000000"/>
    </style:style>
    <style:style style:name="EarnedValueRules.C14" style:family="table-cell">
      <style:table-cell-properties fo:padding="0.0382in" fo:border-left="0.05pt solid #000000" fo:border-right="none" fo:border-top="none" fo:border-bottom="0.05pt solid #000000"/>
    </style:style>
    <style:style style:name="EarnedValueRules.D14" style:family="table-cell">
      <style:table-cell-properties fo:padding="0.0382in" fo:border-left="0.05pt solid #000000" fo:border-right="none" fo:border-top="none" fo:border-bottom="0.05pt solid #000000"/>
    </style:style>
    <style:style style:name="EarnedValueRules.E14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5" style:family="table-cell">
      <style:table-cell-properties fo:padding="0.0382in" fo:border-left="0.05pt solid #000000" fo:border-right="none" fo:border-top="none" fo:border-bottom="0.05pt solid #000000"/>
    </style:style>
    <style:style style:name="EarnedValueRules.B15" style:family="table-cell">
      <style:table-cell-properties fo:padding="0.0382in" fo:border-left="0.05pt solid #000000" fo:border-right="none" fo:border-top="none" fo:border-bottom="0.05pt solid #000000"/>
    </style:style>
    <style:style style:name="EarnedValueRules.C15" style:family="table-cell">
      <style:table-cell-properties fo:padding="0.0382in" fo:border-left="0.05pt solid #000000" fo:border-right="none" fo:border-top="none" fo:border-bottom="0.05pt solid #000000"/>
    </style:style>
    <style:style style:name="EarnedValueRules.D15" style:family="table-cell">
      <style:table-cell-properties fo:padding="0.0382in" fo:border-left="0.05pt solid #000000" fo:border-right="none" fo:border-top="none" fo:border-bottom="0.05pt solid #000000"/>
    </style:style>
    <style:style style:name="EarnedValueRules.E15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" style:family="table">
      <style:table-properties style:width="6.925in" table:align="margins"/>
    </style:style>
    <style:style style:name="BusinessEntities.A" style:family="table-column">
      <style:table-column-properties style:column-width="2.0625in" style:rel-column-width="19518*"/>
    </style:style>
    <style:style style:name="BusinessEntities.B" style:family="table-column">
      <style:table-column-properties style:column-width="4.8625in" style:rel-column-width="46017*"/>
    </style:style>
    <style:style style:name="BusinessEntiti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BusinessEntities.B1" style:family="table-cell">
      <style:table-cell-properties fo:background-color="#eeeeee" fo:padding="0.0382in" fo:border="0.05pt solid #000000">
        <style:background-image/>
      </style:table-cell-properties>
    </style:style>
    <style:style style:name="BusinessEntities.A2" style:family="table-cell">
      <style:table-cell-properties fo:padding="0.0382in" fo:border-left="0.05pt solid #000000" fo:border-right="none" fo:border-top="none" fo:border-bottom="0.05pt solid #000000"/>
    </style:style>
    <style:style style:name="BusinessEntities.B2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3" style:family="table-cell">
      <style:table-cell-properties fo:padding="0.0382in" fo:border-left="0.05pt solid #000000" fo:border-right="none" fo:border-top="none" fo:border-bottom="0.05pt solid #000000"/>
    </style:style>
    <style:style style:name="BusinessEntities.B3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4" style:family="table-cell">
      <style:table-cell-properties fo:padding="0.0382in" fo:border-left="0.05pt solid #000000" fo:border-right="none" fo:border-top="none" fo:border-bottom="0.05pt solid #000000"/>
    </style:style>
    <style:style style:name="BusinessEntities.B4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5" style:family="table-cell">
      <style:table-cell-properties fo:padding="0.0382in" fo:border-left="0.05pt solid #000000" fo:border-right="none" fo:border-top="none" fo:border-bottom="0.05pt solid #000000"/>
    </style:style>
    <style:style style:name="BusinessEntities.B5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6" style:family="table-cell">
      <style:table-cell-properties fo:padding="0.0382in" fo:border-left="0.05pt solid #000000" fo:border-right="none" fo:border-top="none" fo:border-bottom="0.05pt solid #000000"/>
    </style:style>
    <style:style style:name="BusinessEntities.B6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7" style:family="table-cell">
      <style:table-cell-properties fo:padding="0.0382in" fo:border-left="0.05pt solid #000000" fo:border-right="none" fo:border-top="none" fo:border-bottom="0.05pt solid #000000"/>
    </style:style>
    <style:style style:name="BusinessEntities.B7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8" style:family="table-cell">
      <style:table-cell-properties fo:padding="0.0382in" fo:border-left="0.05pt solid #000000" fo:border-right="none" fo:border-top="none" fo:border-bottom="0.05pt solid #000000"/>
    </style:style>
    <style:style style:name="BusinessEntities.B8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9" style:family="table-cell">
      <style:table-cell-properties fo:padding="0.0382in" fo:border-left="0.05pt solid #000000" fo:border-right="none" fo:border-top="none" fo:border-bottom="0.05pt solid #000000"/>
    </style:style>
    <style:style style:name="BusinessEntities.B9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0" style:family="table-cell">
      <style:table-cell-properties fo:padding="0.0382in" fo:border-left="0.05pt solid #000000" fo:border-right="none" fo:border-top="none" fo:border-bottom="0.05pt solid #000000"/>
    </style:style>
    <style:style style:name="BusinessEntities.B10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1" style:family="table-cell">
      <style:table-cell-properties fo:padding="0.0382in" fo:border-left="0.05pt solid #000000" fo:border-right="none" fo:border-top="none" fo:border-bottom="0.05pt solid #000000"/>
    </style:style>
    <style:style style:name="BusinessEntities.B11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2" style:family="table-cell">
      <style:table-cell-properties fo:padding="0.0382in" fo:border-left="0.05pt solid #000000" fo:border-right="none" fo:border-top="none" fo:border-bottom="0.05pt solid #000000"/>
    </style:style>
    <style:style style:name="BusinessEntities.B12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3" style:family="table-cell">
      <style:table-cell-properties fo:padding="0.0382in" fo:border-left="0.05pt solid #000000" fo:border-right="none" fo:border-top="none" fo:border-bottom="0.05pt solid #000000"/>
    </style:style>
    <style:style style:name="BusinessEntities.B13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4" style:family="table-cell">
      <style:table-cell-properties fo:padding="0.0382in" fo:border-left="0.05pt solid #000000" fo:border-right="none" fo:border-top="none" fo:border-bottom="0.05pt solid #000000"/>
    </style:style>
    <style:style style:name="BusinessEntities.B14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5" style:family="table-cell">
      <style:table-cell-properties fo:padding="0.0382in" fo:border-left="0.05pt solid #000000" fo:border-right="none" fo:border-top="none" fo:border-bottom="0.05pt solid #000000"/>
    </style:style>
    <style:style style:name="BusinessEntities.B15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6" style:family="table-cell">
      <style:table-cell-properties fo:padding="0.0382in" fo:border-left="0.05pt solid #000000" fo:border-right="none" fo:border-top="none" fo:border-bottom="0.05pt solid #000000"/>
    </style:style>
    <style:style style:name="BusinessEntities.B16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7" style:family="table-cell">
      <style:table-cell-properties fo:padding="0.0382in" fo:border-left="0.05pt solid #000000" fo:border-right="none" fo:border-top="none" fo:border-bottom="0.05pt solid #000000"/>
    </style:style>
    <style:style style:name="BusinessEntities.B17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8" style:family="table-cell">
      <style:table-cell-properties fo:padding="0.0382in" fo:border-left="0.05pt solid #000000" fo:border-right="none" fo:border-top="none" fo:border-bottom="0.05pt solid #000000"/>
    </style:style>
    <style:style style:name="BusinessEntities.B18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9" style:family="table-cell">
      <style:table-cell-properties fo:padding="0.0382in" fo:border-left="0.05pt solid #000000" fo:border-right="none" fo:border-top="none" fo:border-bottom="0.05pt solid #000000"/>
    </style:style>
    <style:style style:name="BusinessEntities.B19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20" style:family="table-cell">
      <style:table-cell-properties fo:padding="0.0382in" fo:border-left="0.05pt solid #000000" fo:border-right="none" fo:border-top="none" fo:border-bottom="0.05pt solid #000000"/>
    </style:style>
    <style:style style:name="BusinessEntities.B20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21" style:family="table-cell">
      <style:table-cell-properties fo:padding="0.0382in" fo:border-left="0.05pt solid #000000" fo:border-right="none" fo:border-top="none" fo:border-bottom="0.05pt solid #000000"/>
    </style:style>
    <style:style style:name="BusinessEntities.B21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22" style:family="table-cell">
      <style:table-cell-properties fo:padding="0.0382in" fo:border-left="0.05pt solid #000000" fo:border-right="none" fo:border-top="none" fo:border-bottom="0.05pt solid #000000"/>
    </style:style>
    <style:style style:name="BusinessEntities.B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venir Next Condensed"/>
    </style:style>
    <style:style style:name="P2" style:family="paragraph" style:parent-style-name="Standard">
      <style:text-properties style:font-name="Avenir Next3"/>
    </style:style>
    <style:style style:name="P3" style:family="paragraph" style:parent-style-name="Standard">
      <style:paragraph-properties fo:text-align="center" style:justify-single-word="false"/>
      <style:text-properties style:font-name="Avenir Next3"/>
    </style:style>
    <style:style style:name="P4" style:family="paragraph" style:parent-style-name="Standard">
      <style:paragraph-properties fo:text-align="center" style:justify-single-word="false"/>
      <style:text-properties style:font-name="Avenir Next3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venir Next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venir Next3" fo:font-size="12pt" fo:font-weight="normal" officeooo:paragraph-rsid="000cdfc3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venir Next3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venir Next3" fo:font-size="12pt" style:text-underline-style="none" fo:font-weight="bold" officeooo:paragraph-rsid="000cdfc3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venir Next3" fo:font-size="12pt" style:text-underline-style="solid" style:text-underline-width="auto" style:text-underline-color="font-color" fo:font-weight="normal" officeooo:paragraph-rsid="000cdfc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venir Next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style:font-name="Avenir Next3" fo:font-size="18pt" style:text-underline-style="solid" style:text-underline-width="auto" style:text-underline-color="font-color" fo:font-weight="normal" officeooo:paragraph-rsid="000cdfc3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venir Next3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venir Next3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Avenir Next3" fo:font-style="italic" fo:font-weight="normal" officeooo:rsid="001732e6" officeooo:paragraph-rsid="001732e6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font-name="Avenir Black1" fo:font-size="12pt" style:font-size-asian="12pt" style:font-size-complex="12pt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Standard">
      <style:text-properties fo:font-size="12pt" officeooo:paragraph-rsid="000cdfc3" style:font-size-asian="12pt" style:font-size-complex="12pt"/>
    </style:style>
    <style:style style:name="P22" style:family="paragraph" style:parent-style-name="Standard">
      <style:text-properties fo:font-weight="bold" officeooo:paragraph-rsid="000cdfc3" style:font-weight-asian="bold" style:font-weight-complex="bold"/>
    </style:style>
    <style:style style:name="P23" style:family="paragraph" style:parent-style-name="Standard">
      <style:text-properties officeooo:paragraph-rsid="000cdfc3"/>
    </style:style>
    <style:style style:name="P24" style:family="paragraph" style:parent-style-name="Table_20_Contents">
      <style:text-properties style:font-name="Avenir Next3"/>
    </style:style>
    <style:style style:name="P25" style:family="paragraph" style:parent-style-name="Table_20_Contents">
      <style:text-properties style:font-name="Avenir Next3" fo:font-size="12pt" style:font-size-asian="12pt" style:font-size-complex="12pt"/>
    </style:style>
    <style:style style:name="P26" style:family="paragraph" style:parent-style-name="Table_20_Contents">
      <style:paragraph-properties fo:text-align="end" style:justify-single-word="false"/>
      <style:text-properties style:font-name="Avenir Next3" fo:font-size="12pt" style:font-size-asian="12pt" style:font-size-complex="12pt"/>
    </style:style>
    <style:style style:name="P27" style:family="paragraph" style:parent-style-name="Table_20_Contents">
      <style:paragraph-properties fo:text-align="end" style:justify-single-word="false"/>
      <style:text-properties style:font-name="Avenir Next3" fo:font-size="12pt" officeooo:paragraph-rsid="000cdfc3" style:font-size-asian="12pt" style:font-size-complex="12pt"/>
    </style:style>
    <style:style style:name="P28" style:family="paragraph" style:parent-style-name="Table_20_Contents">
      <style:text-properties style:font-name="Avenir Next3" fo:font-size="12pt" officeooo:paragraph-rsid="000cdfc3" style:font-size-asian="12pt" style:font-size-complex="12pt"/>
    </style:style>
    <style:style style:name="P29" style:family="paragraph" style:parent-style-name="Table_20_Contents">
      <style:text-properties style:font-name="Avenir Next3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style:font-name="Avenir Next3" fo:font-size="12pt" style:text-underline-style="solid" style:text-underline-width="auto" style:text-underline-color="font-color" style:font-size-asian="12pt" style:font-size-complex="12pt"/>
    </style:style>
    <style:style style:name="P34" style:family="paragraph" style:parent-style-name="Table_20_Contents">
      <style:text-properties style:font-name="Avenir Next3" fo:font-size="12pt" style:text-underline-style="solid" style:text-underline-width="auto" style:text-underline-color="font-color" officeooo:paragraph-rsid="000cdfc3" style:font-size-asian="12pt" style:font-size-complex="12pt"/>
    </style:style>
    <style:style style:name="P35" style:family="paragraph" style:parent-style-name="Table_20_Contents">
      <style:text-properties style:font-name="Avenir Next3" fo:font-size="12pt" fo:font-style="italic" style:font-size-asian="12pt" style:font-style-asian="italic" style:font-size-complex="12pt" style:font-style-complex="italic"/>
    </style:style>
    <style:style style:name="P36" style:family="paragraph" style:parent-style-name="Table_20_Contents">
      <style:text-properties style:font-name="Avenir Next3" fo:font-size="12pt" fo:font-style="italic" fo:font-weight="normal" officeooo:paragraph-rsid="000cdfc3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able_20_Contents">
      <style:text-properties style:font-name="Avenir Next3" fo:font-size="12pt" style:text-underline-style="none" style:font-size-asian="12pt" style:font-size-complex="12pt"/>
    </style:style>
    <style:style style:name="P38" style:family="paragraph" style:parent-style-name="Table_20_Contents">
      <style:text-properties style:font-name="Avenir Next3" fo:font-size="12pt" style:text-underline-style="none" officeooo:paragraph-rsid="000cdfc3" style:font-size-asian="12pt" style:font-size-complex="12pt"/>
    </style:style>
    <style:style style:name="P39" style:family="paragraph" style:parent-style-name="Table_20_Contents">
      <style:text-properties style:font-name="Avenir Next3" fo:font-size="12pt" style:text-underline-style="none" fo:font-weight="normal" officeooo:paragraph-rsid="000cdfc3" style:font-size-asian="12pt" style:font-weight-asian="normal" style:font-size-complex="12pt" style:font-weight-complex="normal"/>
    </style:style>
    <style:style style:name="P40" style:family="paragraph" style:parent-style-name="Table_20_Contents">
      <style:text-properties style:font-name="Avenir Next3" fo:font-size="12pt" fo:font-style="normal" style:font-size-asian="12pt" style:font-style-asian="normal" style:font-size-complex="12pt" style:font-style-complex="normal"/>
    </style:style>
    <style:style style:name="P41" style:family="paragraph" style:parent-style-name="Table_20_Contents">
      <style:text-properties style:font-name="Avenir Next3" fo:font-size="12pt" fo:font-style="normal" style:text-underline-style="none" style:font-size-asian="12pt" style:font-style-asian="normal" style:font-size-complex="12pt" style:font-style-complex="normal"/>
    </style:style>
    <style:style style:name="P42" style:family="paragraph" style:parent-style-name="Table_20_Contents">
      <style:paragraph-properties fo:text-align="end" style:justify-single-word="false"/>
      <style:text-properties style:font-name="Avenir Next3" fo:font-size="12pt" fo:font-weight="normal" officeooo:paragraph-rsid="000cdfc3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style:font-name="Avenir Next3" fo:font-size="12pt" fo:font-weight="normal" officeooo:paragraph-rsid="000cdfc3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style:font-name="Avenir Next3" fo:font-weight="bold" style:font-weight-asian="bold" style:font-weight-complex="bold"/>
    </style:style>
    <style:style style:name="P45" style:family="paragraph" style:parent-style-name="Table_20_Contents">
      <style:text-properties style:font-name="Avenir Next3" style:text-underline-style="solid" style:text-underline-width="auto" style:text-underline-color="font-color"/>
    </style:style>
    <style:style style:name="P46" style:family="paragraph" style:parent-style-name="Table_20_Contents">
      <style:paragraph-properties fo:hyphenation-ladder-count="no-limit"/>
      <style:text-properties style:font-name="Avenir Next3" fo:hyphenate="true" fo:hyphenation-remain-char-count="2" fo:hyphenation-push-char-count="2"/>
    </style:style>
    <style:style style:name="P47" style:family="paragraph" style:parent-style-name="Table_20_Contents">
      <style:paragraph-properties fo:hyphenation-ladder-count="no-limit"/>
      <style:text-properties style:font-name="Avenir Next3" style:text-underline-style="none" fo:hyphenate="true" fo:hyphenation-remain-char-count="2" fo:hyphenation-push-char-count="2"/>
    </style:style>
    <style:style style:name="P48" style:family="paragraph" style:parent-style-name="Table_20_Contents">
      <style:text-properties style:font-name="Avenir Next3" officeooo:rsid="00175e31" officeooo:paragraph-rsid="000cdfc3"/>
    </style:style>
    <style:style style:name="P49" style:family="paragraph" style:parent-style-name="Table_20_Contents">
      <style:text-properties style:font-name="Avenir Next3" officeooo:paragraph-rsid="000cdfc3"/>
    </style:style>
    <style:style style:name="P50" style:family="paragraph" style:parent-style-name="Table_20_Contents">
      <style:text-properties officeooo:paragraph-rsid="000cdfc3"/>
    </style:style>
    <style:style style:name="P51" style:family="paragraph" style:parent-style-name="Standard">
      <style:paragraph-properties fo:margin-top="0in" fo:margin-bottom="0in" style:contextual-spacing="false"/>
      <style:text-properties style:font-name="Avenir Next3" fo:font-size="12pt" style:font-size-asian="12pt" style:font-size-complex="12pt"/>
    </style:style>
    <style:style style:name="P52" style:family="paragraph" style:parent-style-name="Standard">
      <style:paragraph-properties fo:margin-top="0in" fo:margin-bottom="0in" style:contextual-spacing="false"/>
      <style:text-properties style:font-name="Avenir Next3" fo:font-size="12pt" officeooo:paragraph-rsid="000cdfc3" style:font-size-asian="12pt" style:font-size-complex="12pt"/>
    </style:style>
    <style:style style:name="P53" style:family="paragraph" style:parent-style-name="Standard">
      <style:paragraph-properties fo:margin-top="0in" fo:margin-bottom="0in" style:contextual-spacing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in" fo:margin-bottom="0in" style:contextual-spacing="false"/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top="0in" fo:margin-bottom="0in" style:contextual-spacing="false"/>
      <style:text-properties officeooo:paragraph-rsid="000cdfc3"/>
    </style:style>
    <style:style style:name="P56" style:family="paragraph" style:parent-style-name="Table_20_Contents">
      <style:paragraph-properties fo:background-color="#eeeeee">
        <style:background-image/>
      </style:paragraph-properties>
      <style:text-properties style:font-name="Avenir Next3" fo:font-size="12pt" fo:font-weight="bold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background-color="#eeeeee">
        <style:background-image/>
      </style:paragraph-properties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58" style:family="paragraph" style:parent-style-name="Table_20_Heading">
      <style:text-properties style:font-name="Avenir Black" fo:font-size="12pt" style:font-size-asian="12pt" style:font-size-complex="12pt"/>
    </style:style>
    <style:style style:name="P59" style:family="paragraph" style:parent-style-name="Table_20_Heading">
      <style:text-properties style:font-name="Avenir Black" fo:font-size="12pt" officeooo:paragraph-rsid="000cdfc3" style:font-size-asian="12pt" style:font-size-complex="12pt"/>
    </style:style>
    <style:style style:name="P60" style:family="paragraph" style:parent-style-name="Table_20_Heading">
      <style:text-properties style:font-name="Avenir Next3" officeooo:rsid="00175e31" officeooo:paragraph-rsid="000cdfc3"/>
    </style:style>
    <style:style style:name="P61" style:family="paragraph" style:parent-style-name="Standard">
      <style:paragraph-properties fo:break-before="page"/>
      <style:text-properties style:font-name="Avenir Black1" fo:font-size="12pt" style:font-size-asian="12pt" style:font-size-complex="12pt"/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Text_20_body">
      <style:text-properties style:font-name="Garamond" fo:font-size="28pt"/>
    </style:style>
    <style:style style:name="P64" style:family="paragraph" style:parent-style-name="Text_20_body">
      <style:text-properties style:font-name="Avenir Next3" fo:font-size="12pt" style:text-underline-style="none" fo:font-weight="bold" officeooo:rsid="00195fbe" officeooo:paragraph-rsid="000cdfc3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5e31" officeooo:paragraph-rsid="000cdfc3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d4f2" officeooo:paragraph-rsid="000cdfc3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1b85a" officeooo:paragraph-rsid="0011b85a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5adc1" officeooo:paragraph-rsid="0015adc1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d4f2" officeooo:paragraph-rsid="000cdfc3"/>
    </style:style>
    <style:style style:name="P70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1b85a" officeooo:paragraph-rsid="00146224"/>
    </style:style>
    <style:style style:name="P71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46224" officeooo:paragraph-rsid="00146224"/>
    </style:style>
    <style:style style:name="P72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5e31" officeooo:paragraph-rsid="000cdfc3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fo:font-style="normal" style:text-underline-style="none" officeooo:paragraph-rsid="000cdfc3" style:font-style-asian="normal" style:font-style-complex="normal"/>
    </style:style>
    <style:style style:name="P74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paragraph-rsid="000cdfc3" style:font-weight-asian="normal" style:font-weight-complex="normal"/>
    </style:style>
    <style:style style:name="P75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76" style:family="paragraph" style:parent-style-name="Standard">
      <style:paragraph-properties fo:margin-left="0.9846in" fo:margin-right="0in" fo:text-indent="0in" style:auto-text-indent="false"/>
      <style:text-properties style:font-name="Avenir Next3" officeooo:paragraph-rsid="000cdfc3"/>
    </style:style>
    <style:style style:name="P77" style:family="paragraph" style:parent-style-name="Standard">
      <style:paragraph-properties fo:margin-left="0in" fo:margin-right="0in" fo:text-indent="0in" style:auto-text-indent="false"/>
      <style:text-properties style:font-name="Avenir Next3" fo:font-weight="bold" officeooo:paragraph-rsid="000cdfc3" style:font-weight-asian="bold" style:font-weight-complex="bold"/>
    </style:style>
    <style:style style:name="P78" style:family="paragraph" style:parent-style-name="Standard">
      <style:paragraph-properties fo:margin-left="0in" fo:margin-right="0in" fo:text-indent="0in" style:auto-text-indent="false"/>
      <style:text-properties style:font-name="Avenir Next3" fo:font-weight="normal" officeooo:rsid="00175e31" officeooo:paragraph-rsid="000cdfc3" style:font-weight-asian="normal" style:font-weight-complex="normal"/>
    </style:style>
    <style:style style:name="P79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Avenir Next3" fo:font-weight="bold" officeooo:paragraph-rsid="000cdfc3" style:font-weight-asian="bold" style:font-weight-complex="bold"/>
    </style:style>
    <style:style style:name="P8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3" style:family="paragraph" style:parent-style-name="Heading_20_3">
      <style:text-properties fo:font-size="12pt" style:font-size-asian="12pt" style:font-size-complex="12pt"/>
    </style:style>
    <style:style style:name="P84" style:family="paragraph" style:parent-style-name="Heading_20_3" style:master-page-name="MyLandscape">
      <style:paragraph-properties style:page-number="auto"/>
      <style:text-properties style:font-name="Avenir Next3" fo:font-size="12pt" style:text-underline-style="none" fo:font-weight="bold" officeooo:rsid="00195fbe" officeooo:paragraph-rsid="000cdfc3" style:font-size-asian="12pt" style:font-weight-asian="bold" style:font-size-complex="12pt" style:font-weight-complex="bold"/>
    </style:style>
    <style:style style:name="P85" style:family="paragraph" style:parent-style-name="Heading_20_3">
      <style:paragraph-properties fo:break-before="page"/>
    </style:style>
    <style:style style:name="P86" style:family="paragraph" style:parent-style-name="Heading_20_3">
      <style:paragraph-properties fo:break-before="page"/>
      <style:text-properties officeooo:paragraph-rsid="0011b85a"/>
    </style:style>
    <style:style style:name="P87" style:family="paragraph" style:parent-style-name="Heading_20_3">
      <style:paragraph-properties fo:break-before="page"/>
      <style:text-properties officeooo:paragraph-rsid="00146224"/>
    </style:style>
    <style:style style:name="P88" style:family="paragraph" style:parent-style-name="Heading_20_3">
      <style:paragraph-properties fo:break-before="page"/>
      <style:text-properties officeooo:paragraph-rsid="0015adc1"/>
    </style:style>
    <style:style style:name="P89" style:family="paragraph" style:parent-style-name="Heading_20_2">
      <style:text-properties officeooo:paragraph-rsid="000cdfc3"/>
    </style:style>
    <style:style style:name="P90" style:family="paragraph" style:parent-style-name="Heading_20_2">
      <style:text-properties style:font-name="Avenir Next3" fo:font-size="14pt" style:text-underline-style="none" fo:font-weight="bold" officeooo:rsid="00102887" officeooo:paragraph-rsid="00102887" style:font-size-asian="14pt" style:font-weight-asian="bold" style:font-size-complex="14pt" style:font-weight-complex="bold"/>
    </style:style>
    <style:style style:name="P91" style:family="paragraph" style:parent-style-name="Heading_20_2" style:list-style-name="">
      <style:paragraph-properties fo:hyphenation-ladder-count="no-limit"/>
      <style:text-properties fo:hyphenate="true" fo:hyphenation-remain-char-count="2" fo:hyphenation-push-char-count="2"/>
    </style:style>
    <style:style style:name="P92" style:family="paragraph" style:parent-style-name="Heading_20_2">
      <style:paragraph-properties fo:break-before="page"/>
    </style:style>
    <style:style style:name="P93" style:family="paragraph" style:parent-style-name="Heading_20_2">
      <style:paragraph-properties fo:break-before="page"/>
      <style:text-properties officeooo:paragraph-rsid="000cdfc3"/>
    </style:style>
    <style:style style:name="P94" style:family="paragraph" style:parent-style-name="Heading_20_1">
      <style:text-properties style:font-name="Avenir Next3" fo:font-weight="bold" officeooo:paragraph-rsid="000cdfc3" style:font-weight-asian="bold" style:font-weight-complex="bold"/>
    </style:style>
    <style:style style:name="P95" style:family="paragraph" style:parent-style-name="Heading_20_1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96" style:family="paragraph" style:parent-style-name="Heading_20_1">
      <style:text-properties officeooo:paragraph-rsid="000cdfc3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>
      <style:paragraph-properties fo:break-before="page"/>
      <style:text-properties officeooo:paragraph-rsid="000cdfc3"/>
    </style:style>
    <style:style style:name="P99" style:family="paragraph" style:parent-style-name="Standard" style:master-page-name="First_20_Page">
      <style:paragraph-properties style:page-number="auto"/>
      <style:text-properties style:font-name="Avenir Next3"/>
    </style:style>
    <style:style style:name="P100" style:family="paragraph" style:parent-style-name="Standard">
      <style:paragraph-properties fo:text-align="center" style:justify-single-word="false"/>
      <style:text-properties style:font-name="Avenir Next3" fo:font-size="12pt" fo:font-weight="bold" officeooo:rsid="001d7a05" officeooo:paragraph-rsid="001d7a05" style:font-size-asian="12pt" style:font-weight-asian="bold" style:font-size-complex="12pt" style:font-weight-complex="bold"/>
    </style:style>
    <style:style style:name="T1" style:family="text">
      <style:text-properties style:text-position="super 58%" fo:font-weight="normal" officeooo:rsid="00175e31" style:font-weight-asian="normal" style:font-weight-complex="normal"/>
    </style:style>
    <style:style style:name="T2" style:family="text">
      <style:text-properties style:text-position="super 58%" fo:font-weight="normal" officeooo:rsid="001d7a05" style:font-weight-asian="normal" style:font-weight-complex="normal"/>
    </style:style>
    <style:style style:name="T3" style:family="text">
      <style:text-properties style:text-position="super 58%" fo:font-weight="bold" officeooo:rsid="0015adc1" style:font-weight-asian="bold" style:font-weight-complex="bold"/>
    </style:style>
    <style:style style:name="T4" style:family="text">
      <style:text-properties style:text-position="super 58%" fo:font-weight="bold" officeooo:rsid="001d7a05" style:font-weight-asian="bold" style:font-weight-complex="bold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5e31" style:font-weight-asian="normal" style:font-weight-complex="normal"/>
    </style:style>
    <style:style style:name="T8" style:family="text">
      <style:text-properties fo:font-weight="normal" officeooo:rsid="001732e6" style:font-weight-asian="normal" style:font-weight-complex="normal"/>
    </style:style>
    <style:style style:name="T9" style:family="text">
      <style:text-properties fo:font-weight="normal" officeooo:rsid="001d7a05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adc1" style:font-weight-asian="bold" style:font-weight-complex="bold"/>
    </style:style>
    <style:style style:name="T12" style:family="text">
      <style:text-properties fo:font-weight="bold" officeooo:rsid="001d7a05" style:font-weight-asian="bold" style:font-weight-complex="bold"/>
    </style:style>
    <style:style style:name="T13" style:family="text">
      <style:text-properties style:font-name="Avenir Next3"/>
    </style:style>
    <style:style style:name="T14" style:family="text">
      <style:text-properties style:font-name="Avenir Next3" style:text-underline-style="solid" style:text-underline-width="auto" style:text-underline-color="font-color"/>
    </style:style>
    <style:style style:name="T15" style:family="text">
      <style:text-properties style:font-name="Avenir Next3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font-name="Avenir Next3" style:text-underline-style="none"/>
    </style:style>
    <style:style style:name="T17" style:family="text">
      <style:text-properties style:font-name="Avenir Next3" style:text-underline-style="none" fo:font-weight="bold" style:font-weight-asian="bold" style:font-weight-complex="bold"/>
    </style:style>
    <style:style style:name="T18" style:family="text">
      <style:text-properties style:font-name="Avenir Next3" style:text-underline-style="none" fo:font-weight="normal" style:font-weight-asian="normal" style:font-weight-complex="normal"/>
    </style:style>
    <style:style style:name="T19" style:family="text">
      <style:text-properties style:font-name="Avenir Next3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font-name="Avenir Next3" fo:font-size="12pt" style:text-underline-style="none" fo:font-weight="normal" officeooo:rsid="00102887" style:font-size-asian="12pt" style:font-weight-asian="normal" style:font-size-complex="12pt" style:font-weight-complex="normal"/>
    </style:style>
    <style:style style:name="T21" style:family="text">
      <style:text-properties style:font-name="Avenir Next3" fo:font-size="12pt" style:text-underline-style="none" fo:font-weight="normal" officeooo:rsid="00139817" style:font-size-asian="12pt" style:font-weight-asian="normal" style:font-size-complex="12pt" style:font-weight-complex="normal"/>
    </style:style>
    <style:style style:name="T22" style:family="text">
      <style:text-properties style:font-name="Avenir Next3" fo:font-size="12pt" style:text-underline-style="none" fo:font-weight="normal" officeooo:rsid="001aadf6" style:font-size-asian="12pt" style:font-weight-asian="normal" style:font-size-complex="12pt" style:font-weight-complex="normal"/>
    </style:style>
    <style:style style:name="T23" style:family="text">
      <style:text-properties style:font-name="Avenir Next3" fo:font-size="12pt" style:text-underline-style="none" fo:font-weight="normal" officeooo:rsid="0015adc1" style:font-size-asian="12pt" style:font-weight-asian="normal" style:font-size-complex="12pt" style:font-weight-complex="normal"/>
    </style:style>
    <style:style style:name="T24" style:family="text">
      <style:text-properties style:font-name="Avenir Next3" fo:font-size="12pt" style:text-underline-style="none" fo:font-weight="normal" officeooo:rsid="001732e6" style:font-size-asian="12pt" style:font-weight-asian="normal" style:font-size-complex="12pt" style:font-weight-complex="normal"/>
    </style:style>
    <style:style style:name="T25" style:family="text">
      <style:text-properties style:font-name="Avenir Next3" fo:font-size="12pt" style:text-underline-style="none" style:font-size-asian="12pt" style:font-size-complex="12pt"/>
    </style:style>
    <style:style style:name="T26" style:family="text">
      <style:text-properties style:font-name="Avenir Next3" fo:font-size="12pt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style:font-name="Avenir Next3" fo:font-size="12pt" style:text-underline-style="none" fo:font-weight="bold" officeooo:rsid="00195fbe" style:font-size-asian="12pt" style:font-weight-asian="bold" style:font-size-complex="12pt" style:font-weight-complex="bold"/>
    </style:style>
    <style:style style:name="T28" style:family="text">
      <style:text-properties style:font-name="Avenir Next3" fo:font-size="12pt" style:text-underline-style="none" fo:font-weight="bold" officeooo:rsid="0011b85a" style:font-size-asian="12pt" style:font-weight-asian="bold" style:font-size-complex="12pt" style:font-weight-complex="bold"/>
    </style:style>
    <style:style style:name="T29" style:family="text">
      <style:text-properties style:font-name="Avenir Next3" fo:font-size="12pt" style:text-underline-style="none" fo:font-weight="bold" officeooo:rsid="00139817" style:font-size-asian="12pt" style:font-weight-asian="bold" style:font-size-complex="12pt" style:font-weight-complex="bold"/>
    </style:style>
    <style:style style:name="T30" style:family="text">
      <style:text-properties style:font-name="Avenir Next3" fo:font-size="12pt" style:text-underline-style="none" fo:font-weight="bold" officeooo:rsid="001aadf6" style:font-size-asian="12pt" style:font-weight-asian="bold" style:font-size-complex="12pt" style:font-weight-complex="bold"/>
    </style:style>
    <style:style style:name="T31" style:family="text">
      <style:text-properties style:font-name="Avenir Next3" fo:font-size="12pt" style:text-underline-style="none" fo:font-weight="bold" officeooo:rsid="0015adc1" style:font-size-asian="12pt" style:font-weight-asian="bold" style:font-size-complex="12pt" style:font-weight-complex="bold"/>
    </style:style>
    <style:style style:name="T32" style:family="text">
      <style:text-properties style:font-name="Avenir Next3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3" style:family="text">
      <style:text-properties style:font-name="Avenir Next3" fo:font-size="12pt" style:text-underline-style="solid" style:text-underline-width="auto" style:text-underline-color="font-color" fo:font-weight="normal" officeooo:rsid="00195fbe" style:font-size-asian="12pt" style:font-weight-asian="normal" style:font-size-complex="12pt" style:font-weight-complex="normal"/>
    </style:style>
    <style:style style:name="T34" style:family="text">
      <style:text-properties style:font-name="Avenir Next3" fo:font-size="12pt" style:text-underline-style="solid" style:text-underline-width="auto" style:text-underline-color="font-color" fo:font-weight="bold" officeooo:rsid="00139817" style:font-size-asian="12pt" style:font-weight-asian="bold" style:font-size-complex="12pt" style:font-weight-complex="bold"/>
    </style:style>
    <style:style style:name="T35" style:family="text">
      <style:text-properties style:font-name="Avenir Next3" fo:font-size="12pt" style:text-underline-style="solid" style:text-underline-width="auto" style:text-underline-color="font-color" fo:font-weight="bold" officeooo:rsid="00146224" style:font-size-asian="12pt" style:font-weight-asian="bold" style:font-size-complex="12pt" style:font-weight-complex="bold"/>
    </style:style>
    <style:style style:name="T36" style:family="text">
      <style:text-properties style:font-name="Avenir Next3" fo:font-size="12pt" style:text-underline-style="solid" style:text-underline-width="auto" style:text-underline-color="font-color" fo:font-weight="bold" officeooo:rsid="0015adc1" style:font-size-asian="12pt" style:font-weight-asian="bold" style:font-size-complex="12pt" style:font-weight-complex="bold"/>
    </style:style>
    <style:style style:name="T37" style:family="text"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font-name="Avenir Next3" fo:font-size="12pt" fo:font-weight="normal" officeooo:rsid="00195fbe" style:font-size-asian="12pt" style:font-weight-asian="normal" style:font-size-complex="12pt" style:font-weight-complex="normal"/>
    </style:style>
    <style:style style:name="T39" style:family="text">
      <style:text-properties style:font-name="Avenir Next3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Avenir Next3" fo:font-size="12pt" fo:font-style="italic" fo:font-weight="normal" style:font-size-asian="12pt" style:font-weight-asian="normal" style:font-size-complex="12pt" style:font-weight-complex="normal"/>
    </style:style>
    <style:style style:name="T41" style:family="text">
      <style:text-properties style:font-name="Avenir Next3" fo:font-size="12pt" style:font-size-asian="12pt" style:font-size-complex="12pt"/>
    </style:style>
    <style:style style:name="T42" style:family="text">
      <style:text-properties style:font-name="Avenir Next3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Avenir Next3" fo:font-weight="bold" officeooo:rsid="001732e6" style:font-style-asian="normal" style:font-weight-asian="bold" style:font-style-complex="normal" style:font-weight-complex="bold"/>
    </style:style>
    <style:style style:name="T44" style:family="text">
      <style:text-properties style:font-name="Avenir Next3" fo:font-weight="bold" officeooo:rsid="0018bd6a" style:font-style-asian="normal" style:font-weight-asian="bold" style:font-style-complex="normal" style:font-weight-complex="bold"/>
    </style:style>
    <style:style style:name="T45" style:family="text">
      <style:text-properties style:font-name="Avenir Next3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195fbe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text-underline-style="none" style:font-style-asian="italic" style:font-style-complex="italic"/>
    </style:style>
    <style:style style:name="T5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style:text-underline-style="none" style:font-style-asian="normal" style:font-style-complex="normal"/>
    </style:style>
    <style:style style:name="T5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text-position="sub 58%"/>
    </style:style>
    <style:style style:name="T60" style:family="text">
      <style:text-properties officeooo:rsid="00175e31"/>
    </style:style>
    <style:style style:name="T61" style:family="text">
      <style:text-properties officeooo:rsid="001aadf6"/>
    </style:style>
    <style:style style:name="T62" style:family="text">
      <style:text-properties style:font-name="Avenir Next4" officeooo:rsid="0017d4f2"/>
    </style:style>
    <style:style style:name="T63" style:family="text">
      <style:text-properties officeooo:rsid="00102887"/>
    </style:style>
    <style:style style:name="T64" style:family="text">
      <style:text-properties fo:font-variant="normal" fo:text-transform="none" fo:color="#0000ff" style:font-name="Avenir Next3" fo:letter-spacing="normal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officeooo:rsid="001d7a05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 Page">
        <text:p text:style-name="P99"/>
        <text:p text:style-name="P2"/>
        <text:p text:style-name="P16"/>
        <text:p text:style-name="P16"/>
        <text:p text:style-name="P17">COMP 354: INTRODUCTION TO SOFTWARE <text:line-break/>ENGINEERING</text:p>
        <text:p text:style-name="P4"/>
        <text:p text:style-name="P4">PROJECT MANAGEMENT APPLICATION</text:p>
        <text:p text:style-name="P100">TEST DESIGN DOCUMENTATION</text:p>
        <text:p text:style-name="P6"/>
        <text:p text:style-name="P6"/>
        <text:p text:style-name="P6"/>
        <text:p text:style-name="P6">Team B</text:p>
        <text:p text:style-name="P6"/>
        <text:p text:style-name="P9">Alex Huot</text:p>
        <text:p text:style-name="P9">Dmitri Novikov</text:p>
        <text:p text:style-name="P9">David Gurnsey</text:p>
        <text:p text:style-name="P9">Jun Hui Chen</text:p>
        <text:p text:style-name="P9">Philip Eloy</text:p>
        <text:p text:style-name="P9">Robert Wolfstein</text:p>
        <text:p text:style-name="P9">Nicholas Francoeur</text:p>
        <text:p text:style-name="P9">Mehdi Jamal Mokhtar</text:p>
        <text:p text:style-name="P9">Nivine Shebarou</text:p>
        <text:p text:style-name="P9">Lee Kelly </text:p>
        <text:p text:style-name="P9">Steven Di Lullo</text:p>
        <text:p text:style-name="P2"/>
        <text:p text:style-name="P2"/>
        <text:p text:style-name="P2"/>
        <text:p text:style-name="P2"/>
        <text:p text:style-name="P3"><text:span text:style-name="T11">Tuesday</text:span><text:span text:style-name="T10">, </text:span><text:span text:style-name="T12">August</text:span><text:span text:style-name="T10"> </text:span><text:span text:style-name="T12">26</text:span><text:span text:style-name="T4">th </text:span><text:span text:style-name="T5">, 2014</text:span></text:p>
      </text:section>
      <text:section text:style-name="Sect1" text:name="Revision History">
        <text:p text:style-name="P14"/>
        <text:h text:style-name="P97" text:outline-level="1"/>
        <text:h text:style-name="Heading_20_1" text:outline-level="1"/>
        <text:h text:style-name="Heading_20_1" text:outline-level="1"/>
        <text:h text:style-name="P94" text:outline-level="1">Revision History:</text:h>
        <text:p text:style-name="P79"><text:tab/></text:p>
        <text:p text:style-name="P77"><text:tab/>Date Created:<text:tab/><text:tab/><text:tab/><text:span text:style-name="T9">Aug 17</text:span><text:span text:style-name="T1">th</text:span><text:span text:style-name="T6">, 2014</text:span></text:p>
        <text:p text:style-name="P74"/>
        <text:p text:style-name="P77"><text:tab/>Most Recent Update:<text:tab/><text:tab/><text:span text:style-name="T9">Aug</text:span><text:span text:style-name="T7"> 2</text:span><text:span text:style-name="T9">6</text:span><text:span text:style-name="T2">th</text:span><text:span text:style-name="T6">, 2014</text:span></text:p>
        <text:p text:style-name="P76"/>
        <text:p text:style-name="P77"><text:tab/>Previous Updates:<text:span text:style-name="T6"><text:tab/><text:tab/></text:span></text:p>
        <text:p text:style-name="P78"/>
        <table:table table:name="RevisionHistory" table:style-name="RevisionHistory">
          <table:table-column table:style-name="RevisionHistory.A"/>
          <table:table-column table:style-name="RevisionHistory.B"/>
          <table:table-column table:style-name="RevisionHistory.C"/>
          <table:table-header-rows>
            <table:table-row>
              <table:table-cell table:style-name="RevisionHistory.A1" office:value-type="string">
                <text:p text:style-name="P60">Revision Date</text:p>
              </table:table-cell>
              <table:table-cell table:style-name="RevisionHistory.A1" office:value-type="string">
                <text:p text:style-name="P60">Contributor</text:p>
              </table:table-cell>
              <table:table-cell table:style-name="RevisionHistory.C1" office:value-type="string">
                <text:p text:style-name="P60">Summary</text:p>
              </table:table-cell>
            </table:table-row>
          </table:table-header-rows>
          <table:table-row>
            <table:table-cell table:style-name="RevisionHistory.A2" office:value-type="string">
              <text:p text:style-name="P48">Fill in random date</text:p>
            </table:table-cell>
            <table:table-cell table:style-name="RevisionHistory.A2" office:value-type="string">
              <text:p text:style-name="P48">Fill in some dude's name</text:p>
            </table:table-cell>
            <table:table-cell table:style-name="RevisionHistory.C2" office:value-type="string">
              <text:p text:style-name="P48">Make up some believable riff raff</text:p>
            </table:table-cell>
          </table:table-row>
          <table:table-row>
            <table:table-cell table:style-name="RevisionHistory.A2" office:value-type="string">
              <text:p text:style-name="P49"/>
            </table:table-cell>
            <table:table-cell table:style-name="RevisionHistory.A2" office:value-type="string">
              <text:p text:style-name="P49"/>
            </table:table-cell>
            <table:table-cell table:style-name="RevisionHistory.C2" office:value-type="string">
              <text:p text:style-name="P49"/>
            </table:table-cell>
          </table:table-row>
          <table:table-row>
            <table:table-cell table:style-name="RevisionHistory.A2" office:value-type="string">
              <text:p text:style-name="P49"/>
            </table:table-cell>
            <table:table-cell table:style-name="RevisionHistory.A2" office:value-type="string">
              <text:p text:style-name="P49"/>
            </table:table-cell>
            <table:table-cell table:style-name="RevisionHistory.C2" office:value-type="string">
              <text:p text:style-name="P49"/>
            </table:table-cell>
          </table:table-row>
          <table:table-row>
            <table:table-cell table:style-name="RevisionHistory.A2" office:value-type="string">
              <text:p text:style-name="P49"/>
            </table:table-cell>
            <table:table-cell table:style-name="RevisionHistory.A2" office:value-type="string">
              <text:p text:style-name="P49"/>
            </table:table-cell>
            <table:table-cell table:style-name="RevisionHistory.C2" office:value-type="string">
              <text:p text:style-name="P49"/>
            </table:table-cell>
          </table:table-row>
          <table:table-row>
            <table:table-cell table:style-name="RevisionHistory.A2" office:value-type="string">
              <text:p text:style-name="P49"/>
            </table:table-cell>
            <table:table-cell table:style-name="RevisionHistory.A2" office:value-type="string">
              <text:p text:style-name="P49"/>
            </table:table-cell>
            <table:table-cell table:style-name="RevisionHistory.C2" office:value-type="string">
              <text:p text:style-name="P49"/>
            </table:table-cell>
          </table:table-row>
          <table:table-row>
            <table:table-cell table:style-name="RevisionHistory.A2" office:value-type="string">
              <text:p text:style-name="P49"/>
            </table:table-cell>
            <table:table-cell table:style-name="RevisionHistory.A2" office:value-type="string">
              <text:p text:style-name="P49"/>
            </table:table-cell>
            <table:table-cell table:style-name="RevisionHistory.C2" office:value-type="string">
              <text:p text:style-name="P49"/>
            </table:table-cell>
          </table:table-row>
        </table:table>
        <text:p text:style-name="P75"/>
        <text:p text:style-name="P14"/>
      </text:section>
      <text:section text:style-name="Sect1" text:name="Table of Contents">
        <text:table-of-content text:style-name="Sect1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Standard"/>
            </text:index-source-styles>
          </text:table-of-content-source>
          <text:index-body>
            <text:index-title text:style-name="Sect1" text:name="Table of Contents1_Head">
              <text:p text:style-name="P62">Table of Contents</text:p>
            </text:index-title>
            <text:p text:style-name="P80">Revision History:<text:tab/>2</text:p>
            <text:p text:style-name="P80">Document Description:<text:tab/>5</text:p>
            <text:p text:style-name="P82">Introduction:<text:tab/>5</text:p>
            <text:p text:style-name="P82">Section 1 – UML Class Diagrams and Design Choices:<text:tab/>5</text:p>
            <text:p text:style-name="P82">Section 2 – Use Case Sequence Diagrams and Justification:<text:tab/>5</text:p>
            <text:p text:style-name="P82">Appendix A<text:tab/>5</text:p>
            <text:p text:style-name="P80">Use Case Sequence Diagrams and Justification:<text:tab/>6</text:p>
            <text:p text:style-name="P82">Use Case: Create Project<text:tab/>6</text:p>
            <text:p text:style-name="P81">Figure 1 - Use Case: Create Project<text:tab/>7</text:p>
            <text:p text:style-name="P81">Justification for Create Project<text:tab/>8</text:p>
            <text:p text:style-name="P82">Use Case: Add Resource<text:tab/>9</text:p>
            <text:p text:style-name="P81">Figure 2 - Use Case: Add Resource<text:tab/>10</text:p>
            <text:p text:style-name="P81">Justification for Add Resource<text:tab/>11</text:p>
            <text:p text:style-name="P82">Use Case: Generate Gantt Chart<text:tab/>12</text:p>
            <text:p text:style-name="P81">Figure 3 - Use Case: Generate Gantt Chart<text:tab/>13</text:p>
            <text:p text:style-name="P81">Justification for Generate Gantt Chart<text:tab/>14</text:p>
            <text:p text:style-name="P80">References:<text:tab/>15</text:p>
            <text:p text:style-name="P80">Appendix A – Iteration 1 Use Cases:<text:tab/>16</text:p>
            <text:p text:style-name="P81">Use Case: Create Project &lt;&lt;includes&gt;&gt; Initialize Project Details<text:tab/>16</text:p>
            <text:p text:style-name="P81">Use Case: Initialize Project Details<text:tab/>18</text:p>
            <text:p text:style-name="P81">Use Case: Edit Project Details<text:tab/>20</text:p>
            <text:p text:style-name="P81">Use Case: Create Activity &lt;&lt;includes&gt;&gt; Initialize Activity Details<text:tab/>22</text:p>
            <text:p text:style-name="P81">Use Case: Initialize Activity Details<text:tab/>24</text:p>
            <text:p text:style-name="P81">Use Case: Add Resource<text:tab/>26</text:p>
            <text:p text:style-name="P81">Use Case: Remove Resource<text:tab/>27</text:p>
            <text:p text:style-name="P81">Use Case: Edit Cost<text:tab/>28</text:p>
            <text:p text:style-name="P81">Use Case: Edit Dependancies<text:tab/>30</text:p>
            <text:p text:style-name="P81">Use Case: Generate Critical Path<text:tab/>32</text:p>
            <text:p text:style-name="P81">Use Case: Generate Gantt Chart<text:tab/>33</text:p>
            <text:p text:style-name="P81">Use Case: Generate PERT Analysis Report<text:tab/>34</text:p>
            <text:p text:style-name="P81"><text:soft-page-break/>Use Case: Generate Earned Value Analysis Report<text:tab/>35</text:p>
            <text:p text:style-name="P81">Use Case: View Assigned Activities<text:tab/>36</text:p>
            <text:p text:style-name="P82">Business Rules:<text:tab/>40</text:p>
            <text:p text:style-name="P81">PERT Analysis Rules:<text:tab/>40</text:p>
            <text:p text:style-name="P81">Earned Value Analysis Rules :<text:tab/>43</text:p>
            <text:p text:style-name="P80">Glossary:<text:tab/>45</text:p>
            <text:p text:style-name="P82">Business Entities:<text:tab/>45</text:p>
          </text:index-body>
        </text:table-of-content>
        <text:h text:style-name="P95" text:outline-level="1"/>
      </text:section>
      <text:section text:style-name="Sect1" text:name="Project Description">
        <text:p text:style-name="P14"/>
        <text:h text:style-name="P98" text:outline-level="1"><text:span text:style-name="T60">Document Description</text:span>:</text:h>
        <text:h text:style-name="P89" text:outline-level="2">Introduction:</text:h>
        <text:p text:style-name="P72"><text:span text:style-name="T19">This document provides </text:span><text:span text:style-name="T20">design documentation for Team B's second iteration deliverable. </text:span><text:span text:style-name="T19">UML Class diagrams </text:span><text:span text:style-name="T20">are provided for all software classes. </text:span><text:span text:style-name="T24">D</text:span><text:span text:style-name="T20">esign-level</text:span><text:span text:style-name="T19"> Sequence Diagrams </text:span><text:span text:style-name="T24">are provided </text:span><text:span text:style-name="T19">for </text:span><text:span text:style-name="T20">3 selected use cases, </text:span><text:span text:style-name="T24">alongside a justification for the choice of each case</text:span><text:span text:style-name="T20">.</text:span></text:p>
        <text:p text:style-name="P65"/>
        <text:h text:style-name="P89" text:outline-level="2"><text:span text:style-name="T65">A note on selected functions</text:span>:</text:h>
        <text:p text:style-name="P65">This section outlines the software's design through UML class diagrams, supported by a description of the design patterns and other design decisions made.</text:p>
        <text:p text:style-name="P65"/>
        <text:h text:style-name="P89" text:outline-level="2"><text:span text:style-name="T63">Section 1 – </text:span></text:h>
        <text:p text:style-name="P69"><text:span text:style-name="T19">This section provides UML sequence diagrams based on the </text:span><text:span text:style-name="T39">Main Success Scenarios </text:span><text:span text:style-name="T19">of 3 use cases from iteration 1 judged to be architecturally significant. For each sequence diagram, the applicable use case's </text:span><text:span text:style-name="T39">Main Success Scenario</text:span><text:span text:style-name="T19"> has been provided alongside a justification for the choice of this use case. The chosen use cases have been revised since the last iteration, and these changes are reflected in this document.</text:span></text:p>
        <text:p text:style-name="P66"/>
        <text:h text:style-name="P90" text:outline-level="2">Appendix A</text:h>
        <text:p text:style-name="P69"><text:span text:style-name="T19">All </text:span><text:span text:style-name="T20">(unchanged) </text:span><text:span text:style-name="T19">use cases from iteration 1 have been provided in </text:span><text:a xlink:type="simple" xlink:href="#8.Appendix A – Iteration 1 Use Cases|outline"><text:span text:style-name="T32">Appendix A</text:span></text:a><text:span text:style-name="T19"> for reference, </text:span><text:span text:style-name="T23">alongside the Glossary and all Business Rules</text:span><text:span text:style-name="T19">. </text:span></text:p>
        <text:p text:style-name="P73"/>
        <text:section text:style-name="Sect1" text:name="Section1">
          <text:h text:style-name="P96" text:outline-level="1"><text:soft-page-break/></text:h>
          <text:p text:style-name="P68"/>
        </text:section>
        <text:section text:style-name="Sect1" text:name="Section2">
          <text:h text:style-name="P98" text:outline-level="1">References:</text:h>
        </text:section>
        <text:p text:style-name="P23"><text:span text:style-name="T45">Daniel Sinnig PhD: </text:span><text:span text:style-name="T42">Lecture Slides, COMP 354</text:span></text:p>
        <text:p text:style-name="P18"/>
      </text:section>
      <text:section text:style-name="Sect1" text:name="Overview">
        <text:h text:style-name="P91" text:outline-level="2"/>
        <text:h text:style-name="P97" text:outline-level="1"><text:span text:style-name="T62">Appendix A – Iteration 1 Use Cases</text:span>:</text:h>
        <text:h text:style-name="P83" text:outline-level="3">Use Case: <text:span text:style-name="T15">Create Project</text:span><text:span text:style-name="T18"> &lt;&lt;includes&gt;&gt; </text:span><text:a xlink:type="simple" xlink:href="#InitializeProjectUCP|table" text:style-name="Internet_20_link"><text:span text:style-name="T15">Initialize Project Details</text:span></text:a></text:h>
        <text:p text:style-name="P51"><text:span text:style-name="T47">Successful Outcomes:</text:span><text:span text:style-name="T46"> Primary Actor creates a new </text:span><text:a xlink:type="simple" xlink:href="#Project" text:style-name="Internet_20_link"><text:span text:style-name="T50">Project</text:span></text:a>.</text:p>
        <text:p text:style-name="P53"/>
        <table:table table:name="CreateProjectUCP" table:style-name="CreateProjectUCP">
          <table:table-column table:style-name="CreateProjectUCP.A"/>
          <table:table-column table:style-name="CreateProjectUCP.B"/>
          <table:table-row>
            <table:table-cell table:style-name="CreateProjectUCP.A1" office:value-type="string">
              <text:p text:style-name="P29">Use Case Package</text:p>
            </table:table-cell>
            <table:table-cell table:style-name="CreateProjectUCP.B1" office:value-type="string">
              <text:p text:style-name="P25">General Management</text:p>
            </table:table-cell>
          </table:table-row>
          <table:table-row>
            <table:table-cell table:style-name="CreateProjectUCP.A2" office:value-type="string">
              <text:p text:style-name="P29">ID</text:p>
            </table:table-cell>
            <table:table-cell table:style-name="CreateProjectUCP.B2" office:value-type="string">
              <text:p text:style-name="P25">UC-GM-01</text:p>
            </table:table-cell>
          </table:table-row>
          <table:table-row>
            <table:table-cell table:style-name="CreateProjectUCP.A2" office:value-type="string">
              <text:p text:style-name="P29">Use Case Goal</text:p>
            </table:table-cell>
            <table:table-cell table:style-name="CreateProjectUCP.B2" office:value-type="string">
              <text:p text:style-name="P25">Primary actor successfully creates a new <text:a xlink:type="simple" xlink:href="#Project" text:style-name="Internet_20_link"><text:span text:style-name="T50">Project</text:span></text:a>.</text:p>
            </table:table-cell>
          </table:table-row>
          <table:table-row>
            <table:table-cell table:style-name="CreateProjectUCP.A2" office:value-type="string">
              <text:p text:style-name="P56">Actor(s)</text:p>
            </table:table-cell>
            <table:table-cell table:style-name="CreateProjectUCP.B2" office:value-type="string">
              <text:p text:style-name="P25">Primary Actor: <text:a xlink:type="simple" xlink:href="#Project Manager" text:style-name="Internet_20_link"><text:span text:style-name="T50">Manager</text:span></text:a></text:p>
            </table:table-cell>
          </table:table-row>
          <table:table-row>
            <table:table-cell table:style-name="CreateProjectUCP.A2" office:value-type="string">
              <text:p text:style-name="P29">Level</text:p>
            </table:table-cell>
            <table:table-cell table:style-name="CreateProjectUCP.B2" office:value-type="string">
              <text:p text:style-name="P25">User-Goal</text:p>
            </table:table-cell>
          </table:table-row>
          <table:table-row>
            <table:table-cell table:style-name="CreateProjectUCP.A2" office:value-type="string">
              <text:p text:style-name="P29">Precondition</text:p>
            </table:table-cell>
            <table:table-cell table:style-name="CreateProjectUCP.B2" office:value-type="string">
              <text:p text:style-name="P33"><text:a xlink:type="simple" xlink:href="#Project Manager" text:style-name="Internet_20_link">Manager</text:a><text:span text:style-name="T46"> has successfully logged in as per </text:span><text:a xlink:type="simple" xlink:href="#LogInProperties|table" text:style-name="Internet_20_link"><text:span text:style-name="T50">{UC-GF-01}</text:span></text:a></text:p>
            </table:table-cell>
          </table:table-row>
          <table:table-row>
            <table:table-cell table:style-name="CreateProjectUCP.A2" office:value-type="string">
              <text:p text:style-name="P29">Domain Entities</text:p>
            </table:table-cell>
            <table:table-cell table:style-name="CreateProjectUCP.B2" office:value-type="string">
              <text:p text:style-name="P33"><text:a xlink:type="simple" xlink:href="#Project Manager" text:style-name="Internet_20_link">Project</text:a><text:span text:style-name="T46">, </text:span><text:a xlink:type="simple" xlink:href="#Project Manager" text:style-name="Internet_20_link">Manager</text:a></text:p>
            </table:table-cell>
          </table:table-row>
        </table:table>
        <text:p text:style-name="P8"/>
        <text:p text:style-name="P5">Main Success Scenario:</text:p>
        <table:table table:name="CreateProjectMS" table:style-name="CreateProjectMS">
          <table:table-column table:style-name="CreateProjectMS.A"/>
          <table:table-column table:style-name="CreateProjectMS.B"/>
          <table:table-column table:style-name="CreateProjectMS.C"/>
          <table:table-header-rows>
            <table:table-row>
              <table:table-cell table:style-name="CreateProjectMS.A1" office:value-type="string">
                <text:p text:style-name="P30">Step</text:p>
              </table:table-cell>
              <table:table-cell table:style-name="CreateProjectMS.A1" office:value-type="string">
                <text:p text:style-name="P58">Action</text:p>
              </table:table-cell>
              <table:table-cell table:style-name="CreateProjectMS.C1" office:value-type="string">
                <text:p text:style-name="P58">Notes</text:p>
              </table:table-cell>
            </table:table-row>
          </table:table-header-rows>
          <table:table-row>
            <table:table-cell table:style-name="CreateProjectMS.A2" office:value-type="float" office:value="1">
              <text:p text:style-name="P26">1</text:p>
            </table:table-cell>
            <table:table-cell table:style-name="CreateProjectMS.B6" office:value-type="string">
              <text:p text:style-name="P25">Primary Actor indicates intention to create a <text:a xlink:type="simple" xlink:href="#Project" text:style-name="Internet_20_link"><text:span text:style-name="T50">Project</text:span></text:a>.</text:p>
            </table:table-cell>
            <table:table-cell table:style-name="CreateProjectMS.C6" office:value-type="string">
              <text:p text:style-name="P25"/>
            </table:table-cell>
          </table:table-row>
          <table:table-row>
            <table:table-cell table:style-name="CreateProjectMS.A3" office:value-type="float" office:value="2">
              <text:p text:style-name="P26">2</text:p>
            </table:table-cell>
            <table:table-cell table:style-name="CreateProjectMS.B6" office:value-type="string">
              <text:p text:style-name="P25"><text:span text:style-name="T46">System prompts Primary Actor to enter new </text:span><text:a xlink:type="simple" xlink:href="#Project" text:style-name="Internet_20_link"><text:span text:style-name="T50">Project</text:span></text:a><text:span text:style-name="T46"> information.</text:span></text:p>
            </table:table-cell>
            <table:table-cell table:style-name="CreateProjectMS.C6" office:value-type="string">
              <text:p text:style-name="P25"/>
            </table:table-cell>
          </table:table-row>
          <table:table-row>
            <table:table-cell table:style-name="CreateProjectMS.A4" office:value-type="float" office:value="3">
              <text:p text:style-name="P26">3</text:p>
            </table:table-cell>
            <table:table-cell table:style-name="CreateProjectMS.B6" office:value-type="string">
              <text:p text:style-name="Table_20_Contents"><text:span text:style-name="T41">Primary Actor performs </text:span><text:span text:style-name="T25">Initialize Project Details</text:span><text:span text:style-name="T41">.</text:span></text:p>
              <text:p text:style-name="Table_20_Contents"><text:a xlink:type="simple" xlink:href="#InitializeProjectUCP|table" text:style-name="Internet_20_link"><text:span text:style-name="T41">{UC-PM-01}</text:span></text:a></text:p>
            </table:table-cell>
            <table:table-cell table:style-name="CreateProjectMS.C6" office:value-type="string">
              <text:p text:style-name="P25"/>
            </table:table-cell>
          </table:table-row>
          <table:table-row>
            <table:table-cell table:style-name="CreateProjectMS.A5" office:value-type="float" office:value="4">
              <text:p text:style-name="P26">4</text:p>
            </table:table-cell>
            <table:table-cell table:style-name="CreateProjectMS.B6" office:value-type="string">
              <text:p text:style-name="P25">System generates a unique <text:a xlink:type="simple" xlink:href="#Project ID" text:style-name="Internet_20_link"><text:span text:style-name="T50">Project ID</text:span></text:a><text:span text:style-name="T46"> and creates a new </text:span><text:a xlink:type="simple" xlink:href="#Activity" text:style-name="Internet_20_link"><text:span text:style-name="T50">Activity</text:span></text:a><text:span text:style-name="T46"> with the information gathered in</text:span><text:span text:style-name="T53">Main Success Scenario step</text:span><text:span text:style-name="T46"> </text:span><text:span text:style-name="T53">3</text:span><text:span text:style-name="T46">. Saves the new </text:span><text:a xlink:type="simple" xlink:href="#Project" text:style-name="Internet_20_link"><text:span text:style-name="T50">Project</text:span></text:a><text:span text:style-name="T46">.</text:span></text:p>
            </table:table-cell>
            <table:table-cell table:style-name="CreateProjectMS.C6" office:value-type="string">
              <text:p text:style-name="P25"/>
            </table:table-cell>
          </table:table-row>
          <table:table-row>
            <table:table-cell table:style-name="CreateProjectMS.A6" office:value-type="float" office:value="5">
              <text:p text:style-name="P26">5</text:p>
            </table:table-cell>
            <table:table-cell table:style-name="CreateProjectMS.B6" office:value-type="string">
              <text:p text:style-name="P35">Use case ends successfully.</text:p>
            </table:table-cell>
            <table:table-cell table:style-name="CreateProjectMS.C6" office:value-type="string">
              <text:p text:style-name="P25"/>
            </table:table-cell>
          </table:table-row>
        </table:table>
        <text:p text:style-name="P20"/>
        <text:p text:style-name="P5">Alternative Flows:</text:p>
        <text:p text:style-name="P5">3a. <text:span text:style-name="T50">Initialize Project Details</text:span><text:span text:style-name="T46"> ends unsuccessfully.</text:span></text:p>
        <table:table table:name="CreateProjectAF3a" table:style-name="CreateProjectAF3a">
          <table:table-column table:style-name="CreateProjectAF3a.A"/>
          <table:table-column table:style-name="CreateProjectAF3a.B"/>
          <table:table-column table:style-name="CreateProjectAF3a.C"/>
          <table:table-header-rows>
            <text:soft-page-break/>
            <table:table-row>
              <table:table-cell table:style-name="CreateProjectAF3a.A1" office:value-type="string">
                <text:p text:style-name="P30">Step</text:p>
              </table:table-cell>
              <table:table-cell table:style-name="CreateProjectAF3a.A1" office:value-type="string">
                <text:p text:style-name="P58">Action</text:p>
              </table:table-cell>
              <table:table-cell table:style-name="CreateProjectAF3a.C1" office:value-type="string">
                <text:p text:style-name="P58">Notes</text:p>
              </table:table-cell>
            </table:table-row>
          </table:table-header-rows>
          <table:table-row>
            <table:table-cell table:style-name="CreateProjectAF3a.A3" office:value-type="string">
              <text:p text:style-name="P26">3a.1</text:p>
            </table:table-cell>
            <table:table-cell table:style-name="CreateProjectAF3a.B3" office:value-type="string">
              <text:p text:style-name="P25"><text:span text:style-name="T46">Primary Actor enters information that causes Initialize Project Details </text:span><text:a xlink:type="simple" xlink:href="#InitializeProjectUCP|table" text:style-name="Internet_20_link"><text:span text:style-name="T50">{UC-PM-01}</text:span></text:a><text:span text:style-name="T46"> to fail.</text:span></text:p>
            </table:table-cell>
            <table:table-cell table:style-name="CreateProjectAF3a.C3" office:value-type="string">
              <text:p text:style-name="P25"/>
            </table:table-cell>
          </table:table-row>
          <table:table-row>
            <table:table-cell table:style-name="CreateProjectAF3a.A3" office:value-type="string">
              <text:p text:style-name="P26">3a.2</text:p>
            </table:table-cell>
            <table:table-cell table:style-name="CreateProjectAF3a.B3" office:value-type="string">
              <text:p text:style-name="P35">System returns control to Main Success Scenario Step 2.</text:p>
            </table:table-cell>
            <table:table-cell table:style-name="CreateProjectAF3a.C3" office:value-type="string">
              <text:p text:style-name="P25"/>
            </table:table-cell>
          </table:table-row>
        </table:table>
        <text:p text:style-name="P5"/>
        <text:p text:style-name="P5">3b. <text:span text:style-name="T50">Initialize Project Details</text:span><text:span text:style-name="T46"> ends unsuccessfully.</text:span></text:p>
        <table:table table:name="CreateProjectAF3b" table:style-name="CreateProjectAF3b">
          <table:table-column table:style-name="CreateProjectAF3b.A"/>
          <table:table-column table:style-name="CreateProjectAF3b.B"/>
          <table:table-column table:style-name="CreateProjectAF3b.C"/>
          <table:table-header-rows>
            <table:table-row>
              <table:table-cell table:style-name="CreateProjectAF3b.A1" office:value-type="string">
                <text:p text:style-name="P30">Step</text:p>
              </table:table-cell>
              <table:table-cell table:style-name="CreateProjectAF3b.A1" office:value-type="string">
                <text:p text:style-name="P58">Action</text:p>
              </table:table-cell>
              <table:table-cell table:style-name="CreateProjectAF3b.C1" office:value-type="string">
                <text:p text:style-name="P58">Notes</text:p>
              </table:table-cell>
            </table:table-row>
          </table:table-header-rows>
          <table:table-row>
            <table:table-cell table:style-name="CreateProjectAF3b.A4" office:value-type="string">
              <text:p text:style-name="P26">3b.1</text:p>
            </table:table-cell>
            <table:table-cell table:style-name="CreateProjectAF3b.B4" office:value-type="string">
              <text:p text:style-name="P25"><text:span text:style-name="T46">Primary Actor enters information that causes Initialize Project Details </text:span><text:a xlink:type="simple" xlink:href="#InitializeProjectUCP|table" text:style-name="Internet_20_link"><text:span text:style-name="T50">{UC-PM-01}</text:span></text:a><text:span text:style-name="T46"> to fail.</text:span></text:p>
            </table:table-cell>
            <table:table-cell table:style-name="CreateProjectAF3b.C4" office:value-type="string">
              <text:p text:style-name="P25"/>
            </table:table-cell>
          </table:table-row>
          <table:table-row>
            <table:table-cell table:style-name="CreateProjectAF3b.A4" office:value-type="string">
              <text:p text:style-name="P26">3b.2</text:p>
            </table:table-cell>
            <table:table-cell table:style-name="CreateProjectAF3b.B4" office:value-type="string">
              <text:p text:style-name="P25">User aborts.</text:p>
            </table:table-cell>
            <table:table-cell table:style-name="CreateProjectAF3b.C4" office:value-type="string">
              <text:p text:style-name="P25"/>
            </table:table-cell>
          </table:table-row>
          <table:table-row>
            <table:table-cell table:style-name="CreateProjectAF3b.A4" office:value-type="string">
              <text:p text:style-name="P26">3b.2</text:p>
            </table:table-cell>
            <table:table-cell table:style-name="CreateProjectAF3b.B4" office:value-type="string">
              <text:p text:style-name="P35">Use case ends unsuccessfully.</text:p>
            </table:table-cell>
            <table:table-cell table:style-name="CreateProjectAF3b.C4" office:value-type="string">
              <text:p text:style-name="P25"/>
            </table:table-cell>
          </table:table-row>
        </table:table>
        <text:p text:style-name="P20"/>
        <text:h text:style-name="Heading_20_3" text:outline-level="3"/>
        <text:h text:style-name="P85" text:outline-level="3">Use Case: <text:span text:style-name="T15">Initialize Project Details</text:span></text:h>
        <text:p text:style-name="P19"><text:span text:style-name="T17">Successful Outcomes:</text:span><text:span text:style-name="T16"> Primary Actor enters the details required to initialize a </text:span><text:a xlink:type="simple" xlink:href="#Project" text:style-name="Internet_20_link"><text:span text:style-name="T14">Project</text:span></text:a><text:span text:style-name="T13">.</text:span></text:p>
        <text:p text:style-name="P51"/>
        <text:p text:style-name="P5">Use Case Properties:</text:p>
        <table:table table:name="InitializeProjectUCP" table:style-name="InitializeProjectUCP">
          <table:table-column table:style-name="InitializeProjectUCP.A"/>
          <table:table-column table:style-name="InitializeProjectUCP.B"/>
          <table:table-row>
            <table:table-cell table:style-name="InitializeProjectUCP.A1" office:value-type="string">
              <text:p text:style-name="P29">Use Case Package</text:p>
            </table:table-cell>
            <table:table-cell table:style-name="InitializeProjectUCP.B1" office:value-type="string">
              <text:p text:style-name="P25">Project Management</text:p>
            </table:table-cell>
          </table:table-row>
          <table:table-row>
            <table:table-cell table:style-name="InitializeProjectUCP.A2" office:value-type="string">
              <text:p text:style-name="P29">ID</text:p>
            </table:table-cell>
            <table:table-cell table:style-name="InitializeProjectUCP.B2" office:value-type="string">
              <text:p text:style-name="P25">UC-PM-01</text:p>
            </table:table-cell>
          </table:table-row>
          <table:table-row>
            <table:table-cell table:style-name="InitializeProjectUCP.A2" office:value-type="string">
              <text:p text:style-name="P29">Use Case Goal</text:p>
            </table:table-cell>
            <table:table-cell table:style-name="InitializeProjectUCP.B2" office:value-type="string">
              <text:p text:style-name="P25">Primary Actor enters valid <text:a xlink:type="simple" xlink:href="#Project Name" text:style-name="Internet_20_link"><text:span text:style-name="T50">Project Name</text:span></text:a><text:span text:style-name="T46">, </text:span><text:a xlink:type="simple" xlink:href="#Project Description" text:style-name="Internet_20_link"><text:span text:style-name="T50">Project Description</text:span></text:a><text:span text:style-name="T46">,</text:span> <text:a xlink:type="simple" xlink:href="#PERTRules|table" text:style-name="Internet_20_link"><text:span text:style-name="T50">Start Date</text:span></text:a><text:span text:style-name="T46">, </text:span><text:a xlink:type="simple" xlink:href="#PERTRules|table" text:style-name="Internet_20_link"><text:span text:style-name="T50">Target Completion Date</text:span></text:a><text:span text:style-name="T46">, and </text:span><text:a xlink:type="simple" xlink:href="#PERTRules|table" text:style-name="Internet_20_link"><text:span text:style-name="T50">Budget</text:span></text:a> information required for a new <text:a xlink:type="simple" xlink:href="#Project" text:style-name="Internet_20_link"><text:span text:style-name="T50">Project</text:span></text:a><text:span text:style-name="T46">.</text:span></text:p>
            </table:table-cell>
          </table:table-row>
          <table:table-row>
            <table:table-cell table:style-name="InitializeProjectUCP.A2" office:value-type="string">
              <text:p text:style-name="P56">Actor(s)</text:p>
            </table:table-cell>
            <table:table-cell table:style-name="InitializeProjectUCP.B2" office:value-type="string">
              <text:p text:style-name="P25">Primary Actor: <text:a xlink:type="simple" xlink:href="#Project Manager" text:style-name="Internet_20_link"><text:span text:style-name="T50">Manager</text:span></text:a></text:p>
            </table:table-cell>
          </table:table-row>
          <table:table-row>
            <table:table-cell table:style-name="InitializeProjectUCP.A2" office:value-type="string">
              <text:p text:style-name="P29">Level</text:p>
            </table:table-cell>
            <table:table-cell table:style-name="InitializeProjectUCP.B2" office:value-type="string">
              <text:p text:style-name="P25">User-Goal</text:p>
            </table:table-cell>
          </table:table-row>
          <table:table-row>
            <table:table-cell table:style-name="InitializeProjectUCP.A2" office:value-type="string">
              <text:p text:style-name="P29">Precondition</text:p>
            </table:table-cell>
            <table:table-cell table:style-name="InitializeProjectUCP.B2" office:value-type="string">
              <text:p text:style-name="P33"><text:span text:style-name="T46">Primary Actor is engaged in Create Project </text:span><text:a xlink:type="simple" xlink:href="#CreateProjectUCP|table" text:style-name="Internet_20_link">{UC-GM-01}</text:a><text:span text:style-name="T46"> .</text:span></text:p>
            </table:table-cell>
          </table:table-row>
          <table:table-row>
            <table:table-cell table:style-name="InitializeProjectUCP.A2" office:value-type="string">
              <text:p text:style-name="P29">Domain Entities</text:p>
            </table:table-cell>
            <table:table-cell table:style-name="InitializeProjectUCP.B2" office:value-type="string">
              <text:p text:style-name="P33"><text:a xlink:type="simple" xlink:href="#Project Manager" text:style-name="Internet_20_link">Manager</text:a><text:span text:style-name="T46">, </text:span><text:a xlink:type="simple" xlink:href="#Project" text:style-name="Internet_20_link">Project</text:a><text:span text:style-name="T46">, </text:span><text:a xlink:type="simple" xlink:href="#PERTRules|table" text:style-name="Internet_20_link"><text:span text:style-name="T50">Start Dat</text:span></text:a><text:span text:style-name="T46">, </text:span><text:a xlink:type="simple" xlink:href="#PERTRules|table" text:style-name="Internet_20_link">Target Completion Date</text:a><text:span text:style-name="T46">, </text:span><text:a xlink:type="simple" xlink:href="#PERTRules|table" text:style-name="Internet_20_link">Budget</text:a></text:p>
            </table:table-cell>
          </table:table-row>
        </table:table>
        <text:p text:style-name="P8"/>
        <text:p text:style-name="P5">Main Success Scenario:</text:p>
        <table:table table:name="InitializeProjectMSS" table:style-name="InitializeProjectMSS">
          <table:table-column table:style-name="InitializeProjectMSS.A"/>
          <table:table-column table:style-name="InitializeProjectMSS.B"/>
          <table:table-column table:style-name="InitializeProjectMSS.C"/>
          <table:table-header-rows>
            <table:table-row>
              <table:table-cell table:style-name="InitializeProjectMSS.A1" office:value-type="string">
                <text:p text:style-name="P30">Step</text:p>
              </table:table-cell>
              <table:table-cell table:style-name="InitializeProjectMSS.A1" office:value-type="string">
                <text:p text:style-name="P58">Action</text:p>
              </table:table-cell>
              <table:table-cell table:style-name="InitializeProjectMSS.C1" office:value-type="string">
                <text:p text:style-name="P58">Notes</text:p>
              </table:table-cell>
            </table:table-row>
          </table:table-header-rows>
          <table:table-row>
            <table:table-cell table:style-name="InitializeProjectMSS.A2" office:value-type="float" office:value="1">
              <text:p text:style-name="P26">1</text:p>
            </table:table-cell>
            <table:table-cell table:style-name="InitializeProjectMSS.B6" office:value-type="string">
              <text:p text:style-name="P33"><text:span text:style-name="T46">Primary Actor enters Project Name, Project Description, Start Date, Target</text:span> <text:span text:style-name="T46">Completion Date, Budget information.</text:span></text:p>
            </table:table-cell>
            <table:table-cell table:style-name="InitializeProjectMSS.C6" office:value-type="string">
              <text:p text:style-name="P25"/>
            </table:table-cell>
          </table:table-row>
          <table:table-row>
            <table:table-cell table:style-name="InitializeProjectMSS.A3" office:value-type="float" office:value="2">
              <text:p text:style-name="P26">2</text:p>
            </table:table-cell>
            <table:table-cell table:style-name="InitializeProjectMSS.B6" office:value-type="string">
              <text:p text:style-name="P25">System verifies the internal consistency of the entered information and prompts the user to confirm.</text:p>
            </table:table-cell>
            <table:table-cell table:style-name="InitializeProjectMSS.C6" office:value-type="string">
              <text:p text:style-name="P25"/>
            </table:table-cell>
          </table:table-row>
          <table:table-row>
            <table:table-cell table:style-name="InitializeProjectMSS.A4" office:value-type="float" office:value="3">
              <text:p text:style-name="P26">3</text:p>
            </table:table-cell>
            <table:table-cell table:style-name="InitializeProjectMSS.B6" office:value-type="string">
              <text:p text:style-name="P25">Primary Actor <text:span text:style-name="T56">confirms</text:span>.</text:p>
            </table:table-cell>
            <table:table-cell table:style-name="InitializeProjectMSS.C6" office:value-type="string">
              <text:p text:style-name="P25"/>
            </table:table-cell>
          </table:table-row>
          <table:table-row>
            <table:table-cell table:style-name="InitializeProjectMSS.A5" office:value-type="float" office:value="4">
              <text:p text:style-name="P26">4</text:p>
            </table:table-cell>
            <table:table-cell table:style-name="InitializeProjectMSS.B6" office:value-type="string">
              <text:p text:style-name="P25">System saves changes to the <text:span text:style-name="T46">Project.</text:span></text:p>
            </table:table-cell>
            <table:table-cell table:style-name="InitializeProjectMSS.C6" office:value-type="string">
              <text:p text:style-name="P25"/>
            </table:table-cell>
          </table:table-row>
          <table:table-row>
            <table:table-cell table:style-name="InitializeProjectMSS.A6" office:value-type="float" office:value="5">
              <text:p text:style-name="P26">5</text:p>
            </table:table-cell>
            <table:table-cell table:style-name="InitializeProjectMSS.B6" office:value-type="string">
              <text:p text:style-name="P35">Use case ends successfully.</text:p>
            </table:table-cell>
            <table:table-cell table:style-name="InitializeProjectMSS.C6" office:value-type="string">
              <text:p text:style-name="P25"/>
            </table:table-cell>
          </table:table-row>
        </table:table>
        <text:p text:style-name="P20"/>
        <text:p text:style-name="P5">Alternative Flows:</text:p>
        <text:p text:style-name="P5">2a. <text:span text:style-name="T56">Inconsistent Date Information</text:span><text:span text:style-name="T46">.</text:span></text:p>
        <table:table table:name="InitializeProjectAF2a" table:style-name="InitializeProjectAF2a">
          <table:table-column table:style-name="InitializeProjectAF2a.A"/>
          <table:table-column table:style-name="InitializeProjectAF2a.B"/>
          <table:table-column table:style-name="InitializeProjectAF2a.C"/>
          <table:table-header-rows>
            <table:table-row>
              <table:table-cell table:style-name="InitializeProjectAF2a.A1" office:value-type="string">
                <text:p text:style-name="P30">Step</text:p>
              </table:table-cell>
              <table:table-cell table:style-name="InitializeProjectAF2a.A1" office:value-type="string">
                <text:p text:style-name="P58">Action</text:p>
              </table:table-cell>
              <table:table-cell table:style-name="InitializeProjectAF2a.C1" office:value-type="string">
                <text:p text:style-name="P58">Notes</text:p>
              </table:table-cell>
            </table:table-row>
          </table:table-header-rows>
          <table:table-row>
            <table:table-cell table:style-name="InitializeProjectAF2a.A3" office:value-type="string">
              <text:p text:style-name="P26">2a.1</text:p>
            </table:table-cell>
            <table:table-cell table:style-name="InitializeProjectAF2a.B3" office:value-type="string">
              <text:p text:style-name="P37">System informs Primary Actor that the Date information is <text:soft-page-break/>invalid (e.g. Target Completion Date is before the Start Date or Current Date). </text:p>
            </table:table-cell>
            <table:table-cell table:style-name="InitializeProjectAF2a.C3" office:value-type="string">
              <text:p text:style-name="P25"/>
            </table:table-cell>
          </table:table-row>
          <table:table-row>
            <table:table-cell table:style-name="InitializeProjectAF2a.A3" office:value-type="string">
              <text:p text:style-name="P26">2a.2</text:p>
            </table:table-cell>
            <table:table-cell table:style-name="InitializeProjectAF2a.B3" office:value-type="string">
              <text:p text:style-name="P35">System returns control to Main Success Scenario step 1.</text:p>
            </table:table-cell>
            <table:table-cell table:style-name="InitializeProjectAF2a.C3" office:value-type="string">
              <text:p text:style-name="P25"/>
            </table:table-cell>
          </table:table-row>
        </table:table>
        <text:p text:style-name="P11"/>
        <text:p text:style-name="P5">2b. <text:span text:style-name="T56">Inconsistent Date Information</text:span><text:span text:style-name="T46">.</text:span></text:p>
        <table:table table:name="InitializeProjectAF2b" table:style-name="InitializeProjectAF2b">
          <table:table-column table:style-name="InitializeProjectAF2b.A"/>
          <table:table-column table:style-name="InitializeProjectAF2b.B"/>
          <table:table-column table:style-name="InitializeProjectAF2b.C"/>
          <table:table-header-rows>
            <table:table-row>
              <table:table-cell table:style-name="InitializeProjectAF2b.A1" office:value-type="string">
                <text:p text:style-name="P30">Step</text:p>
              </table:table-cell>
              <table:table-cell table:style-name="InitializeProjectAF2b.A1" office:value-type="string">
                <text:p text:style-name="P58">Action</text:p>
              </table:table-cell>
              <table:table-cell table:style-name="InitializeProjectAF2b.C1" office:value-type="string">
                <text:p text:style-name="P58">Notes</text:p>
              </table:table-cell>
            </table:table-row>
          </table:table-header-rows>
          <table:table-row>
            <table:table-cell table:style-name="InitializeProjectAF2b.A4" office:value-type="string">
              <text:p text:style-name="P26">2b.1</text:p>
            </table:table-cell>
            <table:table-cell table:style-name="InitializeProjectAF2b.B4" office:value-type="string">
              <text:p text:style-name="P37">System informs Primary Actor that the Date information is invalid (e.g. Target Completion Date is before the Start Date or Current Date). </text:p>
            </table:table-cell>
            <table:table-cell table:style-name="InitializeProjectAF2b.C4" office:value-type="string">
              <text:p text:style-name="P25"/>
            </table:table-cell>
          </table:table-row>
          <table:table-row>
            <table:table-cell table:style-name="InitializeProjectAF2b.A4" office:value-type="string">
              <text:p text:style-name="P26">2b.2</text:p>
            </table:table-cell>
            <table:table-cell table:style-name="InitializeProjectAF2b.B4" office:value-type="string">
              <text:p text:style-name="P40">Primary Actor aborts.</text:p>
            </table:table-cell>
            <table:table-cell table:style-name="InitializeProjectAF2b.C4" office:value-type="string">
              <text:p text:style-name="P25"/>
            </table:table-cell>
          </table:table-row>
          <table:table-row>
            <table:table-cell table:style-name="InitializeProjectAF2b.A4" office:value-type="string">
              <text:p text:style-name="P26">2b.3</text:p>
            </table:table-cell>
            <table:table-cell table:style-name="InitializeProjectAF2b.B4" office:value-type="string">
              <text:p text:style-name="P35">Use case ends unsuccessfully.</text:p>
            </table:table-cell>
            <table:table-cell table:style-name="InitializeProjectAF2b.C4" office:value-type="string">
              <text:p text:style-name="P25"/>
            </table:table-cell>
          </table:table-row>
        </table:table>
        <text:p text:style-name="P11"/>
        <text:p text:style-name="Text_20_body"/>
        <text:h text:style-name="P85" text:outline-level="3">Use Case: <text:span text:style-name="T15">Edit Project Details</text:span></text:h>
        <text:p text:style-name="P19"><text:span text:style-name="T17">Successful Outcomes:</text:span><text:span text:style-name="T16"> Primary Actor updates the details of the existing Project</text:span><text:span text:style-name="T13">.</text:span></text:p>
        <text:p text:style-name="P51"/>
        <text:p text:style-name="P5">Use Case Properties:</text:p>
        <table:table table:name="EditProjectDetailsUPC" table:style-name="EditProjectDetailsUPC">
          <table:table-column table:style-name="EditProjectDetailsUPC.A"/>
          <table:table-column table:style-name="EditProjectDetailsUPC.B"/>
          <table:table-row>
            <table:table-cell table:style-name="EditProjectDetailsUPC.A1" office:value-type="string">
              <text:p text:style-name="P29">Use Case Package</text:p>
            </table:table-cell>
            <table:table-cell table:style-name="EditProjectDetailsUPC.B1" office:value-type="string">
              <text:p text:style-name="P25">Project Management</text:p>
            </table:table-cell>
          </table:table-row>
          <table:table-row>
            <table:table-cell table:style-name="EditProjectDetailsUPC.A2" office:value-type="string">
              <text:p text:style-name="P29">ID</text:p>
            </table:table-cell>
            <table:table-cell table:style-name="EditProjectDetailsUPC.B2" office:value-type="string">
              <text:p text:style-name="P25">UC-PM-02</text:p>
            </table:table-cell>
          </table:table-row>
          <table:table-row>
            <table:table-cell table:style-name="EditProjectDetailsUPC.A2" office:value-type="string">
              <text:p text:style-name="P29">Use Case Goal</text:p>
            </table:table-cell>
            <table:table-cell table:style-name="EditProjectDetailsUPC.B2" office:value-type="string">
              <text:p text:style-name="P37">Primary Actor successfully updates any of the following: Project Name, Project Description, Start Date, Target Completion Date, and Budget.</text:p>
            </table:table-cell>
          </table:table-row>
          <table:table-row>
            <table:table-cell table:style-name="EditProjectDetailsUPC.A2" office:value-type="string">
              <text:p text:style-name="P56">Actor(s)</text:p>
            </table:table-cell>
            <table:table-cell table:style-name="EditProjectDetailsUPC.B2" office:value-type="string">
              <text:p text:style-name="P25">Primary Actor: <text:span text:style-name="T46">Manager</text:span></text:p>
            </table:table-cell>
          </table:table-row>
          <table:table-row>
            <table:table-cell table:style-name="EditProjectDetailsUPC.A2" office:value-type="string">
              <text:p text:style-name="P29">Level</text:p>
            </table:table-cell>
            <table:table-cell table:style-name="EditProjectDetailsUPC.B2" office:value-type="string">
              <text:p text:style-name="P25">User-Goal</text:p>
            </table:table-cell>
          </table:table-row>
          <table:table-row>
            <table:table-cell table:style-name="EditProjectDetailsUPC.A2" office:value-type="string">
              <text:p text:style-name="P29">Precondition</text:p>
            </table:table-cell>
            <table:table-cell table:style-name="EditProjectDetailsUPC.B2" office:value-type="string">
              <text:p text:style-name="P33"><text:span text:style-name="T46">Primary Actor has access to their Portfolio as the result of having successfully completed Login</text:span><text:a xlink:type="simple" xlink:href="#LogInProperties|table" text:style-name="Internet_20_link">{UC-GF-01}</text:a><text:span text:style-name="T46">.</text:span></text:p>
            </table:table-cell>
          </table:table-row>
          <table:table-row>
            <table:table-cell table:style-name="EditProjectDetailsUPC.A2" office:value-type="string">
              <text:p text:style-name="P29">Domain Entities</text:p>
            </table:table-cell>
            <table:table-cell table:style-name="EditProjectDetailsUPC.B2" office:value-type="string">
              <text:p text:style-name="P33"><text:a xlink:type="simple" xlink:href="#Project Manager" text:style-name="Internet_20_link">Manager</text:a><text:span text:style-name="T46">, </text:span><text:a xlink:type="simple" xlink:href="#Project" text:style-name="Internet_20_link">Project</text:a><text:span text:style-name="T46">, </text:span><text:a xlink:type="simple" xlink:href="#PERTRules|table" text:style-name="Internet_20_link">Start Date</text:a><text:span text:style-name="T46">, </text:span><text:a xlink:type="simple" xlink:href="#PERTRules|table" text:style-name="Internet_20_link">Target Completion Date</text:a><text:span text:style-name="T46">, </text:span><text:a xlink:type="simple" xlink:href="#PERTRules|table" text:style-name="Internet_20_link">Budget</text:a><text:span text:style-name="T46"> <text:s/></text:span><text:a xlink:type="simple" xlink:href="#Project Portfolio" text:style-name="Internet_20_link">Portfolio</text:a></text:p>
            </table:table-cell>
          </table:table-row>
        </table:table>
        <text:p text:style-name="P8"/>
        <text:p text:style-name="P5">Main Success Scenario:</text:p>
        <table:table table:name="EditProjectDetailsMSS" table:style-name="EditProjectDetailsMSS">
          <table:table-column table:style-name="EditProjectDetailsMSS.A"/>
          <table:table-column table:style-name="EditProjectDetailsMSS.B"/>
          <table:table-column table:style-name="EditProjectDetailsMSS.C"/>
          <table:table-header-rows>
            <table:table-row>
              <table:table-cell table:style-name="EditProjectDetailsMSS.A1" office:value-type="string">
                <text:p text:style-name="P30">Step</text:p>
              </table:table-cell>
              <table:table-cell table:style-name="EditProjectDetailsMSS.A1" office:value-type="string">
                <text:p text:style-name="P58">Action</text:p>
              </table:table-cell>
              <table:table-cell table:style-name="EditProjectDetailsMSS.C1" office:value-type="string">
                <text:p text:style-name="P58">Notes</text:p>
              </table:table-cell>
            </table:table-row>
          </table:table-header-rows>
          <table:table-row>
            <table:table-cell table:style-name="EditProjectDetailsMSS.A2" office:value-type="float" office:value="1">
              <text:p text:style-name="P26">1</text:p>
            </table:table-cell>
            <table:table-cell table:style-name="EditProjectDetailsMSS.B6" office:value-type="string">
              <text:p text:style-name="P37">Primary Actor edits any of the following: Project Name, Project Description, Start Date, Target Completion Date, Budget information.</text:p>
            </table:table-cell>
            <table:table-cell table:style-name="EditProjectDetailsMSS.C6" office:value-type="string">
              <text:p text:style-name="P25"/>
            </table:table-cell>
          </table:table-row>
          <table:table-row>
            <table:table-cell table:style-name="EditProjectDetailsMSS.A3" office:value-type="float" office:value="2">
              <text:p text:style-name="P26">2</text:p>
            </table:table-cell>
            <table:table-cell table:style-name="EditProjectDetailsMSS.B6" office:value-type="string">
              <text:p text:style-name="P25">System verifies the internal consistency of the entered information. Then prompts the user to confirm.</text:p>
            </table:table-cell>
            <table:table-cell table:style-name="EditProjectDetailsMSS.C6" office:value-type="string">
              <text:p text:style-name="P25"/>
            </table:table-cell>
          </table:table-row>
          <table:table-row>
            <table:table-cell table:style-name="EditProjectDetailsMSS.A4" office:value-type="float" office:value="3">
              <text:p text:style-name="P26">3</text:p>
            </table:table-cell>
            <table:table-cell table:style-name="EditProjectDetailsMSS.B6" office:value-type="string">
              <text:p text:style-name="P25">Primary Actor <text:span text:style-name="T56">confirms</text:span>.</text:p>
            </table:table-cell>
            <table:table-cell table:style-name="EditProjectDetailsMSS.C6" office:value-type="string">
              <text:p text:style-name="P25"/>
            </table:table-cell>
          </table:table-row>
          <table:table-row>
            <table:table-cell table:style-name="EditProjectDetailsMSS.A5" office:value-type="float" office:value="4">
              <text:p text:style-name="P26">4</text:p>
            </table:table-cell>
            <table:table-cell table:style-name="EditProjectDetailsMSS.B6" office:value-type="string">
              <text:p text:style-name="P25">System saves changes to the <text:span text:style-name="T46">Project.</text:span></text:p>
            </table:table-cell>
            <table:table-cell table:style-name="EditProjectDetailsMSS.C6" office:value-type="string">
              <text:p text:style-name="P25"/>
            </table:table-cell>
          </table:table-row>
          <table:table-row>
            <table:table-cell table:style-name="EditProjectDetailsMSS.A6" office:value-type="float" office:value="5">
              <text:p text:style-name="P26">5</text:p>
            </table:table-cell>
            <table:table-cell table:style-name="EditProjectDetailsMSS.B6" office:value-type="string">
              <text:p text:style-name="P35">Use case ends successfully.</text:p>
            </table:table-cell>
            <table:table-cell table:style-name="EditProjectDetailsMSS.C6" office:value-type="string">
              <text:p text:style-name="P25"/>
            </table:table-cell>
          </table:table-row>
        </table:table>
        <text:p text:style-name="P20"/>
        <text:p text:style-name="P5">Alternative Flows:</text:p>
        <text:p text:style-name="P5"><text:soft-page-break/>2a. <text:span text:style-name="T56">Inconsistent Date Information</text:span><text:span text:style-name="T46">.</text:span></text:p>
        <table:table table:name="EditProjectDetailsAF2a" table:style-name="EditProjectDetailsAF2a">
          <table:table-column table:style-name="EditProjectDetailsAF2a.A"/>
          <table:table-column table:style-name="EditProjectDetailsAF2a.B"/>
          <table:table-column table:style-name="EditProjectDetailsAF2a.C"/>
          <table:table-header-rows>
            <table:table-row>
              <table:table-cell table:style-name="EditProjectDetailsAF2a.A1" office:value-type="string">
                <text:p text:style-name="P30">Step</text:p>
              </table:table-cell>
              <table:table-cell table:style-name="EditProjectDetailsAF2a.A1" office:value-type="string">
                <text:p text:style-name="P58">Action</text:p>
              </table:table-cell>
              <table:table-cell table:style-name="EditProjectDetailsAF2a.C1" office:value-type="string">
                <text:p text:style-name="P58">Notes</text:p>
              </table:table-cell>
            </table:table-row>
          </table:table-header-rows>
          <table:table-row>
            <table:table-cell table:style-name="EditProjectDetailsAF2a.A3" office:value-type="string">
              <text:p text:style-name="P26">2a.1</text:p>
            </table:table-cell>
            <table:table-cell table:style-name="EditProjectDetailsAF2a.B3" office:value-type="string">
              <text:p text:style-name="P37">System informs Primary Actor that the Date information is invalid (e.g. Target Completion Date is before the Start Date or Current Date). </text:p>
            </table:table-cell>
            <table:table-cell table:style-name="EditProjectDetailsAF2a.C3" office:value-type="string">
              <text:p text:style-name="P25"/>
            </table:table-cell>
          </table:table-row>
          <table:table-row>
            <table:table-cell table:style-name="EditProjectDetailsAF2a.A3" office:value-type="string">
              <text:p text:style-name="P26">2a.2</text:p>
            </table:table-cell>
            <table:table-cell table:style-name="EditProjectDetailsAF2a.B3" office:value-type="string">
              <text:p text:style-name="P35">System returns control to Main Success Scenario step 1.</text:p>
            </table:table-cell>
            <table:table-cell table:style-name="EditProjectDetailsAF2a.C3" office:value-type="string">
              <text:p text:style-name="P25"/>
            </table:table-cell>
          </table:table-row>
        </table:table>
        <text:p text:style-name="P11"/>
        <text:p text:style-name="P5">2b. <text:span text:style-name="T56">Inconsistent Date Information</text:span><text:span text:style-name="T46">.</text:span></text:p>
        <table:table table:name="EditProjectDetailsAF2b" table:style-name="EditProjectDetailsAF2b">
          <table:table-column table:style-name="EditProjectDetailsAF2b.A"/>
          <table:table-column table:style-name="EditProjectDetailsAF2b.B"/>
          <table:table-column table:style-name="EditProjectDetailsAF2b.C"/>
          <table:table-header-rows>
            <table:table-row>
              <table:table-cell table:style-name="EditProjectDetailsAF2b.A1" office:value-type="string">
                <text:p text:style-name="P30">Step</text:p>
              </table:table-cell>
              <table:table-cell table:style-name="EditProjectDetailsAF2b.A1" office:value-type="string">
                <text:p text:style-name="P58">Action</text:p>
              </table:table-cell>
              <table:table-cell table:style-name="EditProjectDetailsAF2b.C1" office:value-type="string">
                <text:p text:style-name="P58">Notes</text:p>
              </table:table-cell>
            </table:table-row>
          </table:table-header-rows>
          <table:table-row>
            <table:table-cell table:style-name="EditProjectDetailsAF2b.A4" office:value-type="string">
              <text:p text:style-name="P26">2b.1</text:p>
            </table:table-cell>
            <table:table-cell table:style-name="EditProjectDetailsAF2b.B4" office:value-type="string">
              <text:p text:style-name="P37">System informs Primary Actor that the Date information is invalid (e.g. Target Completion Date is before the Start Date or Current Date). </text:p>
            </table:table-cell>
            <table:table-cell table:style-name="EditProjectDetailsAF2b.C4" office:value-type="string">
              <text:p text:style-name="P25"/>
            </table:table-cell>
          </table:table-row>
          <table:table-row>
            <table:table-cell table:style-name="EditProjectDetailsAF2b.A4" office:value-type="string">
              <text:p text:style-name="P26">2b.2</text:p>
            </table:table-cell>
            <table:table-cell table:style-name="EditProjectDetailsAF2b.B4" office:value-type="string">
              <text:p text:style-name="P40">Primary Actor aborts.</text:p>
            </table:table-cell>
            <table:table-cell table:style-name="EditProjectDetailsAF2b.C4" office:value-type="string">
              <text:p text:style-name="P25"/>
            </table:table-cell>
          </table:table-row>
          <table:table-row>
            <table:table-cell table:style-name="EditProjectDetailsAF2b.A4" office:value-type="string">
              <text:p text:style-name="P26">2b.3</text:p>
            </table:table-cell>
            <table:table-cell table:style-name="EditProjectDetailsAF2b.B4" office:value-type="string">
              <text:p text:style-name="P35">Use case ends unsuccessfully.</text:p>
            </table:table-cell>
            <table:table-cell table:style-name="EditProjectDetailsAF2b.C4" office:value-type="string">
              <text:p text:style-name="P25"/>
            </table:table-cell>
          </table:table-row>
        </table:table>
        <text:p text:style-name="P11"/>
        <text:p text:style-name="Text_20_body"/>
        <text:h text:style-name="P85" text:outline-level="3">Use Case: <text:span text:style-name="T15">Create Activity</text:span><text:span text:style-name="T18"> &lt;&lt;includes&gt;&gt; </text:span><text:span text:style-name="T15">Initialize Activity Details</text:span></text:h>
        <text:p text:style-name="P51"><text:span text:style-name="T47">Successful Outcomes:</text:span><text:span text:style-name="T46"> Primary Actor creates a new Activity</text:span>.</text:p>
        <text:p text:style-name="P51"/>
        <text:p text:style-name="P5">Use Case Properties:</text:p>
        <table:table table:name="CreateActivityUCP" table:style-name="CreateActivityUCP">
          <table:table-column table:style-name="CreateActivityUCP.A"/>
          <table:table-column table:style-name="CreateActivityUCP.B"/>
          <table:table-row>
            <table:table-cell table:style-name="CreateActivityUCP.A1" office:value-type="string">
              <text:p text:style-name="P29">Use Case Package</text:p>
            </table:table-cell>
            <table:table-cell table:style-name="CreateActivityUCP.B1" office:value-type="string">
              <text:p text:style-name="P25">Activity Management</text:p>
            </table:table-cell>
          </table:table-row>
          <table:table-row>
            <table:table-cell table:style-name="CreateActivityUCP.A2" office:value-type="string">
              <text:p text:style-name="P29">ID</text:p>
            </table:table-cell>
            <table:table-cell table:style-name="CreateActivityUCP.B2" office:value-type="string">
              <text:p text:style-name="P25">UC-AM-01</text:p>
            </table:table-cell>
          </table:table-row>
          <table:table-row>
            <table:table-cell table:style-name="CreateActivityUCP.A2" office:value-type="string">
              <text:p text:style-name="P29">Use Case Goal</text:p>
            </table:table-cell>
            <table:table-cell table:style-name="CreateActivityUCP.B2" office:value-type="string">
              <text:p text:style-name="P25">Primary actor successfully creates a new <text:span text:style-name="T46">Activity</text:span>.</text:p>
            </table:table-cell>
          </table:table-row>
          <table:table-row>
            <table:table-cell table:style-name="CreateActivityUCP.A2" office:value-type="string">
              <text:p text:style-name="P56">Actor(s)</text:p>
            </table:table-cell>
            <table:table-cell table:style-name="CreateActivityUCP.B2" office:value-type="string">
              <text:p text:style-name="P25">Primary Actor: <text:span text:style-name="T46">User</text:span></text:p>
            </table:table-cell>
          </table:table-row>
          <table:table-row>
            <table:table-cell table:style-name="CreateActivityUCP.A2" office:value-type="string">
              <text:p text:style-name="P29">Level</text:p>
            </table:table-cell>
            <table:table-cell table:style-name="CreateActivityUCP.B2" office:value-type="string">
              <text:p text:style-name="P25">User-Goal</text:p>
            </table:table-cell>
          </table:table-row>
          <table:table-row>
            <table:table-cell table:style-name="CreateActivityUCP.A2" office:value-type="string">
              <text:p text:style-name="P29">Precondition</text:p>
            </table:table-cell>
            <table:table-cell table:style-name="CreateActivityUCP.B2" office:value-type="string">
              <text:p text:style-name="P33"><text:span text:style-name="T46">Manager is logged in to their Project Portfolio as per Login </text:span><text:a xlink:type="simple" xlink:href="#LogInProperties|table" text:style-name="Internet_20_link"><text:span text:style-name="T50">{UC-GF-01}</text:span></text:a><text:span text:style-name="T46">.</text:span></text:p>
            </table:table-cell>
          </table:table-row>
          <table:table-row>
            <table:table-cell table:style-name="CreateActivityUCP.A2" office:value-type="string">
              <text:p text:style-name="P29">Domain Entities</text:p>
            </table:table-cell>
            <table:table-cell table:style-name="CreateActivityUCP.B2" office:value-type="string">
              <text:p text:style-name="P33"><text:a xlink:type="simple" xlink:href="#Activity" text:style-name="Internet_20_link">Activity</text:a><text:span text:style-name="T46">, </text:span><text:a xlink:type="simple" xlink:href="#Project Manager" text:style-name="Internet_20_link">Manager</text:a><text:span text:style-name="T46">, </text:span><text:a xlink:type="simple" xlink:href="#Project Portfolio" text:style-name="Internet_20_link">Portfolio</text:a><text:span text:style-name="T46">, </text:span><text:a xlink:type="simple" xlink:href="#Activity ID" text:style-name="Internet_20_link">Activity ID</text:a></text:p>
            </table:table-cell>
          </table:table-row>
        </table:table>
        <text:p text:style-name="P8"/>
        <text:p text:style-name="P5">Main Success Scenario:</text:p>
        <table:table table:name="CreateActivityMSS" table:style-name="CreateActivityMSS">
          <table:table-column table:style-name="CreateActivityMSS.A"/>
          <table:table-column table:style-name="CreateActivityMSS.B"/>
          <table:table-column table:style-name="CreateActivityMSS.C"/>
          <table:table-header-rows>
            <table:table-row>
              <table:table-cell table:style-name="CreateActivityMSS.A1" office:value-type="string">
                <text:p text:style-name="P30">Step</text:p>
              </table:table-cell>
              <table:table-cell table:style-name="CreateActivityMSS.A1" office:value-type="string">
                <text:p text:style-name="P58">Action</text:p>
              </table:table-cell>
              <table:table-cell table:style-name="CreateActivityMSS.C1" office:value-type="string">
                <text:p text:style-name="P58">Notes</text:p>
              </table:table-cell>
            </table:table-row>
          </table:table-header-rows>
          <table:table-row>
            <table:table-cell table:style-name="CreateActivityMSS.A2" office:value-type="float" office:value="1">
              <text:p text:style-name="P26">1</text:p>
            </table:table-cell>
            <table:table-cell table:style-name="CreateActivityMSS.B6" office:value-type="string">
              <text:p text:style-name="P25">Primary Actor indicates intention to create an <text:span text:style-name="T46">Activity</text:span>.</text:p>
            </table:table-cell>
            <table:table-cell table:style-name="CreateActivityMSS.C6" office:value-type="string">
              <text:p text:style-name="P25"/>
            </table:table-cell>
          </table:table-row>
          <table:table-row>
            <table:table-cell table:style-name="CreateActivityMSS.A3" office:value-type="float" office:value="2">
              <text:p text:style-name="P26">2</text:p>
            </table:table-cell>
            <table:table-cell table:style-name="CreateActivityMSS.B6" office:value-type="string">
              <text:p text:style-name="P37">System prompts Primary Actor to enter new Activity information.</text:p>
            </table:table-cell>
            <table:table-cell table:style-name="CreateActivityMSS.C6" office:value-type="string">
              <text:p text:style-name="P25"/>
            </table:table-cell>
          </table:table-row>
          <table:table-row>
            <table:table-cell table:style-name="CreateActivityMSS.A4" office:value-type="float" office:value="3">
              <text:p text:style-name="P26">3</text:p>
            </table:table-cell>
            <table:table-cell table:style-name="CreateActivityMSS.B6" office:value-type="string">
              <text:p text:style-name="P25">Primary Actor performs <text:span text:style-name="T46">Initialize Activity Details </text:span><text:s/><text:a xlink:type="simple" xlink:href="#InitializeActivityUPC|table" text:style-name="Internet_20_link"><text:span text:style-name="T50">{UC-AM-02}</text:span></text:a></text:p>
            </table:table-cell>
            <table:table-cell table:style-name="CreateActivityMSS.C6" office:value-type="string">
              <text:p text:style-name="P25"/>
            </table:table-cell>
          </table:table-row>
          <table:table-row>
            <table:table-cell table:style-name="CreateActivityMSS.A5" office:value-type="float" office:value="4">
              <text:p text:style-name="P26">4</text:p>
            </table:table-cell>
            <table:table-cell table:style-name="CreateActivityMSS.B6" office:value-type="string">
              <text:p text:style-name="P37">System generates a unique Activity ID and creates a new Activity with the information gathered in step 3.</text:p>
            </table:table-cell>
            <table:table-cell table:style-name="CreateActivityMSS.C6" office:value-type="string">
              <text:p text:style-name="P25"/>
            </table:table-cell>
          </table:table-row>
          <table:table-row>
            <table:table-cell table:style-name="CreateActivityMSS.A6" office:value-type="float" office:value="5">
              <text:p text:style-name="P26">5</text:p>
            </table:table-cell>
            <table:table-cell table:style-name="CreateActivityMSS.B6" office:value-type="string">
              <text:p text:style-name="P35">Use case ends successfully.</text:p>
            </table:table-cell>
            <table:table-cell table:style-name="CreateActivityMSS.C6" office:value-type="string">
              <text:p text:style-name="P25"/>
            </table:table-cell>
          </table:table-row>
        </table:table>
        <text:p text:style-name="P20"/>
        <text:p text:style-name="P5">Alternative Flows:</text:p>
        <text:p text:style-name="P5">3a. <text:span text:style-name="T50">Initialize Project Details</text:span><text:span text:style-name="T46"> ends unsuccessfully.</text:span></text:p>
        <table:table table:name="CreateActivityAF3a" table:style-name="CreateActivityAF3a">
          <table:table-column table:style-name="CreateActivityAF3a.A"/>
          <table:table-column table:style-name="CreateActivityAF3a.B"/>
          <table:table-column table:style-name="CreateActivityAF3a.C"/>
          <table:table-header-rows>
            <table:table-row>
              <table:table-cell table:style-name="CreateActivityAF3a.A1" office:value-type="string">
                <text:p text:style-name="P30">Step</text:p>
              </table:table-cell>
              <table:table-cell table:style-name="CreateActivityAF3a.A1" office:value-type="string">
                <text:p text:style-name="P58">Action</text:p>
              </table:table-cell>
              <table:table-cell table:style-name="CreateActivityAF3a.C1" office:value-type="string">
                <text:p text:style-name="P58">Notes</text:p>
              </table:table-cell>
            </table:table-row>
          </table:table-header-rows>
          <table:table-row>
            <table:table-cell table:style-name="CreateActivityAF3a.A3" office:value-type="string">
              <text:p text:style-name="P26">3a.1</text:p>
            </table:table-cell>
            <table:table-cell table:style-name="CreateActivityAF3a.B3" office:value-type="string">
              <text:p text:style-name="P37">Primary Actor enters information that causes Initialize <text:soft-page-break/>Activity Details <text:a xlink:type="simple" xlink:href="#InitializeActivityUPC|table" text:style-name="Internet_20_link"><text:span text:style-name="T50">{UC-AM-02}</text:span></text:a><text:span text:style-name="T50"> </text:span>to fail.</text:p>
            </table:table-cell>
            <table:table-cell table:style-name="CreateActivityAF3a.C3" office:value-type="string">
              <text:p text:style-name="P25"/>
            </table:table-cell>
          </table:table-row>
          <table:table-row>
            <table:table-cell table:style-name="CreateActivityAF3a.A3" office:value-type="string">
              <text:p text:style-name="P26">3a.2</text:p>
            </table:table-cell>
            <table:table-cell table:style-name="CreateActivityAF3a.B3" office:value-type="string">
              <text:p text:style-name="P35">System returns control to Main Success Scenario step 1.</text:p>
            </table:table-cell>
            <table:table-cell table:style-name="CreateActivityAF3a.C3" office:value-type="string">
              <text:p text:style-name="P25"/>
            </table:table-cell>
          </table:table-row>
        </table:table>
        <text:p text:style-name="P20"/>
        <text:p text:style-name="P5">3b. <text:span text:style-name="T50">Initialize Project Details</text:span><text:span text:style-name="T46"> ends unsuccessfully.</text:span></text:p>
        <table:table table:name="CreateActivityAF3b" table:style-name="CreateActivityAF3b">
          <table:table-column table:style-name="CreateActivityAF3b.A"/>
          <table:table-column table:style-name="CreateActivityAF3b.B"/>
          <table:table-column table:style-name="CreateActivityAF3b.C"/>
          <table:table-header-rows>
            <table:table-row>
              <table:table-cell table:style-name="CreateActivityAF3b.A1" office:value-type="string">
                <text:p text:style-name="P30">Step</text:p>
              </table:table-cell>
              <table:table-cell table:style-name="CreateActivityAF3b.A1" office:value-type="string">
                <text:p text:style-name="P58">Action</text:p>
              </table:table-cell>
              <table:table-cell table:style-name="CreateActivityAF3b.C1" office:value-type="string">
                <text:p text:style-name="P58">Notes</text:p>
              </table:table-cell>
            </table:table-row>
          </table:table-header-rows>
          <table:table-row>
            <table:table-cell table:style-name="CreateActivityAF3b.A4" office:value-type="string">
              <text:p text:style-name="P26">3b.1</text:p>
            </table:table-cell>
            <table:table-cell table:style-name="CreateActivityAF3b.B4" office:value-type="string">
              <text:p text:style-name="P37">Primary Actor enters information that causes Initialize Activity Details <text:a xlink:type="simple" xlink:href="#InitializeActivityUPC|table" text:style-name="Internet_20_link"><text:span text:style-name="T50">{UC-AM-02}</text:span></text:a> to fail.</text:p>
            </table:table-cell>
            <table:table-cell table:style-name="CreateActivityAF3b.C4" office:value-type="string">
              <text:p text:style-name="P25"/>
            </table:table-cell>
          </table:table-row>
          <table:table-row>
            <table:table-cell table:style-name="CreateActivityAF3b.A4" office:value-type="string">
              <text:p text:style-name="P26">3b.2</text:p>
            </table:table-cell>
            <table:table-cell table:style-name="CreateActivityAF3b.B4" office:value-type="string">
              <text:p text:style-name="P25">User Aborts.</text:p>
            </table:table-cell>
            <table:table-cell table:style-name="CreateActivityAF3b.C4" office:value-type="string">
              <text:p text:style-name="P25"/>
            </table:table-cell>
          </table:table-row>
          <table:table-row>
            <table:table-cell table:style-name="CreateActivityAF3b.A4" office:value-type="string">
              <text:p text:style-name="P26">3b.3</text:p>
            </table:table-cell>
            <table:table-cell table:style-name="CreateActivityAF3b.B4" office:value-type="string">
              <text:p text:style-name="P35">Use case ends unsuccessfully.</text:p>
            </table:table-cell>
            <table:table-cell table:style-name="CreateActivityAF3b.C4" office:value-type="string">
              <text:p text:style-name="P25"/>
            </table:table-cell>
          </table:table-row>
        </table:table>
        <text:p text:style-name="P20"/>
        <text:h text:style-name="P85" text:outline-level="3">Use Case: <text:span text:style-name="T15">Initialize Activity Details</text:span></text:h>
        <text:p text:style-name="P19"><text:span text:style-name="T17">Successful Outcomes:</text:span><text:span text:style-name="T16"> Primary Actor enters the details required to initialize a </text:span><text:span text:style-name="T14">Activity</text:span><text:span text:style-name="T13">.</text:span></text:p>
        <text:p text:style-name="P51"/>
        <text:p text:style-name="P5">Use Case Properties:</text:p>
        <table:table table:name="InitializeActivityUPC" table:style-name="InitializeActivityUPC">
          <table:table-column table:style-name="InitializeActivityUPC.A"/>
          <table:table-column table:style-name="InitializeActivityUPC.B"/>
          <table:table-row>
            <table:table-cell table:style-name="InitializeActivityUPC.A1" office:value-type="string">
              <text:p text:style-name="P29">Use Case Package</text:p>
            </table:table-cell>
            <table:table-cell table:style-name="InitializeActivityUPC.B1" office:value-type="string">
              <text:p text:style-name="P25">General Management</text:p>
            </table:table-cell>
          </table:table-row>
          <table:table-row>
            <table:table-cell table:style-name="InitializeActivityUPC.A2" office:value-type="string">
              <text:p text:style-name="P29">ID</text:p>
            </table:table-cell>
            <table:table-cell table:style-name="InitializeActivityUPC.B2" office:value-type="string">
              <text:p text:style-name="P25">UC-AM-02</text:p>
            </table:table-cell>
          </table:table-row>
          <table:table-row>
            <table:table-cell table:style-name="InitializeActivityUPC.A2" office:value-type="string">
              <text:p text:style-name="P29">Use Case Goal</text:p>
            </table:table-cell>
            <table:table-cell table:style-name="InitializeActivityUPC.B2" office:value-type="string">
              <text:p text:style-name="P37">Primary Actor enters valid Activity Name, Activity Description, Start Date, Target Completion Date, and Budget information required for a new Activity.</text:p>
            </table:table-cell>
          </table:table-row>
          <table:table-row>
            <table:table-cell table:style-name="InitializeActivityUPC.A2" office:value-type="string">
              <text:p text:style-name="P56">Actor(s)</text:p>
            </table:table-cell>
            <table:table-cell table:style-name="InitializeActivityUPC.B2" office:value-type="string">
              <text:p text:style-name="P25">Primary Actor: <text:span text:style-name="T46">Manager</text:span></text:p>
            </table:table-cell>
          </table:table-row>
          <table:table-row>
            <table:table-cell table:style-name="InitializeActivityUPC.A2" office:value-type="string">
              <text:p text:style-name="P29">Level</text:p>
            </table:table-cell>
            <table:table-cell table:style-name="InitializeActivityUPC.B2" office:value-type="string">
              <text:p text:style-name="P25">User-Goal</text:p>
            </table:table-cell>
          </table:table-row>
          <table:table-row>
            <table:table-cell table:style-name="InitializeActivityUPC.A2" office:value-type="string">
              <text:p text:style-name="P29">Precondition</text:p>
            </table:table-cell>
            <table:table-cell table:style-name="InitializeActivityUPC.B2" office:value-type="string">
              <text:p text:style-name="P33"><text:span text:style-name="T46">Primary Actor is engaged in Create Activity </text:span><text:a xlink:type="simple" xlink:href="#CreateActivityUCP|table" text:style-name="Internet_20_link">{UC-AM-01}</text:a><text:a xlink:type="simple" xlink:href="#CreateActivityUCP|table" text:style-name="Internet_20_link"><text:span text:style-name="T50"> </text:span></text:a><text:span text:style-name="T46">.</text:span></text:p>
            </table:table-cell>
          </table:table-row>
          <table:table-row>
            <table:table-cell table:style-name="InitializeActivityUPC.A2" office:value-type="string">
              <text:p text:style-name="P29">Domain Entities</text:p>
            </table:table-cell>
            <table:table-cell table:style-name="InitializeActivityUPC.B2" office:value-type="string">
              <text:p text:style-name="P33"><text:a xlink:type="simple" xlink:href="#Project Manager" text:style-name="Internet_20_link">Manager</text:a><text:span text:style-name="T46">, </text:span><text:a xlink:type="simple" xlink:href="#Activity" text:style-name="Internet_20_link">Activity</text:a><text:span text:style-name="T46">, </text:span><text:a xlink:type="simple" xlink:href="#Activity Name" text:style-name="Internet_20_link">Activity Name</text:a><text:span text:style-name="T46">, </text:span><text:a xlink:type="simple" xlink:href="#Activity Description" text:style-name="Internet_20_link">Activity Description</text:a><text:span text:style-name="T46">, </text:span><text:a xlink:type="simple" xlink:href="#PERTRules|table" text:style-name="Internet_20_link">Start Date</text:a><text:span text:style-name="T46">, </text:span><text:a xlink:type="simple" xlink:href="#PERTRules|table" text:style-name="Internet_20_link">Target Completion Date</text:a><text:span text:style-name="T46">, </text:span><text:a xlink:type="simple" xlink:href="#PERTRules|table" text:style-name="Internet_20_link">Budget</text:a></text:p>
            </table:table-cell>
          </table:table-row>
        </table:table>
        <text:p text:style-name="P8"/>
        <text:p text:style-name="P5">Main Success Scenario:</text:p>
        <table:table table:name="InitializeActivityMSS" table:style-name="InitializeActivityMSS">
          <table:table-column table:style-name="InitializeActivityMSS.A"/>
          <table:table-column table:style-name="InitializeActivityMSS.B"/>
          <table:table-column table:style-name="InitializeActivityMSS.C"/>
          <table:table-header-rows>
            <table:table-row>
              <table:table-cell table:style-name="InitializeActivityMSS.A1" office:value-type="string">
                <text:p text:style-name="P30">Step</text:p>
              </table:table-cell>
              <table:table-cell table:style-name="InitializeActivityMSS.A1" office:value-type="string">
                <text:p text:style-name="P58">Action</text:p>
              </table:table-cell>
              <table:table-cell table:style-name="InitializeActivityMSS.C1" office:value-type="string">
                <text:p text:style-name="P58">Notes</text:p>
              </table:table-cell>
            </table:table-row>
          </table:table-header-rows>
          <table:table-row>
            <table:table-cell table:style-name="InitializeActivityMSS.A2" office:value-type="float" office:value="1">
              <text:p text:style-name="P26">1</text:p>
            </table:table-cell>
            <table:table-cell table:style-name="InitializeActivityMSS.B6" office:value-type="string">
              <text:p text:style-name="P37">Primary Actor enters Activity Name, Activity Description, Start Date, Target Completion Date, Budget information.</text:p>
            </table:table-cell>
            <table:table-cell table:style-name="InitializeActivityMSS.C6" office:value-type="string">
              <text:p text:style-name="P25"/>
            </table:table-cell>
          </table:table-row>
          <table:table-row>
            <table:table-cell table:style-name="InitializeActivityMSS.A3" office:value-type="float" office:value="2">
              <text:p text:style-name="P26">2</text:p>
            </table:table-cell>
            <table:table-cell table:style-name="InitializeActivityMSS.B6" office:value-type="string">
              <text:p text:style-name="P25">System verifies the internal consistency of the entered information and prompts the user to confirm.</text:p>
            </table:table-cell>
            <table:table-cell table:style-name="InitializeActivityMSS.C6" office:value-type="string">
              <text:p text:style-name="P25"/>
            </table:table-cell>
          </table:table-row>
          <table:table-row>
            <table:table-cell table:style-name="InitializeActivityMSS.A4" office:value-type="float" office:value="3">
              <text:p text:style-name="P26">3</text:p>
            </table:table-cell>
            <table:table-cell table:style-name="InitializeActivityMSS.B6" office:value-type="string">
              <text:p text:style-name="P25">Primary Actor <text:span text:style-name="T56">confirms</text:span>.</text:p>
            </table:table-cell>
            <table:table-cell table:style-name="InitializeActivityMSS.C6" office:value-type="string">
              <text:p text:style-name="P25"/>
            </table:table-cell>
          </table:table-row>
          <table:table-row>
            <table:table-cell table:style-name="InitializeActivityMSS.A5" office:value-type="float" office:value="4">
              <text:p text:style-name="P26">4</text:p>
            </table:table-cell>
            <table:table-cell table:style-name="InitializeActivityMSS.B6" office:value-type="string">
              <text:p text:style-name="P25">System saves changes to the <text:span text:style-name="T46">Activity.</text:span></text:p>
            </table:table-cell>
            <table:table-cell table:style-name="InitializeActivityMSS.C6" office:value-type="string">
              <text:p text:style-name="P25"/>
            </table:table-cell>
          </table:table-row>
          <table:table-row>
            <table:table-cell table:style-name="InitializeActivityMSS.A6" office:value-type="float" office:value="5">
              <text:p text:style-name="P26">5</text:p>
            </table:table-cell>
            <table:table-cell table:style-name="InitializeActivityMSS.B6" office:value-type="string">
              <text:p text:style-name="P35">Use case ends successfully.</text:p>
            </table:table-cell>
            <table:table-cell table:style-name="InitializeActivityMSS.C6" office:value-type="string">
              <text:p text:style-name="P25"/>
            </table:table-cell>
          </table:table-row>
        </table:table>
        <text:p text:style-name="P20"/>
        <text:p text:style-name="P5">Alternative Flows:</text:p>
        <text:p text:style-name="P5">2a. <text:span text:style-name="T56">Inconsistent Date Information</text:span><text:span text:style-name="T46">.</text:span></text:p>
        <table:table table:name="InitializeActivityAF2a" table:style-name="InitializeActivityAF2a">
          <table:table-column table:style-name="InitializeActivityAF2a.A"/>
          <table:table-column table:style-name="InitializeActivityAF2a.B"/>
          <table:table-column table:style-name="InitializeActivityAF2a.C"/>
          <table:table-header-rows>
            <text:soft-page-break/>
            <table:table-row>
              <table:table-cell table:style-name="InitializeActivityAF2a.A1" office:value-type="string">
                <text:p text:style-name="P30">Step</text:p>
              </table:table-cell>
              <table:table-cell table:style-name="InitializeActivityAF2a.A1" office:value-type="string">
                <text:p text:style-name="P58">Action</text:p>
              </table:table-cell>
              <table:table-cell table:style-name="InitializeActivityAF2a.C1" office:value-type="string">
                <text:p text:style-name="P58">Notes</text:p>
              </table:table-cell>
            </table:table-row>
          </table:table-header-rows>
          <table:table-row>
            <table:table-cell table:style-name="InitializeActivityAF2a.A3" office:value-type="string">
              <text:p text:style-name="P26">2a.1</text:p>
            </table:table-cell>
            <table:table-cell table:style-name="InitializeActivityAF2a.B3" office:value-type="string">
              <text:p text:style-name="P37">System informs Primary Actor that the Date information is invalid (e.g. Target Completion Date is before the Start Date or Current Date). </text:p>
            </table:table-cell>
            <table:table-cell table:style-name="InitializeActivityAF2a.C3" office:value-type="string">
              <text:p text:style-name="P25"/>
            </table:table-cell>
          </table:table-row>
          <table:table-row>
            <table:table-cell table:style-name="InitializeActivityAF2a.A3" office:value-type="string">
              <text:p text:style-name="P26">2a.2</text:p>
            </table:table-cell>
            <table:table-cell table:style-name="InitializeActivityAF2a.B3" office:value-type="string">
              <text:p text:style-name="P35">System returns control to Main Success Scenario step 1.</text:p>
            </table:table-cell>
            <table:table-cell table:style-name="InitializeActivityAF2a.C3" office:value-type="string">
              <text:p text:style-name="P25"/>
            </table:table-cell>
          </table:table-row>
        </table:table>
        <text:p text:style-name="P11"/>
        <text:p text:style-name="P5">2b. <text:span text:style-name="T56">Inconsistent Date Information</text:span><text:span text:style-name="T46">.</text:span></text:p>
        <table:table table:name="InitializeActivityAF2b" table:style-name="InitializeActivityAF2b">
          <table:table-column table:style-name="InitializeActivityAF2b.A"/>
          <table:table-column table:style-name="InitializeActivityAF2b.B"/>
          <table:table-column table:style-name="InitializeActivityAF2b.C"/>
          <table:table-header-rows>
            <table:table-row>
              <table:table-cell table:style-name="InitializeActivityAF2b.A1" office:value-type="string">
                <text:p text:style-name="P30">Step</text:p>
              </table:table-cell>
              <table:table-cell table:style-name="InitializeActivityAF2b.A1" office:value-type="string">
                <text:p text:style-name="P58">Action</text:p>
              </table:table-cell>
              <table:table-cell table:style-name="InitializeActivityAF2b.C1" office:value-type="string">
                <text:p text:style-name="P58">Notes</text:p>
              </table:table-cell>
            </table:table-row>
          </table:table-header-rows>
          <table:table-row>
            <table:table-cell table:style-name="InitializeActivityAF2b.A4" office:value-type="string">
              <text:p text:style-name="P26">2b.1</text:p>
            </table:table-cell>
            <table:table-cell table:style-name="InitializeActivityAF2b.B4" office:value-type="string">
              <text:p text:style-name="P37">System informs Primary Actor that the Date information is invalid (e.g. Target Completion Date is before the Start Date or Current Date). </text:p>
            </table:table-cell>
            <table:table-cell table:style-name="InitializeActivityAF2b.C4" office:value-type="string">
              <text:p text:style-name="P25"/>
            </table:table-cell>
          </table:table-row>
          <table:table-row>
            <table:table-cell table:style-name="InitializeActivityAF2b.A4" office:value-type="string">
              <text:p text:style-name="P26">2b.2</text:p>
            </table:table-cell>
            <table:table-cell table:style-name="InitializeActivityAF2b.B4" office:value-type="string">
              <text:p text:style-name="P40">Primary Actor aborts.</text:p>
            </table:table-cell>
            <table:table-cell table:style-name="InitializeActivityAF2b.C4" office:value-type="string">
              <text:p text:style-name="P25"/>
            </table:table-cell>
          </table:table-row>
          <table:table-row>
            <table:table-cell table:style-name="InitializeActivityAF2b.A4" office:value-type="string">
              <text:p text:style-name="P26">2b.3</text:p>
            </table:table-cell>
            <table:table-cell table:style-name="InitializeActivityAF2b.B4" office:value-type="string">
              <text:p text:style-name="P35">Use case ends unsuccessfully.</text:p>
            </table:table-cell>
            <table:table-cell table:style-name="InitializeActivityAF2b.C4" office:value-type="string">
              <text:p text:style-name="P25"/>
            </table:table-cell>
          </table:table-row>
        </table:table>
        <text:p text:style-name="P11"/>
        <text:h text:style-name="P85" text:outline-level="3">Use Case: <text:span text:style-name="T15">Add Resource</text:span></text:h>
        <text:p text:style-name="P51"><text:span text:style-name="T47">Successful Outcomes:</text:span><text:span text:style-name="T46"> Primary Actor adds a Resource</text:span><text:span text:style-name="T56"> to an Activity</text:span>.</text:p>
        <text:p text:style-name="P51"/>
        <text:p text:style-name="P5">Use Case Properties:</text:p>
        <table:table table:name="AddResourceUCP" table:style-name="AddResourceUCP">
          <table:table-column table:style-name="AddResourceUCP.A"/>
          <table:table-column table:style-name="AddResourceUCP.B"/>
          <table:table-row>
            <table:table-cell table:style-name="AddResourceUCP.A1" office:value-type="string">
              <text:p text:style-name="P29">Use Case Package</text:p>
            </table:table-cell>
            <table:table-cell table:style-name="AddResourceUCP.B1" office:value-type="string">
              <text:p text:style-name="P25">Activity Management</text:p>
            </table:table-cell>
          </table:table-row>
          <table:table-row>
            <table:table-cell table:style-name="AddResourceUCP.A2" office:value-type="string">
              <text:p text:style-name="P29">ID</text:p>
            </table:table-cell>
            <table:table-cell table:style-name="AddResourceUCP.B2" office:value-type="string">
              <text:p text:style-name="P25">UC-AM-03</text:p>
            </table:table-cell>
          </table:table-row>
          <table:table-row>
            <table:table-cell table:style-name="AddResourceUCP.A2" office:value-type="string">
              <text:p text:style-name="P29">Use Case Goal</text:p>
            </table:table-cell>
            <table:table-cell table:style-name="AddResourceUCP.B2" office:value-type="string">
              <text:p text:style-name="P37">The Primary Actor adds a Resource<text:span text:style-name="T55"> to the Activity.</text:span></text:p>
            </table:table-cell>
          </table:table-row>
          <table:table-row>
            <table:table-cell table:style-name="AddResourceUCP.A2" office:value-type="string">
              <text:p text:style-name="P56">Actor(s)</text:p>
            </table:table-cell>
            <table:table-cell table:style-name="AddResourceUCP.B2" office:value-type="string">
              <text:p text:style-name="P25">Primary Actor: <text:span text:style-name="T46">Manager</text:span></text:p>
            </table:table-cell>
          </table:table-row>
          <table:table-row>
            <table:table-cell table:style-name="AddResourceUCP.A2" office:value-type="string">
              <text:p text:style-name="P29">Level</text:p>
            </table:table-cell>
            <table:table-cell table:style-name="AddResourceUCP.B2" office:value-type="string">
              <text:p text:style-name="P25">User-Goal</text:p>
            </table:table-cell>
          </table:table-row>
          <table:table-row>
            <table:table-cell table:style-name="AddResourceUCP.A2" office:value-type="string">
              <text:p text:style-name="P29">Precondition</text:p>
            </table:table-cell>
            <table:table-cell table:style-name="AddResourceUCP.B2" office:value-type="string">
              <text:p text:style-name="P37">Primary Actor is a Manager, and the selected Activity has been initialized {UC} and is not completed, and the selected Resource is available.</text:p>
            </table:table-cell>
          </table:table-row>
          <table:table-row>
            <table:table-cell table:style-name="AddResourceUCP.A2" office:value-type="string">
              <text:p text:style-name="P29">Domain Entities</text:p>
            </table:table-cell>
            <table:table-cell table:style-name="AddResourceUCP.B2" office:value-type="string">
              <text:p text:style-name="P33"><text:a xlink:type="simple" xlink:href="#Resource" text:style-name="Internet_20_link">Resource</text:a><text:span text:style-name="T46">, </text:span><text:a xlink:type="simple" xlink:href="#Activity" text:style-name="Internet_20_link">Activity</text:a><text:span text:style-name="T46">, </text:span><text:a xlink:type="simple" xlink:href="#Project Manager" text:style-name="Internet_20_link">Manager</text:a></text:p>
            </table:table-cell>
          </table:table-row>
        </table:table>
        <text:p text:style-name="P8"/>
        <text:p text:style-name="P5">Main Success Scenario:</text:p>
        <table:table table:name="AddResourceMSS" table:style-name="AddResourceMSS">
          <table:table-column table:style-name="AddResourceMSS.A"/>
          <table:table-column table:style-name="AddResourceMSS.B"/>
          <table:table-column table:style-name="AddResourceMSS.C"/>
          <table:table-header-rows>
            <table:table-row>
              <table:table-cell table:style-name="AddResourceMSS.A1" office:value-type="string">
                <text:p text:style-name="P30">Step</text:p>
              </table:table-cell>
              <table:table-cell table:style-name="AddResourceMSS.A1" office:value-type="string">
                <text:p text:style-name="P58">Action</text:p>
              </table:table-cell>
              <table:table-cell table:style-name="AddResourceMSS.C1" office:value-type="string">
                <text:p text:style-name="P58">Notes</text:p>
              </table:table-cell>
            </table:table-row>
          </table:table-header-rows>
          <table:table-row>
            <table:table-cell table:style-name="AddResourceMSS.A2" office:value-type="float" office:value="1">
              <text:p text:style-name="P26">1</text:p>
            </table:table-cell>
            <table:table-cell table:style-name="AddResourceMSS.B7" office:value-type="string">
              <text:p text:style-name="P37">Primary Actor indicates their intention to add a new Resource to the selected Activity.</text:p>
            </table:table-cell>
            <table:table-cell table:style-name="AddResourceMSS.C7" office:value-type="string">
              <text:p text:style-name="P25"/>
            </table:table-cell>
          </table:table-row>
          <table:table-row>
            <table:table-cell table:style-name="AddResourceMSS.A3" office:value-type="float" office:value="2">
              <text:p text:style-name="P26">2</text:p>
            </table:table-cell>
            <table:table-cell table:style-name="AddResourceMSS.B7" office:value-type="string">
              <text:p text:style-name="P37">System responds by presenting a list of available Resources. </text:p>
            </table:table-cell>
            <table:table-cell table:style-name="AddResourceMSS.C7" office:value-type="string">
              <text:p text:style-name="P25"/>
            </table:table-cell>
          </table:table-row>
          <table:table-row>
            <table:table-cell table:style-name="AddResourceMSS.A4" office:value-type="float" office:value="3">
              <text:p text:style-name="P26">3</text:p>
            </table:table-cell>
            <table:table-cell table:style-name="AddResourceMSS.B7" office:value-type="string">
              <text:p text:style-name="P25">Primary Actor selects a valid <text:span text:style-name="T46">Resource from the list</text:span>.</text:p>
            </table:table-cell>
            <table:table-cell table:style-name="AddResourceMSS.C7" office:value-type="string">
              <text:p text:style-name="P25"/>
            </table:table-cell>
          </table:table-row>
          <table:table-row>
            <table:table-cell table:style-name="AddResourceMSS.A5" office:value-type="float" office:value="4">
              <text:p text:style-name="P26">4</text:p>
            </table:table-cell>
            <table:table-cell table:style-name="AddResourceMSS.B7" office:value-type="string">
              <text:p text:style-name="P37">System prompts Primary Actor for confirmation about the addition of the Resource.</text:p>
            </table:table-cell>
            <table:table-cell table:style-name="AddResourceMSS.C7" office:value-type="string">
              <text:p text:style-name="P25"/>
            </table:table-cell>
          </table:table-row>
          <table:table-row>
            <table:table-cell table:style-name="AddResourceMSS.A6" office:value-type="float" office:value="5">
              <text:p text:style-name="P26">5</text:p>
            </table:table-cell>
            <table:table-cell table:style-name="AddResourceMSS.B7" office:value-type="string">
              <text:p text:style-name="P25">Primary Actor confirms.</text:p>
            </table:table-cell>
            <table:table-cell table:style-name="AddResourceMSS.C7" office:value-type="string">
              <text:p text:style-name="P25"/>
            </table:table-cell>
          </table:table-row>
          <table:table-row>
            <table:table-cell table:style-name="AddResourceMSS.A7" office:value-type="float" office:value="6">
              <text:p text:style-name="P26">6</text:p>
            </table:table-cell>
            <table:table-cell table:style-name="AddResourceMSS.B7" office:value-type="string">
              <text:p text:style-name="P35">Use case ends successfully.</text:p>
            </table:table-cell>
            <table:table-cell table:style-name="AddResourceMSS.C7" office:value-type="string">
              <text:p text:style-name="P25"/>
            </table:table-cell>
          </table:table-row>
        </table:table>
        <text:p text:style-name="P11"/>
        <text:h text:style-name="P85" text:outline-level="3">Use Case: <text:span text:style-name="T15">Remove Resource</text:span></text:h>
        <text:p text:style-name="P51"><text:span text:style-name="T47">Successful Outcomes:</text:span><text:span text:style-name="T46"> Primary Actor removes a Resource</text:span><text:span text:style-name="T56"> from an Activity</text:span>.</text:p>
        <text:p text:style-name="P51"/>
        <text:p text:style-name="P5">Use Case Properties:</text:p>
        <table:table table:name="RemoveResourceUCP" table:style-name="RemoveResourceUCP">
          <table:table-column table:style-name="RemoveResourceUCP.A"/>
          <table:table-column table:style-name="RemoveResourceUCP.B"/>
          <table:table-row>
            <table:table-cell table:style-name="RemoveResourceUCP.A1" office:value-type="string">
              <text:p text:style-name="P29">Use Case Package</text:p>
            </table:table-cell>
            <table:table-cell table:style-name="RemoveResourceUCP.B1" office:value-type="string">
              <text:p text:style-name="P25">Activity Management</text:p>
            </table:table-cell>
          </table:table-row>
          <table:table-row>
            <table:table-cell table:style-name="RemoveResourceUCP.A2" office:value-type="string">
              <text:p text:style-name="P29">ID</text:p>
            </table:table-cell>
            <table:table-cell table:style-name="RemoveResourceUCP.B2" office:value-type="string">
              <text:p text:style-name="P25">UC-AM-04</text:p>
            </table:table-cell>
          </table:table-row>
          <table:table-row>
            <table:table-cell table:style-name="RemoveResourceUCP.A2" office:value-type="string">
              <text:p text:style-name="P29">Use Case Goal</text:p>
            </table:table-cell>
            <table:table-cell table:style-name="RemoveResourceUCP.B2" office:value-type="string">
              <text:p text:style-name="P25">The Primary Actor removes a <text:span text:style-name="T46">Resource</text:span><text:span text:style-name="T56"> from the Activity.</text:span></text:p>
            </table:table-cell>
          </table:table-row>
          <table:table-row>
            <table:table-cell table:style-name="RemoveResourceUCP.A2" office:value-type="string">
              <text:p text:style-name="P56">Actor(s)</text:p>
            </table:table-cell>
            <table:table-cell table:style-name="RemoveResourceUCP.B2" office:value-type="string">
              <text:p text:style-name="P25">Primary Actor: <text:span text:style-name="T46">Manager</text:span></text:p>
            </table:table-cell>
          </table:table-row>
          <table:table-row>
            <table:table-cell table:style-name="RemoveResourceUCP.A2" office:value-type="string">
              <text:p text:style-name="P29">Level</text:p>
            </table:table-cell>
            <table:table-cell table:style-name="RemoveResourceUCP.B2" office:value-type="string">
              <text:p text:style-name="P25">User-Goal</text:p>
            </table:table-cell>
          </table:table-row>
          <table:table-row>
            <table:table-cell table:style-name="RemoveResourceUCP.A2" office:value-type="string">
              <text:p text:style-name="P29">Precondition</text:p>
            </table:table-cell>
            <table:table-cell table:style-name="RemoveResourceUCP.B2" office:value-type="string">
              <text:p text:style-name="P37">Primary Actor is a Manager, that the selected Activity has been initialized {UC} and is not completed, and the selected Resource is assigned to the selected Activity.</text:p>
            </table:table-cell>
          </table:table-row>
          <table:table-row>
            <table:table-cell table:style-name="RemoveResourceUCP.A2" office:value-type="string">
              <text:p text:style-name="P29">Domain Entities</text:p>
            </table:table-cell>
            <table:table-cell table:style-name="RemoveResourceUCP.B2" office:value-type="string">
              <text:p text:style-name="P33"><text:a xlink:type="simple" xlink:href="#Resource" text:style-name="Internet_20_link">Resource</text:a><text:span text:style-name="T46">, </text:span><text:a xlink:type="simple" xlink:href="#Activity" text:style-name="Internet_20_link">Activity</text:a><text:span text:style-name="T46">, </text:span><text:a xlink:type="simple" xlink:href="#Project Manager" text:style-name="Internet_20_link">Manager</text:a></text:p>
            </table:table-cell>
          </table:table-row>
        </table:table>
        <text:p text:style-name="P8"/>
        <text:p text:style-name="P5">Main Success Scenario:</text:p>
        <table:table table:name="RemoveResourceMSS" table:style-name="RemoveResourceMSS">
          <table:table-column table:style-name="RemoveResourceMSS.A"/>
          <table:table-column table:style-name="RemoveResourceMSS.B"/>
          <table:table-column table:style-name="RemoveResourceMSS.C"/>
          <table:table-header-rows>
            <table:table-row>
              <table:table-cell table:style-name="RemoveResourceMSS.A1" office:value-type="string">
                <text:p text:style-name="P30">Step</text:p>
              </table:table-cell>
              <table:table-cell table:style-name="RemoveResourceMSS.A1" office:value-type="string">
                <text:p text:style-name="P58">Action</text:p>
              </table:table-cell>
              <table:table-cell table:style-name="RemoveResourceMSS.C1" office:value-type="string">
                <text:p text:style-name="P58">Notes</text:p>
              </table:table-cell>
            </table:table-row>
          </table:table-header-rows>
          <table:table-row>
            <table:table-cell table:style-name="RemoveResourceMSS.A2" office:value-type="float" office:value="1">
              <text:p text:style-name="P26">1</text:p>
            </table:table-cell>
            <table:table-cell table:style-name="RemoveResourceMSS.B7" office:value-type="string">
              <text:p text:style-name="P37">Primary Actor indicates intention remove a specific Resource from the selected Activity.</text:p>
            </table:table-cell>
            <table:table-cell table:style-name="RemoveResourceMSS.C7" office:value-type="string">
              <text:p text:style-name="P25"/>
            </table:table-cell>
          </table:table-row>
          <table:table-row>
            <table:table-cell table:style-name="RemoveResourceMSS.A3" office:value-type="float" office:value="2">
              <text:p text:style-name="P26">2</text:p>
            </table:table-cell>
            <table:table-cell table:style-name="RemoveResourceMSS.B7" office:value-type="string">
              <text:p text:style-name="P37">System responds by presenting the list of assigned Resources for the Activity. </text:p>
            </table:table-cell>
            <table:table-cell table:style-name="RemoveResourceMSS.C7" office:value-type="string">
              <text:p text:style-name="P25"/>
            </table:table-cell>
          </table:table-row>
          <table:table-row>
            <table:table-cell table:style-name="RemoveResourceMSS.A4" office:value-type="float" office:value="3">
              <text:p text:style-name="P26">3</text:p>
            </table:table-cell>
            <table:table-cell table:style-name="RemoveResourceMSS.B7" office:value-type="string">
              <text:p text:style-name="P37">Primary Actor selects a Resource from the list.</text:p>
            </table:table-cell>
            <table:table-cell table:style-name="RemoveResourceMSS.C7" office:value-type="string">
              <text:p text:style-name="P25"/>
            </table:table-cell>
          </table:table-row>
          <table:table-row>
            <table:table-cell table:style-name="RemoveResourceMSS.A5" office:value-type="float" office:value="4">
              <text:p text:style-name="P26">4</text:p>
            </table:table-cell>
            <table:table-cell table:style-name="RemoveResourceMSS.B7" office:value-type="string">
              <text:p text:style-name="P37">System prompts Primary Actor for confirmation about the removal of the Resource.</text:p>
            </table:table-cell>
            <table:table-cell table:style-name="RemoveResourceMSS.C7" office:value-type="string">
              <text:p text:style-name="P25"/>
            </table:table-cell>
          </table:table-row>
          <table:table-row>
            <table:table-cell table:style-name="RemoveResourceMSS.A6" office:value-type="float" office:value="5">
              <text:p text:style-name="P26">5</text:p>
            </table:table-cell>
            <table:table-cell table:style-name="RemoveResourceMSS.B7" office:value-type="string">
              <text:p text:style-name="P25">Primary Actor confirms.</text:p>
            </table:table-cell>
            <table:table-cell table:style-name="RemoveResourceMSS.C7" office:value-type="string">
              <text:p text:style-name="P25"/>
            </table:table-cell>
          </table:table-row>
          <table:table-row>
            <table:table-cell table:style-name="RemoveResourceMSS.A7" office:value-type="float" office:value="6">
              <text:p text:style-name="P26">6</text:p>
            </table:table-cell>
            <table:table-cell table:style-name="RemoveResourceMSS.B7" office:value-type="string">
              <text:p text:style-name="P35">Use case ends successfully.</text:p>
            </table:table-cell>
            <table:table-cell table:style-name="RemoveResourceMSS.C7" office:value-type="string">
              <text:p text:style-name="P25"/>
            </table:table-cell>
          </table:table-row>
        </table:table>
        <text:p text:style-name="P11"/>
        <text:h text:style-name="P85" text:outline-level="3">Use Case: <text:span text:style-name="T15">Edit Cost</text:span></text:h>
        <text:p text:style-name="P51"><text:span text:style-name="T47">Successful Outcomes:</text:span><text:span text:style-name="T46"> Primary Actor updates the Cost information for the selected Activity</text:span>.</text:p>
        <text:p text:style-name="P51"/>
        <text:p text:style-name="P5">Use Case Properties:</text:p>
        <table:table table:name="EditCostUCP" table:style-name="EditCostUCP">
          <table:table-column table:style-name="EditCostUCP.A"/>
          <table:table-column table:style-name="EditCostUCP.B"/>
          <table:table-row>
            <table:table-cell table:style-name="EditCostUCP.A1" office:value-type="string">
              <text:p text:style-name="P29">Use Case Package</text:p>
            </table:table-cell>
            <table:table-cell table:style-name="EditCostUCP.B1" office:value-type="string">
              <text:p text:style-name="P25">Activity Management</text:p>
            </table:table-cell>
          </table:table-row>
          <table:table-row>
            <table:table-cell table:style-name="EditCostUCP.A2" office:value-type="string">
              <text:p text:style-name="P29">ID</text:p>
            </table:table-cell>
            <table:table-cell table:style-name="EditCostUCP.B2" office:value-type="string">
              <text:p text:style-name="P25">UC-AM-05</text:p>
            </table:table-cell>
          </table:table-row>
          <table:table-row>
            <table:table-cell table:style-name="EditCostUCP.A2" office:value-type="string">
              <text:p text:style-name="P29">Use Case Goal</text:p>
            </table:table-cell>
            <table:table-cell table:style-name="EditCostUCP.B2" office:value-type="string">
              <text:p text:style-name="P37">Primary User successfully edits any of the following Activity values: AC. </text:p>
            </table:table-cell>
          </table:table-row>
          <table:table-row>
            <table:table-cell table:style-name="EditCostUCP.A2" office:value-type="string">
              <text:p text:style-name="P56">Actor(s)</text:p>
            </table:table-cell>
            <table:table-cell table:style-name="EditCostUCP.B2" office:value-type="string">
              <text:p text:style-name="P37">Primary Actor: Manager</text:p>
            </table:table-cell>
          </table:table-row>
          <table:table-row>
            <table:table-cell table:style-name="EditCostUCP.A2" office:value-type="string">
              <text:p text:style-name="P29">Level</text:p>
            </table:table-cell>
            <table:table-cell table:style-name="EditCostUCP.B2" office:value-type="string">
              <text:p text:style-name="P25">User-Goal</text:p>
            </table:table-cell>
          </table:table-row>
          <table:table-row>
            <table:table-cell table:style-name="EditCostUCP.A2" office:value-type="string">
              <text:p text:style-name="P29">Precondition</text:p>
            </table:table-cell>
            <table:table-cell table:style-name="EditCostUCP.B2" office:value-type="string">
              <text:p text:style-name="P37">The Primary Actor has at least one active Activity in the current Project.</text:p>
            </table:table-cell>
          </table:table-row>
          <table:table-row>
            <table:table-cell table:style-name="EditCostUCP.A2" office:value-type="string">
              <text:p text:style-name="P29">Domain Entities</text:p>
            </table:table-cell>
            <table:table-cell table:style-name="EditCostUCP.B2" office:value-type="string">
              <text:p text:style-name="P33"><text:a xlink:type="simple" xlink:href="#Activity" text:style-name="Internet_20_link">Activity</text:a>,<text:span text:style-name="T46"> </text:span><text:a xlink:type="simple" xlink:href="#Project Manager" text:style-name="Internet_20_link">Manager</text:a><text:span text:style-name="T46">, </text:span><text:a xlink:type="simple" xlink:href="#EV06AC" text:style-name="Internet_20_link">AC</text:a>.<text:span text:style-name="T46"> </text:span></text:p>
            </table:table-cell>
          </table:table-row>
        </table:table>
        <text:p text:style-name="P8"/>
        <text:p text:style-name="P5">Main Success Scenario:</text:p>
        <table:table table:name="EditCostMSS" table:style-name="EditCostMSS">
          <table:table-column table:style-name="EditCostMSS.A"/>
          <table:table-column table:style-name="EditCostMSS.B"/>
          <table:table-column table:style-name="EditCostMSS.C"/>
          <table:table-header-rows>
            <table:table-row>
              <table:table-cell table:style-name="EditCostMSS.A1" office:value-type="string">
                <text:p text:style-name="P30">Step</text:p>
              </table:table-cell>
              <table:table-cell table:style-name="EditCostMSS.A1" office:value-type="string">
                <text:p text:style-name="P58">Action</text:p>
              </table:table-cell>
              <table:table-cell table:style-name="EditCostMSS.C1" office:value-type="string">
                <text:p text:style-name="P58">Notes</text:p>
              </table:table-cell>
            </table:table-row>
          </table:table-header-rows>
          <table:table-row>
            <table:table-cell table:style-name="EditCostMSS.A2" office:value-type="float" office:value="1">
              <text:p text:style-name="P26">1</text:p>
            </table:table-cell>
            <table:table-cell table:style-name="EditCostMSS.B5" office:value-type="string">
              <text:p text:style-name="P37">Primary Actor indicates intention to edit the AC value of the Activity.</text:p>
            </table:table-cell>
            <table:table-cell table:style-name="EditCostMSS.C5" office:value-type="string">
              <text:p text:style-name="P25"/>
            </table:table-cell>
          </table:table-row>
          <table:table-row>
            <table:table-cell table:style-name="EditCostMSS.A3" office:value-type="float" office:value="2">
              <text:p text:style-name="P26">2</text:p>
            </table:table-cell>
            <table:table-cell table:style-name="EditCostMSS.B5" office:value-type="string">
              <text:p text:style-name="P25">System validates correctness of new data values<text:span text:style-name="T46"> and prompts the Primary Actor to confirm the update.</text:span></text:p>
            </table:table-cell>
            <table:table-cell table:style-name="EditCostMSS.C5" office:value-type="string">
              <text:p text:style-name="P25"/>
            </table:table-cell>
          </table:table-row>
          <table:table-row>
            <table:table-cell table:style-name="EditCostMSS.A4" office:value-type="float" office:value="3">
              <text:p text:style-name="P26">3</text:p>
            </table:table-cell>
            <table:table-cell table:style-name="EditCostMSS.B5" office:value-type="string">
              <text:p text:style-name="P25">User confirms.</text:p>
            </table:table-cell>
            <table:table-cell table:style-name="EditCostMSS.C5" office:value-type="string">
              <text:p text:style-name="P25"/>
            </table:table-cell>
          </table:table-row>
          <table:table-row>
            <table:table-cell table:style-name="EditCostMSS.A5" office:value-type="float" office:value="4">
              <text:p text:style-name="P26">4</text:p>
            </table:table-cell>
            <table:table-cell table:style-name="EditCostMSS.B5" office:value-type="string">
              <text:p text:style-name="P35">Use case ends successfully.</text:p>
            </table:table-cell>
            <table:table-cell table:style-name="EditCostMSS.C5" office:value-type="string">
              <text:p text:style-name="P25"/>
            </table:table-cell>
          </table:table-row>
        </table:table>
        <text:p text:style-name="P20"/>
        <text:p text:style-name="P5">Alternative Flows:</text:p>
        <text:p text:style-name="P5">4a. <text:span text:style-name="T46">Invalid entry.</text:span></text:p>
        <table:table table:name="EditCostAF4a" table:style-name="EditCostAF4a">
          <table:table-column table:style-name="EditCostAF4a.A"/>
          <table:table-column table:style-name="EditCostAF4a.B"/>
          <table:table-column table:style-name="EditCostAF4a.C"/>
          <table:table-header-rows>
            <table:table-row>
              <table:table-cell table:style-name="EditCostAF4a.A1" office:value-type="string">
                <text:p text:style-name="P30">Step</text:p>
              </table:table-cell>
              <table:table-cell table:style-name="EditCostAF4a.A1" office:value-type="string">
                <text:p text:style-name="P58">Action</text:p>
              </table:table-cell>
              <table:table-cell table:style-name="EditCostAF4a.C1" office:value-type="string">
                <text:p text:style-name="P58">Notes</text:p>
              </table:table-cell>
            </table:table-row>
          </table:table-header-rows>
          <table:table-row>
            <table:table-cell table:style-name="EditCostAF4a.A4" office:value-type="string">
              <text:p text:style-name="P26">4a.1</text:p>
            </table:table-cell>
            <table:table-cell table:style-name="EditCostAF4a.B4" office:value-type="string">
              <text:p text:style-name="P37">Data entered by the Primary Actor fails consistency check <text:soft-page-break/>(i.e. Wrong data type, negative value ...).</text:p>
            </table:table-cell>
            <table:table-cell table:style-name="EditCostAF4a.C4" office:value-type="string">
              <text:p text:style-name="P25"/>
            </table:table-cell>
          </table:table-row>
          <table:table-row>
            <table:table-cell table:style-name="EditCostAF4a.A4" office:value-type="string">
              <text:p text:style-name="P26">4a.2</text:p>
            </table:table-cell>
            <table:table-cell table:style-name="EditCostAF4a.B4" office:value-type="string">
              <text:p text:style-name="P40">System informs Primary Actor of the error and prompts re-try.</text:p>
            </table:table-cell>
            <table:table-cell table:style-name="EditCostAF4a.C4" office:value-type="string">
              <text:p text:style-name="P25"/>
            </table:table-cell>
          </table:table-row>
          <table:table-row>
            <table:table-cell table:style-name="EditCostAF4a.A4" office:value-type="string">
              <text:p text:style-name="P26">4a.3</text:p>
            </table:table-cell>
            <table:table-cell table:style-name="EditCostAF4a.B4" office:value-type="string">
              <text:p text:style-name="P35">Use case resumes at Main Success Scenario step 1.</text:p>
            </table:table-cell>
            <table:table-cell table:style-name="EditCostAF4a.C4" office:value-type="string">
              <text:p text:style-name="P25"/>
            </table:table-cell>
          </table:table-row>
        </table:table>
        <text:p text:style-name="P20"/>
        <text:p text:style-name="P5">4b. <text:span text:style-name="T46">Invalid entry.</text:span></text:p>
        <table:table table:name="EditCostAF4b" table:style-name="EditCostAF4b">
          <table:table-column table:style-name="EditCostAF4b.A"/>
          <table:table-column table:style-name="EditCostAF4b.B"/>
          <table:table-column table:style-name="EditCostAF4b.C"/>
          <table:table-header-rows>
            <table:table-row>
              <table:table-cell table:style-name="EditCostAF4b.A1" office:value-type="string">
                <text:p text:style-name="P30">Step</text:p>
              </table:table-cell>
              <table:table-cell table:style-name="EditCostAF4b.A1" office:value-type="string">
                <text:p text:style-name="P58">Action</text:p>
              </table:table-cell>
              <table:table-cell table:style-name="EditCostAF4b.C1" office:value-type="string">
                <text:p text:style-name="P58">Notes</text:p>
              </table:table-cell>
            </table:table-row>
          </table:table-header-rows>
          <table:table-row>
            <table:table-cell table:style-name="EditCostAF4b.A5" office:value-type="string">
              <text:p text:style-name="P26">4b.1</text:p>
            </table:table-cell>
            <table:table-cell table:style-name="EditCostAF4b.B5" office:value-type="string">
              <text:p text:style-name="P37">Data entered by the Primary Actor fails consistency check (i.e. Wrong data type, negative value ...).</text:p>
            </table:table-cell>
            <table:table-cell table:style-name="EditCostAF4b.C5" office:value-type="string">
              <text:p text:style-name="P25"/>
            </table:table-cell>
          </table:table-row>
          <table:table-row>
            <table:table-cell table:style-name="EditCostAF4b.A5" office:value-type="string">
              <text:p text:style-name="P26">4b.2</text:p>
            </table:table-cell>
            <table:table-cell table:style-name="EditCostAF4b.B5" office:value-type="string">
              <text:p text:style-name="P40">System informs Primary Actor of the error and prompts re-try.</text:p>
            </table:table-cell>
            <table:table-cell table:style-name="EditCostAF4b.C5" office:value-type="string">
              <text:p text:style-name="P25"/>
            </table:table-cell>
          </table:table-row>
          <table:table-row>
            <table:table-cell table:style-name="EditCostAF4b.A5" office:value-type="string">
              <text:p text:style-name="P26">4a.3</text:p>
            </table:table-cell>
            <table:table-cell table:style-name="EditCostAF4b.B5" office:value-type="string">
              <text:p text:style-name="P40">User aborts.</text:p>
            </table:table-cell>
            <table:table-cell table:style-name="EditCostAF4b.C5" office:value-type="string">
              <text:p text:style-name="P25"/>
            </table:table-cell>
          </table:table-row>
          <table:table-row>
            <table:table-cell table:style-name="EditCostAF4b.A5" office:value-type="string">
              <text:p text:style-name="P26">4a.4</text:p>
            </table:table-cell>
            <table:table-cell table:style-name="EditCostAF4b.B5" office:value-type="string">
              <text:p text:style-name="P35">Use ends unsuccessfully.</text:p>
            </table:table-cell>
            <table:table-cell table:style-name="EditCostAF4b.C5" office:value-type="string">
              <text:p text:style-name="P25"/>
            </table:table-cell>
          </table:table-row>
        </table:table>
        <text:p text:style-name="P11"/>
        <text:h text:style-name="P85" text:outline-level="3">Use Case: <text:span text:style-name="T15">Edit Dependancies</text:span></text:h>
        <text:p text:style-name="P51"><text:span text:style-name="T47">Successful Outcomes:</text:span><text:span text:style-name="T46"> The list of Activities that the currently selected Activity depends on is updated to reflect the correct sequence of the Project</text:span>.</text:p>
        <text:p text:style-name="P51"/>
        <text:p text:style-name="P5">Use Case Properties:</text:p>
        <table:table table:name="EditDependenciesUCP" table:style-name="EditDependenciesUCP">
          <table:table-column table:style-name="EditDependenciesUCP.A"/>
          <table:table-column table:style-name="EditDependenciesUCP.B"/>
          <table:table-row>
            <table:table-cell table:style-name="EditDependenciesUCP.A1" office:value-type="string">
              <text:p text:style-name="P29">Use Case Package</text:p>
            </table:table-cell>
            <table:table-cell table:style-name="EditDependenciesUCP.B1" office:value-type="string">
              <text:p text:style-name="P25">Activity Management</text:p>
            </table:table-cell>
          </table:table-row>
          <table:table-row>
            <table:table-cell table:style-name="EditDependenciesUCP.A2" office:value-type="string">
              <text:p text:style-name="P29">ID</text:p>
            </table:table-cell>
            <table:table-cell table:style-name="EditDependenciesUCP.B2" office:value-type="string">
              <text:p text:style-name="P25">UC-AM-06</text:p>
            </table:table-cell>
          </table:table-row>
          <table:table-row>
            <table:table-cell table:style-name="EditDependenciesUCP.A2" office:value-type="string">
              <text:p text:style-name="P29">Use Case Goal</text:p>
            </table:table-cell>
            <table:table-cell table:style-name="EditDependenciesUCP.B2" office:value-type="string">
              <text:p text:style-name="P25">Primary Actor updates list of preceding <text:span text:style-name="T46">Activities.</text:span></text:p>
            </table:table-cell>
          </table:table-row>
          <table:table-row>
            <table:table-cell table:style-name="EditDependenciesUCP.A2" office:value-type="string">
              <text:p text:style-name="P56">Actor(s)</text:p>
            </table:table-cell>
            <table:table-cell table:style-name="EditDependenciesUCP.B2" office:value-type="string">
              <text:p text:style-name="P25">Primary Actor: <text:span text:style-name="T46">Manager</text:span></text:p>
            </table:table-cell>
          </table:table-row>
          <table:table-row>
            <table:table-cell table:style-name="EditDependenciesUCP.A2" office:value-type="string">
              <text:p text:style-name="P29">Level</text:p>
            </table:table-cell>
            <table:table-cell table:style-name="EditDependenciesUCP.B2" office:value-type="string">
              <text:p text:style-name="P25">User-Goal</text:p>
            </table:table-cell>
          </table:table-row>
          <table:table-row>
            <table:table-cell table:style-name="EditDependenciesUCP.A2" office:value-type="string">
              <text:p text:style-name="P29">Precondition</text:p>
            </table:table-cell>
            <table:table-cell table:style-name="EditDependenciesUCP.B2" office:value-type="string">
              <text:p text:style-name="P37">The Primary Actor is a Manager and has at least 2 Activities that are active in the current Project.</text:p>
            </table:table-cell>
          </table:table-row>
          <table:table-row>
            <table:table-cell table:style-name="EditDependenciesUCP.A2" office:value-type="string">
              <text:p text:style-name="P29">Domain Entities</text:p>
            </table:table-cell>
            <table:table-cell table:style-name="EditDependenciesUCP.B2" office:value-type="string">
              <text:p text:style-name="P33"><text:a xlink:type="simple" xlink:href="#Project Manager" text:style-name="Internet_20_link">Manager</text:a><text:span text:style-name="T46">, </text:span><text:a xlink:type="simple" xlink:href="#Project" text:style-name="Internet_20_link">Project</text:a><text:span text:style-name="T46">, </text:span><text:a xlink:type="simple" xlink:href="#Activity" text:style-name="Internet_20_link">Activity</text:a></text:p>
            </table:table-cell>
          </table:table-row>
        </table:table>
        <text:p text:style-name="P8"/>
        <text:p text:style-name="P5">Main Success Scenario:</text:p>
        <table:table table:name="EditDependenciesMSS" table:style-name="EditDependenciesMSS">
          <table:table-column table:style-name="EditDependenciesMSS.A"/>
          <table:table-column table:style-name="EditDependenciesMSS.B"/>
          <table:table-column table:style-name="EditDependenciesMSS.C"/>
          <table:table-header-rows>
            <table:table-row>
              <table:table-cell table:style-name="EditDependenciesMSS.A1" office:value-type="string">
                <text:p text:style-name="P30">Step</text:p>
              </table:table-cell>
              <table:table-cell table:style-name="EditDependenciesMSS.A1" office:value-type="string">
                <text:p text:style-name="P58">Action</text:p>
              </table:table-cell>
              <table:table-cell table:style-name="EditDependenciesMSS.C1" office:value-type="string">
                <text:p text:style-name="P58">Notes</text:p>
              </table:table-cell>
            </table:table-row>
          </table:table-header-rows>
          <table:table-row>
            <table:table-cell table:style-name="EditDependenciesMSS.A2" office:value-type="float" office:value="1">
              <text:p text:style-name="P26">1</text:p>
            </table:table-cell>
            <table:table-cell table:style-name="EditDependenciesMSS.B7" office:value-type="string">
              <text:p text:style-name="P37">Primary Actor selects an Activity whose dependancy information will be updated.</text:p>
            </table:table-cell>
            <table:table-cell table:style-name="EditDependenciesMSS.C7" office:value-type="string">
              <text:p text:style-name="P25"/>
            </table:table-cell>
          </table:table-row>
          <table:table-row>
            <table:table-cell table:style-name="EditDependenciesMSS.A3" office:value-type="float" office:value="2">
              <text:p text:style-name="P26">2</text:p>
            </table:table-cell>
            <table:table-cell table:style-name="EditDependenciesMSS.B7" office:value-type="string">
              <text:p text:style-name="P37">System responds by presenting the dependancy information of the Activity.</text:p>
            </table:table-cell>
            <table:table-cell table:style-name="EditDependenciesMSS.C7" office:value-type="string">
              <text:p text:style-name="P25"/>
            </table:table-cell>
          </table:table-row>
          <table:table-row>
            <table:table-cell table:style-name="EditDependenciesMSS.A4" office:value-type="float" office:value="3">
              <text:p text:style-name="P26">3</text:p>
            </table:table-cell>
            <table:table-cell table:style-name="EditDependenciesMSS.B7" office:value-type="string">
              <text:p text:style-name="P25">Primary Actor makes the change to the dependancy information.</text:p>
            </table:table-cell>
            <table:table-cell table:style-name="EditDependenciesMSS.C7" office:value-type="string">
              <text:p text:style-name="P25"/>
            </table:table-cell>
          </table:table-row>
          <table:table-row>
            <table:table-cell table:style-name="EditDependenciesMSS.A5" office:value-type="float" office:value="4">
              <text:p text:style-name="P26">4</text:p>
            </table:table-cell>
            <table:table-cell table:style-name="EditDependenciesMSS.B7" office:value-type="string">
              <text:p text:style-name="P25">System <text:span text:style-name="T46">verifies that the update is valid and prompts the Primary Actor to confirm.</text:span></text:p>
            </table:table-cell>
            <table:table-cell table:style-name="EditDependenciesMSS.C7" office:value-type="string">
              <text:p text:style-name="P25"/>
            </table:table-cell>
          </table:table-row>
          <table:table-row>
            <table:table-cell table:style-name="EditDependenciesMSS.A6" office:value-type="float" office:value="5">
              <text:p text:style-name="P26">5</text:p>
            </table:table-cell>
            <table:table-cell table:style-name="EditDependenciesMSS.B7" office:value-type="string">
              <text:p text:style-name="P25">Primary Actor confirms the change.</text:p>
            </table:table-cell>
            <table:table-cell table:style-name="EditDependenciesMSS.C7" office:value-type="string">
              <text:p text:style-name="P25"/>
            </table:table-cell>
          </table:table-row>
          <table:table-row>
            <table:table-cell table:style-name="EditDependenciesMSS.A7" office:value-type="float" office:value="6">
              <text:p text:style-name="P26">6</text:p>
            </table:table-cell>
            <table:table-cell table:style-name="EditDependenciesMSS.B7" office:value-type="string">
              <text:p text:style-name="P35">Use case ends successfully.</text:p>
            </table:table-cell>
            <table:table-cell table:style-name="EditDependenciesMSS.C7" office:value-type="string">
              <text:p text:style-name="P25"/>
            </table:table-cell>
          </table:table-row>
        </table:table>
        <text:p text:style-name="P20"/>
        <text:p text:style-name="P5">Alternative Flows:</text:p>
        <text:p text:style-name="P5"><text:soft-page-break/>4a. Invalid update<text:span text:style-name="T46">.</text:span></text:p>
        <table:table table:name="EditDependenciesAF4a" table:style-name="EditDependenciesAF4a">
          <table:table-column table:style-name="EditDependenciesAF4a.A"/>
          <table:table-column table:style-name="EditDependenciesAF4a.B"/>
          <table:table-column table:style-name="EditDependenciesAF4a.C"/>
          <table:table-header-rows>
            <table:table-row>
              <table:table-cell table:style-name="EditDependenciesAF4a.A1" office:value-type="string">
                <text:p text:style-name="P30">Step</text:p>
              </table:table-cell>
              <table:table-cell table:style-name="EditDependenciesAF4a.A1" office:value-type="string">
                <text:p text:style-name="P58">Action</text:p>
              </table:table-cell>
              <table:table-cell table:style-name="EditDependenciesAF4a.C1" office:value-type="string">
                <text:p text:style-name="P58">Notes</text:p>
              </table:table-cell>
            </table:table-row>
          </table:table-header-rows>
          <table:table-row>
            <table:table-cell table:style-name="EditDependenciesAF4a.A3" office:value-type="string">
              <text:p text:style-name="P26">4a.1</text:p>
            </table:table-cell>
            <table:table-cell table:style-name="EditDependenciesAF4a.B3" office:value-type="string">
              <text:p text:style-name="P37">Verification of the update fails and the System informs the user of the error and prompts a retry.</text:p>
            </table:table-cell>
            <table:table-cell table:style-name="EditDependenciesAF4a.C3" office:value-type="string">
              <text:p text:style-name="P25"/>
            </table:table-cell>
          </table:table-row>
          <table:table-row>
            <table:table-cell table:style-name="EditDependenciesAF4a.A3" office:value-type="string">
              <text:p text:style-name="P26">4a.2</text:p>
            </table:table-cell>
            <table:table-cell table:style-name="EditDependenciesAF4a.B3" office:value-type="string">
              <text:p text:style-name="P35">System returns control to Main Success Scenario step 3.</text:p>
            </table:table-cell>
            <table:table-cell table:style-name="EditDependenciesAF4a.C3" office:value-type="string">
              <text:p text:style-name="P25"/>
            </table:table-cell>
          </table:table-row>
        </table:table>
        <text:p text:style-name="P5"/>
        <text:p text:style-name="P5">4b. Invalid update<text:span text:style-name="T46">.</text:span></text:p>
        <table:table table:name="EditDependenciesAF4b" table:style-name="EditDependenciesAF4b">
          <table:table-column table:style-name="EditDependenciesAF4b.A"/>
          <table:table-column table:style-name="EditDependenciesAF4b.B"/>
          <table:table-column table:style-name="EditDependenciesAF4b.C"/>
          <table:table-header-rows>
            <table:table-row>
              <table:table-cell table:style-name="EditDependenciesAF4b.A1" office:value-type="string">
                <text:p text:style-name="P30">Step</text:p>
              </table:table-cell>
              <table:table-cell table:style-name="EditDependenciesAF4b.A1" office:value-type="string">
                <text:p text:style-name="P58">Action</text:p>
              </table:table-cell>
              <table:table-cell table:style-name="EditDependenciesAF4b.C1" office:value-type="string">
                <text:p text:style-name="P58">Notes</text:p>
              </table:table-cell>
            </table:table-row>
          </table:table-header-rows>
          <table:table-row>
            <table:table-cell table:style-name="EditDependenciesAF4b.A4" office:value-type="string">
              <text:p text:style-name="P26">4b.1</text:p>
            </table:table-cell>
            <table:table-cell table:style-name="EditDependenciesAF4b.B4" office:value-type="string">
              <text:p text:style-name="P37">Verification of the update fails and the System informs the user of the error and prompts a retry.</text:p>
            </table:table-cell>
            <table:table-cell table:style-name="EditDependenciesAF4b.C4" office:value-type="string">
              <text:p text:style-name="P25"/>
            </table:table-cell>
          </table:table-row>
          <table:table-row>
            <table:table-cell table:style-name="EditDependenciesAF4b.A4" office:value-type="string">
              <text:p text:style-name="P26">4b.2</text:p>
            </table:table-cell>
            <table:table-cell table:style-name="EditDependenciesAF4b.B4" office:value-type="string">
              <text:p text:style-name="P25">Primary Actor aborts.</text:p>
            </table:table-cell>
            <table:table-cell table:style-name="EditDependenciesAF4b.C4" office:value-type="string">
              <text:p text:style-name="P25"/>
            </table:table-cell>
          </table:table-row>
          <table:table-row>
            <table:table-cell table:style-name="EditDependenciesAF4b.A4" office:value-type="string">
              <text:p text:style-name="P26">4b.3</text:p>
            </table:table-cell>
            <table:table-cell table:style-name="EditDependenciesAF4b.B4" office:value-type="string">
              <text:p text:style-name="P35">Use Case ends unsuccessfully.</text:p>
            </table:table-cell>
            <table:table-cell table:style-name="EditDependenciesAF4b.C4" office:value-type="string">
              <text:p text:style-name="P25"/>
            </table:table-cell>
          </table:table-row>
        </table:table>
        <text:p text:style-name="P5"/>
        <text:p text:style-name="P5">6a. Primary has more changes to make<text:span text:style-name="T46">.</text:span></text:p>
        <table:table table:name="EditDependenciesAF6a" table:style-name="EditDependenciesAF6a">
          <table:table-column table:style-name="EditDependenciesAF6a.A"/>
          <table:table-column table:style-name="EditDependenciesAF6a.B"/>
          <table:table-column table:style-name="EditDependenciesAF6a.C"/>
          <table:table-header-rows>
            <table:table-row>
              <table:table-cell table:style-name="EditDependenciesAF6a.A1" office:value-type="string">
                <text:p text:style-name="P30">Step</text:p>
              </table:table-cell>
              <table:table-cell table:style-name="EditDependenciesAF6a.A1" office:value-type="string">
                <text:p text:style-name="P58">Action</text:p>
              </table:table-cell>
              <table:table-cell table:style-name="EditDependenciesAF6a.C1" office:value-type="string">
                <text:p text:style-name="P58">Notes</text:p>
              </table:table-cell>
            </table:table-row>
          </table:table-header-rows>
          <table:table-row>
            <table:table-cell table:style-name="EditDependenciesAF6a.A3" office:value-type="string">
              <text:p text:style-name="P26">6a.1</text:p>
            </table:table-cell>
            <table:table-cell table:style-name="EditDependenciesAF6a.B3" office:value-type="string">
              <text:p text:style-name="P37">Primary Actor indicates intention to make more changes.</text:p>
            </table:table-cell>
            <table:table-cell table:style-name="EditDependenciesAF6a.C3" office:value-type="string">
              <text:p text:style-name="P25"/>
            </table:table-cell>
          </table:table-row>
          <table:table-row>
            <table:table-cell table:style-name="EditDependenciesAF6a.A3" office:value-type="string">
              <text:p text:style-name="P26">6a.2</text:p>
            </table:table-cell>
            <table:table-cell table:style-name="EditDependenciesAF6a.B3" office:value-type="string">
              <text:p text:style-name="P35">System returns control to Main Success Scenario step 1.</text:p>
            </table:table-cell>
            <table:table-cell table:style-name="EditDependenciesAF6a.C3" office:value-type="string">
              <text:p text:style-name="P25"/>
            </table:table-cell>
          </table:table-row>
        </table:table>
        <text:p text:style-name="P11"/>
        <text:h text:style-name="P85" text:outline-level="3">Use Case: <text:span text:style-name="T15">Generate Critical Path</text:span></text:h>
        <text:p text:style-name="P51"><text:span text:style-name="T47">Successful Outcomes:</text:span><text:span text:style-name="T46"> System calculates and displays a visual representation of the Project time table, it's interdependent sequence of Activities</text:span> as an <text:span text:style-name="T46">Activity on Node with the Critical Path highlighted.</text:span></text:p>
        <text:p text:style-name="P51"><text:s/></text:p>
        <text:p text:style-name="P5">Use Case Properties:</text:p>
        <table:table table:name="CriticalPathUCP" table:style-name="CriticalPathUCP">
          <table:table-column table:style-name="CriticalPathUCP.A"/>
          <table:table-column table:style-name="CriticalPathUCP.B"/>
          <table:table-row>
            <table:table-cell table:style-name="CriticalPathUCP.A1" office:value-type="string">
              <text:p text:style-name="P29">Use Case Package</text:p>
            </table:table-cell>
            <table:table-cell table:style-name="CriticalPathUCP.B1" office:value-type="string">
              <text:p text:style-name="P25">Data Analysis</text:p>
            </table:table-cell>
          </table:table-row>
          <table:table-row>
            <table:table-cell table:style-name="CriticalPathUCP.A2" office:value-type="string">
              <text:p text:style-name="P29">ID</text:p>
            </table:table-cell>
            <table:table-cell table:style-name="CriticalPathUCP.B2" office:value-type="string">
              <text:p text:style-name="P25">UC-DA-01</text:p>
            </table:table-cell>
          </table:table-row>
          <table:table-row>
            <table:table-cell table:style-name="CriticalPathUCP.A2" office:value-type="string">
              <text:p text:style-name="P29">Use Case Goal</text:p>
            </table:table-cell>
            <table:table-cell table:style-name="CriticalPathUCP.B2" office:value-type="string">
              <text:p text:style-name="P37">The Primary Actor has a Activity on Node compiled and displayed for them with the Critical Path highlighted.</text:p>
            </table:table-cell>
          </table:table-row>
          <table:table-row>
            <table:table-cell table:style-name="CriticalPathUCP.A2" office:value-type="string">
              <text:p text:style-name="P56">Actor(s)</text:p>
            </table:table-cell>
            <table:table-cell table:style-name="CriticalPathUCP.B2" office:value-type="string">
              <text:p text:style-name="P37">Primary Actor: Manager</text:p>
            </table:table-cell>
          </table:table-row>
          <table:table-row>
            <table:table-cell table:style-name="CriticalPathUCP.A2" office:value-type="string">
              <text:p text:style-name="P29">Level</text:p>
            </table:table-cell>
            <table:table-cell table:style-name="CriticalPathUCP.B2" office:value-type="string">
              <text:p text:style-name="P25">User-Goal</text:p>
            </table:table-cell>
          </table:table-row>
          <table:table-row>
            <table:table-cell table:style-name="CriticalPathUCP.A2" office:value-type="string">
              <text:p text:style-name="P29">Precondition</text:p>
            </table:table-cell>
            <table:table-cell table:style-name="CriticalPathUCP.B2" office:value-type="string">
              <text:p text:style-name="P37">Primary Actor has an active Project with a logically consistent schedule of Activities</text:p>
            </table:table-cell>
          </table:table-row>
          <table:table-row>
            <table:table-cell table:style-name="CriticalPathUCP.A2" office:value-type="string">
              <text:p text:style-name="P29">Domain Entities</text:p>
            </table:table-cell>
            <table:table-cell table:style-name="CriticalPathUCP.B2" office:value-type="string">
              <text:p text:style-name="P37"><text:a xlink:type="simple" xlink:href="#Activity" text:style-name="Internet_20_link"><text:span text:style-name="T50">Activities</text:span></text:a>, <text:a xlink:type="simple" xlink:href="#Project Manager" text:style-name="Internet_20_link"><text:span text:style-name="T50">Manager</text:span></text:a>, <text:a xlink:type="simple" xlink:href="#Activity on Node Graph" text:style-name="Internet_20_link"><text:span text:style-name="T50">Activity on Node</text:span></text:a>, <text:a xlink:type="simple" xlink:href="#Project" text:style-name="Internet_20_link"><text:span text:style-name="T50">Project</text:span></text:a>, <text:s/><text:a xlink:type="simple" xlink:href="#Critical Path" text:style-name="Internet_20_link"><text:span text:style-name="T50">Critical Path</text:span></text:a>, <text:a xlink:type="simple" xlink:href="#ES" text:style-name="Internet_20_link"><text:span text:style-name="T50">ES</text:span></text:a>, <text:a xlink:type="simple" xlink:href="#EF" text:style-name="Internet_20_link"><text:span text:style-name="T50">EF</text:span></text:a>, <text:a xlink:type="simple" xlink:href="#LS" text:style-name="Internet_20_link"><text:span text:style-name="T50">LS</text:span></text:a>, <text:a xlink:type="simple" xlink:href="#LF" text:style-name="Internet_20_link"><text:span text:style-name="T50">LF</text:span></text:a>, <text:a xlink:type="simple" xlink:href="#Float" text:style-name="Internet_20_link"><text:span text:style-name="T50">FLOAT</text:span></text:a></text:p>
            </table:table-cell>
          </table:table-row>
        </table:table>
        <text:p text:style-name="P8"/>
        <text:p text:style-name="P5">Main Success Scenario:</text:p>
        <table:table table:name="CriticalPathMSS" table:style-name="CriticalPathMSS">
          <table:table-column table:style-name="CriticalPathMSS.A"/>
          <table:table-column table:style-name="CriticalPathMSS.B"/>
          <table:table-column table:style-name="CriticalPathMSS.C"/>
          <table:table-header-rows>
            <table:table-row>
              <table:table-cell table:style-name="CriticalPathMSS.A1" office:value-type="string">
                <text:p text:style-name="P30">Step</text:p>
              </table:table-cell>
              <table:table-cell table:style-name="CriticalPathMSS.A1" office:value-type="string">
                <text:p text:style-name="P58">Action</text:p>
              </table:table-cell>
              <table:table-cell table:style-name="CriticalPathMSS.C1" office:value-type="string">
                <text:p text:style-name="P58">Notes</text:p>
              </table:table-cell>
            </table:table-row>
          </table:table-header-rows>
          <table:table-row>
            <table:table-cell table:style-name="CriticalPathMSS.A2" office:value-type="float" office:value="1">
              <text:p text:style-name="P26">1</text:p>
            </table:table-cell>
            <table:table-cell table:style-name="CriticalPathMSS.B4" office:value-type="string">
              <text:p text:style-name="P37">Primary Actor indicates intention to have a Gantt Chart displayed.</text:p>
            </table:table-cell>
            <table:table-cell table:style-name="CriticalPathMSS.C4" office:value-type="string">
              <text:p text:style-name="P25"/>
            </table:table-cell>
          </table:table-row>
          <table:table-row>
            <table:table-cell table:style-name="CriticalPathMSS.A3" office:value-type="float" office:value="2">
              <text:p text:style-name="P26">2</text:p>
            </table:table-cell>
            <table:table-cell table:style-name="CriticalPathMSS.B4" office:value-type="string">
              <text:p text:style-name="P37">System responds calculating the ES, EF, LS, LF, FLOAT for the Project then generates and displays the Chart.</text:p>
            </table:table-cell>
            <table:table-cell table:style-name="CriticalPathMSS.C4" office:value-type="string">
              <text:p text:style-name="P25"/>
            </table:table-cell>
          </table:table-row>
          <table:table-row>
            <table:table-cell table:style-name="CriticalPathMSS.A4" office:value-type="float" office:value="3">
              <text:p text:style-name="P26">3</text:p>
            </table:table-cell>
            <table:table-cell table:style-name="CriticalPathMSS.B4" office:value-type="string">
              <text:p text:style-name="P35">Use case ends successfully.</text:p>
            </table:table-cell>
            <table:table-cell table:style-name="CriticalPathMSS.C4" office:value-type="string">
              <text:p text:style-name="P25"/>
            </table:table-cell>
          </table:table-row>
        </table:table>
        <text:p text:style-name="P11"/>
        <text:h text:style-name="P85" text:outline-level="3">Use Case: <text:span text:style-name="T15">Generate Gantt Chart</text:span></text:h>
        <text:p text:style-name="P51"><text:span text:style-name="T47">Successful Outcomes:</text:span><text:span text:style-name="T46"> System calculates and displays a visual representation of the Project time table, it's interdependent sequence of Activities</text:span>.</text:p>
        <text:p text:style-name="P51"/>
        <text:p text:style-name="P5">Use Case Properties:</text:p>
        <table:table table:name="GanttChartUCP" table:style-name="GanttChartUCP">
          <table:table-column table:style-name="GanttChartUCP.A"/>
          <table:table-column table:style-name="GanttChartUCP.B"/>
          <table:table-row>
            <table:table-cell table:style-name="GanttChartUCP.A1" office:value-type="string">
              <text:p text:style-name="P29">Use Case Package</text:p>
            </table:table-cell>
            <table:table-cell table:style-name="GanttChartUCP.B1" office:value-type="string">
              <text:p text:style-name="P25">Data Analysis</text:p>
            </table:table-cell>
          </table:table-row>
          <table:table-row>
            <table:table-cell table:style-name="GanttChartUCP.A2" office:value-type="string">
              <text:p text:style-name="P29">ID</text:p>
            </table:table-cell>
            <table:table-cell table:style-name="GanttChartUCP.B2" office:value-type="string">
              <text:p text:style-name="P25">UC-DA-02</text:p>
            </table:table-cell>
          </table:table-row>
          <table:table-row>
            <table:table-cell table:style-name="GanttChartUCP.A2" office:value-type="string">
              <text:p text:style-name="P29">Use Case Goal</text:p>
            </table:table-cell>
            <table:table-cell table:style-name="GanttChartUCP.B2" office:value-type="string">
              <text:p text:style-name="P37">The Primary Actor has a Gantt Chart compiled and displayed for them.</text:p>
            </table:table-cell>
          </table:table-row>
          <table:table-row>
            <table:table-cell table:style-name="GanttChartUCP.A2" office:value-type="string">
              <text:p text:style-name="P56">Actor(s)</text:p>
            </table:table-cell>
            <table:table-cell table:style-name="GanttChartUCP.B2" office:value-type="string">
              <text:p text:style-name="P37">Primary Actor: Manager</text:p>
            </table:table-cell>
          </table:table-row>
          <table:table-row>
            <table:table-cell table:style-name="GanttChartUCP.A2" office:value-type="string">
              <text:p text:style-name="P29">Level</text:p>
            </table:table-cell>
            <table:table-cell table:style-name="GanttChartUCP.B2" office:value-type="string">
              <text:p text:style-name="P25">User-Goal</text:p>
            </table:table-cell>
          </table:table-row>
          <table:table-row>
            <table:table-cell table:style-name="GanttChartUCP.A2" office:value-type="string">
              <text:p text:style-name="P29">Precondition</text:p>
            </table:table-cell>
            <table:table-cell table:style-name="GanttChartUCP.B2" office:value-type="string">
              <text:p text:style-name="P37">Primary Actor has an active Project with a logically consistent schedule of Activities</text:p>
            </table:table-cell>
          </table:table-row>
          <table:table-row>
            <table:table-cell table:style-name="GanttChartUCP.A2" office:value-type="string">
              <text:p text:style-name="P29">Domain Entities</text:p>
            </table:table-cell>
            <table:table-cell table:style-name="GanttChartUCP.B2" office:value-type="string">
              <text:p text:style-name="P37"><text:a xlink:type="simple" xlink:href="#Activity" text:style-name="Internet_20_link"><text:span text:style-name="T50">Activities</text:span></text:a>, <text:a xlink:type="simple" xlink:href="#Project Manager" text:style-name="Internet_20_link"><text:span text:style-name="T50">Manager</text:span></text:a>, <text:a xlink:type="simple" xlink:href="#Gantt Chart" text:style-name="Internet_20_link"><text:span text:style-name="T50">Gantt Chart</text:span></text:a>, <text:a xlink:type="simple" xlink:href="#Project" text:style-name="Internet_20_link"><text:span text:style-name="T50">Project</text:span></text:a>, <text:s/><text:a xlink:type="simple" xlink:href="#Critical Path" text:style-name="Internet_20_link"><text:span text:style-name="T50">Critical Path</text:span></text:a>, <text:a xlink:type="simple" xlink:href="#ES" text:style-name="Internet_20_link"><text:span text:style-name="T50">ES</text:span></text:a>, <text:a xlink:type="simple" xlink:href="#EF" text:style-name="Internet_20_link"><text:span text:style-name="T50">EF</text:span></text:a>, <text:a xlink:type="simple" xlink:href="#LS" text:style-name="Internet_20_link"><text:span text:style-name="T50">LS</text:span></text:a>, <text:a xlink:type="simple" xlink:href="#LF" text:style-name="Internet_20_link"><text:span text:style-name="T50">LF</text:span></text:a>, <text:a xlink:type="simple" xlink:href="#Float" text:style-name="Internet_20_link"><text:span text:style-name="T50">FLOAT</text:span></text:a></text:p>
            </table:table-cell>
          </table:table-row>
        </table:table>
        <text:p text:style-name="P8"/>
        <text:p text:style-name="P5">Main Success Scenario:</text:p>
        <table:table table:name="GanttChartMSS" table:style-name="GanttChartMSS">
          <table:table-column table:style-name="GanttChartMSS.A"/>
          <table:table-column table:style-name="GanttChartMSS.B"/>
          <table:table-column table:style-name="GanttChartMSS.C"/>
          <table:table-header-rows>
            <table:table-row>
              <table:table-cell table:style-name="GanttChartMSS.A1" office:value-type="string">
                <text:p text:style-name="P30">Step</text:p>
              </table:table-cell>
              <table:table-cell table:style-name="GanttChartMSS.A1" office:value-type="string">
                <text:p text:style-name="P58">Action</text:p>
              </table:table-cell>
              <table:table-cell table:style-name="GanttChartMSS.C1" office:value-type="string">
                <text:p text:style-name="P58">Notes</text:p>
              </table:table-cell>
            </table:table-row>
          </table:table-header-rows>
          <table:table-row>
            <table:table-cell table:style-name="GanttChartMSS.A2" office:value-type="float" office:value="1">
              <text:p text:style-name="P26">1</text:p>
            </table:table-cell>
            <table:table-cell table:style-name="GanttChartMSS.B4" office:value-type="string">
              <text:p text:style-name="P37">Primary Actor indicates intention to have a Gantt Chart displayed.</text:p>
            </table:table-cell>
            <table:table-cell table:style-name="GanttChartMSS.C4" office:value-type="string">
              <text:p text:style-name="P25"/>
            </table:table-cell>
          </table:table-row>
          <table:table-row>
            <table:table-cell table:style-name="GanttChartMSS.A3" office:value-type="float" office:value="2">
              <text:p text:style-name="P26">2</text:p>
            </table:table-cell>
            <table:table-cell table:style-name="GanttChartMSS.B4" office:value-type="string">
              <text:p text:style-name="P37">System responds calculating the ES, EF, LS, LF, FLOAT, for the Project then generates and displays the Chart.</text:p>
            </table:table-cell>
            <table:table-cell table:style-name="GanttChartMSS.C4" office:value-type="string">
              <text:p text:style-name="P25"/>
            </table:table-cell>
          </table:table-row>
          <table:table-row>
            <table:table-cell table:style-name="GanttChartMSS.A4" office:value-type="float" office:value="3">
              <text:p text:style-name="P26">3</text:p>
            </table:table-cell>
            <table:table-cell table:style-name="GanttChartMSS.B4" office:value-type="string">
              <text:p text:style-name="P35">Use case ends successfully.</text:p>
            </table:table-cell>
            <table:table-cell table:style-name="GanttChartMSS.C4" office:value-type="string">
              <text:p text:style-name="P25"/>
            </table:table-cell>
          </table:table-row>
        </table:table>
        <text:p text:style-name="P11"/>
        <text:h text:style-name="P85" text:outline-level="3">Use Case: <text:span text:style-name="T15">Generate PERT Analysis Report</text:span></text:h>
        <text:p text:style-name="P51"><text:span text:style-name="T47">Successful Outcomes:</text:span><text:span text:style-name="T46"> System calculates and displays a visual representation of the important metrics associated with the Project complete with a probabilistic assessment of the likelihood of it finishing on time and on budget respectively.</text:span></text:p>
        <text:p text:style-name="P51"><text:s/></text:p>
        <text:p text:style-name="P5">Use Case Properties:</text:p>
        <table:table table:name="PERTAnalysisUCP" table:style-name="PERTAnalysisUCP">
          <table:table-column table:style-name="PERTAnalysisUCP.A"/>
          <table:table-column table:style-name="PERTAnalysisUCP.B"/>
          <table:table-row>
            <table:table-cell table:style-name="PERTAnalysisUCP.A1" office:value-type="string">
              <text:p text:style-name="P29">Use Case Package</text:p>
            </table:table-cell>
            <table:table-cell table:style-name="PERTAnalysisUCP.B1" office:value-type="string">
              <text:p text:style-name="P25">Data Analysis</text:p>
            </table:table-cell>
          </table:table-row>
          <table:table-row>
            <table:table-cell table:style-name="PERTAnalysisUCP.A2" office:value-type="string">
              <text:p text:style-name="P29">ID</text:p>
            </table:table-cell>
            <table:table-cell table:style-name="PERTAnalysisUCP.B2" office:value-type="string">
              <text:p text:style-name="P25">UC-DA-03</text:p>
            </table:table-cell>
          </table:table-row>
          <table:table-row>
            <table:table-cell table:style-name="PERTAnalysisUCP.A2" office:value-type="string">
              <text:p text:style-name="P29">Use Case Goal</text:p>
            </table:table-cell>
            <table:table-cell table:style-name="PERTAnalysisUCP.B2" office:value-type="string">
              <text:p text:style-name="P25">The Primary Actor has a <text:span text:style-name="T46">PERT Analysis Report compiled and displayed for them.</text:span></text:p>
            </table:table-cell>
          </table:table-row>
          <table:table-row>
            <table:table-cell table:style-name="PERTAnalysisUCP.A2" office:value-type="string">
              <text:p text:style-name="P56">Actor(s)</text:p>
            </table:table-cell>
            <table:table-cell table:style-name="PERTAnalysisUCP.B2" office:value-type="string">
              <text:p text:style-name="P25">Primary Actor: <text:span text:style-name="T46">Manager</text:span></text:p>
            </table:table-cell>
          </table:table-row>
          <table:table-row>
            <table:table-cell table:style-name="PERTAnalysisUCP.A2" office:value-type="string">
              <text:p text:style-name="P29">Level</text:p>
            </table:table-cell>
            <table:table-cell table:style-name="PERTAnalysisUCP.B2" office:value-type="string">
              <text:p text:style-name="P25">User-Goal</text:p>
            </table:table-cell>
          </table:table-row>
          <table:table-row>
            <table:table-cell table:style-name="PERTAnalysisUCP.A2" office:value-type="string">
              <text:p text:style-name="P29">Precondition</text:p>
            </table:table-cell>
            <table:table-cell table:style-name="PERTAnalysisUCP.B2" office:value-type="string">
              <text:p text:style-name="P37">Primary Actor has an active Project with a logically consistent schedule of Activities</text:p>
            </table:table-cell>
          </table:table-row>
          <table:table-row>
            <table:table-cell table:style-name="PERTAnalysisUCP.A2" office:value-type="string">
              <text:p text:style-name="P29">Domain Entities</text:p>
            </table:table-cell>
            <table:table-cell table:style-name="PERTAnalysisUCP.B2" office:value-type="string">
              <text:p text:style-name="P37"><text:a xlink:type="simple" xlink:href="#Activity" text:style-name="Internet_20_link"><text:span text:style-name="T50">Activities</text:span></text:a>, <text:a xlink:type="simple" xlink:href="#Project Manager" text:style-name="Internet_20_link"><text:span text:style-name="T50">Manager</text:span></text:a>, <text:a xlink:type="simple" xlink:href="#PERT Analysis" text:style-name="Internet_20_link"><text:span text:style-name="T50">PERT Analysis</text:span></text:a></text:p>
            </table:table-cell>
          </table:table-row>
        </table:table>
        <text:p text:style-name="P8"/>
        <text:p text:style-name="P5">Main Success Scenario:</text:p>
        <table:table table:name="PERTAnalysisMSS" table:style-name="PERTAnalysisMSS">
          <table:table-column table:style-name="PERTAnalysisMSS.A"/>
          <table:table-column table:style-name="PERTAnalysisMSS.B"/>
          <table:table-column table:style-name="PERTAnalysisMSS.C"/>
          <table:table-header-rows>
            <table:table-row>
              <table:table-cell table:style-name="PERTAnalysisMSS.A1" office:value-type="string">
                <text:p text:style-name="P30">Step</text:p>
              </table:table-cell>
              <table:table-cell table:style-name="PERTAnalysisMSS.A1" office:value-type="string">
                <text:p text:style-name="P58">Action</text:p>
              </table:table-cell>
              <table:table-cell table:style-name="PERTAnalysisMSS.C1" office:value-type="string">
                <text:p text:style-name="P58">Notes</text:p>
              </table:table-cell>
            </table:table-row>
          </table:table-header-rows>
          <table:table-row>
            <table:table-cell table:style-name="PERTAnalysisMSS.A2" office:value-type="float" office:value="1">
              <text:p text:style-name="P26">1</text:p>
            </table:table-cell>
            <table:table-cell table:style-name="PERTAnalysisMSS.B4" office:value-type="string">
              <text:p text:style-name="P25">Primary Actor indicates intention <text:span text:style-name="T46">to have a PERT Analysis Report displayed</text:span>.</text:p>
            </table:table-cell>
            <table:table-cell table:style-name="PERTAnalysisMSS.C4" office:value-type="string">
              <text:p text:style-name="P25"/>
            </table:table-cell>
          </table:table-row>
          <table:table-row>
            <table:table-cell table:style-name="PERTAnalysisMSS.A3" office:value-type="float" office:value="2">
              <text:p text:style-name="P26">2</text:p>
            </table:table-cell>
            <table:table-cell table:style-name="PERTAnalysisMSS.B4" office:value-type="string">
              <text:p text:style-name="P37">System responds by <text:a xlink:type="simple" xlink:href="#PERTRules|table" text:style-name="Internet_20_link">calculating the relevant values</text:a> for the Project then generates and displays the a report.</text:p>
            </table:table-cell>
            <table:table-cell table:style-name="PERTAnalysisMSS.C4" office:value-type="string">
              <text:p text:style-name="P25"/>
            </table:table-cell>
          </table:table-row>
          <table:table-row>
            <table:table-cell table:style-name="PERTAnalysisMSS.A4" office:value-type="float" office:value="3">
              <text:p text:style-name="P26">3</text:p>
            </table:table-cell>
            <table:table-cell table:style-name="PERTAnalysisMSS.B4" office:value-type="string">
              <text:p text:style-name="P35">Use case ends successfully.</text:p>
            </table:table-cell>
            <table:table-cell table:style-name="PERTAnalysisMSS.C4" office:value-type="string">
              <text:p text:style-name="P25"/>
            </table:table-cell>
          </table:table-row>
        </table:table>
        <text:p text:style-name="P11"/>
        <text:h text:style-name="P85" text:outline-level="3">Use Case: <text:span text:style-name="T15">Generate Earned Value Analysis Report</text:span></text:h>
        <text:p text:style-name="P51"><text:span text:style-name="T47">Successful Outcomes:</text:span><text:span text:style-name="T46"> System calculates and displays a visual representation of the important metrics associated with a Project complete with a probabilistic assessment of the likelihood of it finishing on time and on budget respectively.</text:span></text:p>
        <text:p text:style-name="P51"><text:s/></text:p>
        <text:p text:style-name="P5">Use Case Properties:</text:p>
        <table:table table:name="EarnedValueUCP" table:style-name="EarnedValueUCP">
          <table:table-column table:style-name="EarnedValueUCP.A"/>
          <table:table-column table:style-name="EarnedValueUCP.B"/>
          <table:table-row>
            <table:table-cell table:style-name="EarnedValueUCP.A1" office:value-type="string">
              <text:p text:style-name="P29">Use Case Package</text:p>
            </table:table-cell>
            <table:table-cell table:style-name="EarnedValueUCP.B1" office:value-type="string">
              <text:p text:style-name="P25">Data Analysis</text:p>
            </table:table-cell>
          </table:table-row>
          <table:table-row>
            <table:table-cell table:style-name="EarnedValueUCP.A2" office:value-type="string">
              <text:p text:style-name="P29">ID</text:p>
            </table:table-cell>
            <table:table-cell table:style-name="EarnedValueUCP.B2" office:value-type="string">
              <text:p text:style-name="P25">UC-DA-04</text:p>
            </table:table-cell>
          </table:table-row>
          <table:table-row>
            <table:table-cell table:style-name="EarnedValueUCP.A2" office:value-type="string">
              <text:p text:style-name="P29">Use Case Goal</text:p>
            </table:table-cell>
            <table:table-cell table:style-name="EarnedValueUCP.B2" office:value-type="string">
              <text:p text:style-name="P25">The Primary Actor has a Earned Value<text:span text:style-name="T46"> Report compiled and displayed for them.</text:span></text:p>
            </table:table-cell>
          </table:table-row>
          <table:table-row>
            <table:table-cell table:style-name="EarnedValueUCP.A2" office:value-type="string">
              <text:p text:style-name="P56">Actor(s)</text:p>
            </table:table-cell>
            <table:table-cell table:style-name="EarnedValueUCP.B2" office:value-type="string">
              <text:p text:style-name="P37">Primary Actor: Manager</text:p>
            </table:table-cell>
          </table:table-row>
          <table:table-row>
            <table:table-cell table:style-name="EarnedValueUCP.A2" office:value-type="string">
              <text:p text:style-name="P29">Level</text:p>
            </table:table-cell>
            <table:table-cell table:style-name="EarnedValueUCP.B2" office:value-type="string">
              <text:p text:style-name="P25">User-Goal</text:p>
            </table:table-cell>
          </table:table-row>
          <table:table-row>
            <table:table-cell table:style-name="EarnedValueUCP.A2" office:value-type="string">
              <text:p text:style-name="P29">Precondition</text:p>
            </table:table-cell>
            <table:table-cell table:style-name="EarnedValueUCP.B2" office:value-type="string">
              <text:p text:style-name="P37">Primary Actor has an active Project with a logically consistent schedule of Activities</text:p>
            </table:table-cell>
          </table:table-row>
          <table:table-row>
            <table:table-cell table:style-name="EarnedValueUCP.A2" office:value-type="string">
              <text:p text:style-name="P29">Domain Entities</text:p>
            </table:table-cell>
            <table:table-cell table:style-name="EarnedValueUCP.B2" office:value-type="string">
              <text:p text:style-name="P37"><text:a xlink:type="simple" xlink:href="#Activity" text:style-name="Internet_20_link"><text:span text:style-name="T50">Activities</text:span></text:a>, <text:a xlink:type="simple" xlink:href="#Project Manager" text:style-name="Internet_20_link"><text:span text:style-name="T50">Manager</text:span></text:a>, <text:a xlink:type="simple" xlink:href="#Activity on Node Graph" text:style-name="Internet_20_link"><text:span text:style-name="T50">Activity on Node</text:span></text:a>, <text:a xlink:type="simple" xlink:href="#Earned Value Analysis" text:style-name="Internet_20_link"><text:span text:style-name="T50">Earned Value</text:span></text:a></text:p>
            </table:table-cell>
          </table:table-row>
        </table:table>
        <text:p text:style-name="P8"/>
        <text:p text:style-name="P5">Main Success Scenario:</text:p>
        <table:table table:name="EarnedValueMSS" table:style-name="EarnedValueMSS">
          <table:table-column table:style-name="EarnedValueMSS.A"/>
          <table:table-column table:style-name="EarnedValueMSS.B"/>
          <table:table-column table:style-name="EarnedValueMSS.C"/>
          <table:table-header-rows>
            <table:table-row>
              <table:table-cell table:style-name="EarnedValueMSS.A1" office:value-type="string">
                <text:p text:style-name="P30">Step</text:p>
              </table:table-cell>
              <table:table-cell table:style-name="EarnedValueMSS.A1" office:value-type="string">
                <text:p text:style-name="P58">Action</text:p>
              </table:table-cell>
              <table:table-cell table:style-name="EarnedValueMSS.C1" office:value-type="string">
                <text:p text:style-name="P58">Notes</text:p>
              </table:table-cell>
            </table:table-row>
          </table:table-header-rows>
          <table:table-row>
            <table:table-cell table:style-name="EarnedValueMSS.A2" office:value-type="float" office:value="1">
              <text:p text:style-name="P26">1</text:p>
            </table:table-cell>
            <table:table-cell table:style-name="EarnedValueMSS.B4" office:value-type="string">
              <text:p text:style-name="P37">Primary Actor indicates intention to have a Earned Value <text:s/>Report displayed.</text:p>
            </table:table-cell>
            <table:table-cell table:style-name="EarnedValueMSS.C4" office:value-type="string">
              <text:p text:style-name="P25"/>
            </table:table-cell>
          </table:table-row>
          <table:table-row>
            <table:table-cell table:style-name="EarnedValueMSS.A3" office:value-type="float" office:value="2">
              <text:p text:style-name="P26">2</text:p>
            </table:table-cell>
            <table:table-cell table:style-name="EarnedValueMSS.B4" office:value-type="string">
              <text:p text:style-name="P37">System responds by <text:a xlink:type="simple" xlink:href="#EarnedValueRules|table" text:style-name="Internet_20_link">calculating the relevant values</text:a> for the Project then generates and displays the a report.</text:p>
            </table:table-cell>
            <table:table-cell table:style-name="EarnedValueMSS.C4" office:value-type="string">
              <text:p text:style-name="P25"/>
            </table:table-cell>
          </table:table-row>
          <table:table-row>
            <table:table-cell table:style-name="EarnedValueMSS.A4" office:value-type="float" office:value="3">
              <text:p text:style-name="P26">3</text:p>
            </table:table-cell>
            <table:table-cell table:style-name="EarnedValueMSS.B4" office:value-type="string">
              <text:p text:style-name="P35">Use case ends successfully.</text:p>
            </table:table-cell>
            <table:table-cell table:style-name="EarnedValueMSS.C4" office:value-type="string">
              <text:p text:style-name="P25"/>
            </table:table-cell>
          </table:table-row>
        </table:table>
        <text:p text:style-name="P11"/>
        <text:h text:style-name="P85" text:outline-level="3">Use Case: <text:span text:style-name="T15">View Assigned Activities</text:span></text:h>
        <text:p text:style-name="P51"><text:span text:style-name="T47">Successful Outcomes:</text:span><text:span text:style-name="T46"> Primary Actor accesses descriptions and deadline information of Activities' assigned to them</text:span>.</text:p>
        <text:p text:style-name="P51"/>
        <text:p text:style-name="P5">Use Case Properties:</text:p>
        <table:table table:name="ViewAssignedActivitiesUCP" table:style-name="ViewAssignedActivitiesUCP">
          <table:table-column table:style-name="ViewAssignedActivitiesUCP.A"/>
          <table:table-column table:style-name="ViewAssignedActivitiesUCP.B"/>
          <table:table-row>
            <table:table-cell table:style-name="ViewAssignedActivitiesUCP.A1" office:value-type="string">
              <text:p text:style-name="P29">Use Case Package</text:p>
            </table:table-cell>
            <table:table-cell table:style-name="ViewAssignedActivitiesUCP.B1" office:value-type="string">
              <text:p text:style-name="P25">Team Member</text:p>
            </table:table-cell>
          </table:table-row>
          <table:table-row>
            <table:table-cell table:style-name="ViewAssignedActivitiesUCP.A2" office:value-type="string">
              <text:p text:style-name="P29">ID</text:p>
            </table:table-cell>
            <table:table-cell table:style-name="ViewAssignedActivitiesUCP.B2" office:value-type="string">
              <text:p text:style-name="P25">UC-TM-01</text:p>
            </table:table-cell>
          </table:table-row>
          <table:table-row>
            <table:table-cell table:style-name="ViewAssignedActivitiesUCP.A2" office:value-type="string">
              <text:p text:style-name="P29">Use Case Goal</text:p>
            </table:table-cell>
            <table:table-cell table:style-name="ViewAssignedActivitiesUCP.B2" office:value-type="string">
              <text:p text:style-name="P37">The Primary Actor accesses the details of the Activities assigned to them.</text:p>
            </table:table-cell>
          </table:table-row>
          <table:table-row>
            <table:table-cell table:style-name="ViewAssignedActivitiesUCP.A2" office:value-type="string">
              <text:p text:style-name="P56">Actor(s)</text:p>
            </table:table-cell>
            <table:table-cell table:style-name="ViewAssignedActivitiesUCP.B2" office:value-type="string">
              <text:p text:style-name="P37">Primary Actor: Team Member</text:p>
            </table:table-cell>
          </table:table-row>
          <table:table-row>
            <table:table-cell table:style-name="ViewAssignedActivitiesUCP.A2" office:value-type="string">
              <text:p text:style-name="P29">Level</text:p>
            </table:table-cell>
            <table:table-cell table:style-name="ViewAssignedActivitiesUCP.B2" office:value-type="string">
              <text:p text:style-name="P25">User-Goal</text:p>
            </table:table-cell>
          </table:table-row>
          <table:table-row>
            <table:table-cell table:style-name="ViewAssignedActivitiesUCP.A2" office:value-type="string">
              <text:p text:style-name="P29">Precondition</text:p>
            </table:table-cell>
            <table:table-cell table:style-name="ViewAssignedActivitiesUCP.B2" office:value-type="string">
              <text:p text:style-name="P33"><text:span text:style-name="T46">Primary Actor has successfully logged in to their Portfolio </text:span><text:a xlink:type="simple" xlink:href="#LogInProperties|table" text:style-name="Internet_20_link">{UC-GF-01}</text:a><text:span text:style-name="T46"> and Primary Actor has at least assigned Activity.</text:span></text:p>
            </table:table-cell>
          </table:table-row>
          <table:table-row>
            <table:table-cell table:style-name="ViewAssignedActivitiesUCP.A2" office:value-type="string">
              <text:p text:style-name="P29">Domain Entities</text:p>
            </table:table-cell>
            <table:table-cell table:style-name="ViewAssignedActivitiesUCP.B2" office:value-type="string">
              <text:p text:style-name="P33"><text:a xlink:type="simple" xlink:href="#Team Member" text:style-name="Internet_20_link">Team Member</text:a><text:span text:style-name="T46">, </text:span><text:a xlink:type="simple" xlink:href="#Activity" text:style-name="Internet_20_link">Activity</text:a><text:span text:style-name="T46">, </text:span><text:a xlink:type="simple" xlink:href="#Activity Portfolio" text:style-name="Internet_20_link">Portfolio</text:a></text:p>
            </table:table-cell>
          </table:table-row>
        </table:table>
        <text:p text:style-name="P8"/>
        <text:p text:style-name="P5">Main Success Scenario:</text:p>
        <table:table table:name="ViewAssignedActivitiesMSS" table:style-name="ViewAssignedActivitiesMSS">
          <table:table-column table:style-name="ViewAssignedActivitiesMSS.A"/>
          <table:table-column table:style-name="ViewAssignedActivitiesMSS.B"/>
          <table:table-column table:style-name="ViewAssignedActivitiesMSS.C"/>
          <table:table-header-rows>
            <table:table-row>
              <table:table-cell table:style-name="ViewAssignedActivitiesMSS.A1" office:value-type="string">
                <text:p text:style-name="P30">Step</text:p>
              </table:table-cell>
              <table:table-cell table:style-name="ViewAssignedActivitiesMSS.A1" office:value-type="string">
                <text:p text:style-name="P58">Action</text:p>
              </table:table-cell>
              <table:table-cell table:style-name="ViewAssignedActivitiesMSS.C1" office:value-type="string">
                <text:p text:style-name="P58">Notes</text:p>
              </table:table-cell>
            </table:table-row>
          </table:table-header-rows>
          <table:table-row>
            <table:table-cell table:style-name="ViewAssignedActivitiesMSS.A2" office:value-type="float" office:value="1">
              <text:p text:style-name="P26">1</text:p>
            </table:table-cell>
            <table:table-cell table:style-name="ViewAssignedActivitiesMSS.B5" office:value-type="string">
              <text:p text:style-name="P37">Primary Actor selects an Activity to investigate from the list of all Activities assigned to them.</text:p>
            </table:table-cell>
            <table:table-cell table:style-name="ViewAssignedActivitiesMSS.C5" office:value-type="string">
              <text:p text:style-name="P25"/>
            </table:table-cell>
          </table:table-row>
          <table:table-row>
            <table:table-cell table:style-name="ViewAssignedActivitiesMSS.A3" office:value-type="float" office:value="2">
              <text:p text:style-name="P26">2</text:p>
            </table:table-cell>
            <table:table-cell table:style-name="ViewAssignedActivitiesMSS.B5" office:value-type="string">
              <text:p text:style-name="P37">System responds by presenting the details of the selected Activity.</text:p>
            </table:table-cell>
            <table:table-cell table:style-name="ViewAssignedActivitiesMSS.C5" office:value-type="string">
              <text:p text:style-name="P25"/>
            </table:table-cell>
          </table:table-row>
          <table:table-row>
            <table:table-cell table:style-name="ViewAssignedActivitiesMSS.A4" office:value-type="float" office:value="3">
              <text:p text:style-name="P26">3</text:p>
            </table:table-cell>
            <table:table-cell table:style-name="ViewAssignedActivitiesMSS.B5" office:value-type="string">
              <text:p text:style-name="P25">Primary Actor reviews information.</text:p>
            </table:table-cell>
            <table:table-cell table:style-name="ViewAssignedActivitiesMSS.C5" office:value-type="string">
              <text:p text:style-name="P25"/>
            </table:table-cell>
          </table:table-row>
          <table:table-row>
            <table:table-cell table:style-name="ViewAssignedActivitiesMSS.A5" office:value-type="float" office:value="4">
              <text:p text:style-name="P26">4</text:p>
            </table:table-cell>
            <table:table-cell table:style-name="ViewAssignedActivitiesMSS.B5" office:value-type="string">
              <text:p text:style-name="P35">Use case ends successfully.</text:p>
            </table:table-cell>
            <table:table-cell table:style-name="ViewAssignedActivitiesMSS.C5" office:value-type="string">
              <text:p text:style-name="P25"/>
            </table:table-cell>
          </table:table-row>
        </table:table>
        <text:p text:style-name="P20"/>
        <text:p text:style-name="P5">Alternative Flows:</text:p>
        <text:p text:style-name="P11"/>
        <text:p text:style-name="P5">4a. Primary Actor investigates another <text:span text:style-name="T46">Activity.</text:span></text:p>
        <table:table table:name="ViewAssignedActivitiesAF4a" table:style-name="ViewAssignedActivitiesAF4a">
          <table:table-column table:style-name="ViewAssignedActivitiesAF4a.A"/>
          <table:table-column table:style-name="ViewAssignedActivitiesAF4a.B"/>
          <table:table-column table:style-name="ViewAssignedActivitiesAF4a.C"/>
          <table:table-header-rows>
            <table:table-row>
              <table:table-cell table:style-name="ViewAssignedActivitiesAF4a.A1" office:value-type="string">
                <text:p text:style-name="P30">Step</text:p>
              </table:table-cell>
              <table:table-cell table:style-name="ViewAssignedActivitiesAF4a.A1" office:value-type="string">
                <text:p text:style-name="P58">Action</text:p>
              </table:table-cell>
              <table:table-cell table:style-name="ViewAssignedActivitiesAF4a.C1" office:value-type="string">
                <text:p text:style-name="P58">Notes</text:p>
              </table:table-cell>
            </table:table-row>
          </table:table-header-rows>
          <table:table-row>
            <table:table-cell table:style-name="ViewAssignedActivitiesAF4a.A3" office:value-type="string">
              <text:p text:style-name="P26">4a.1</text:p>
            </table:table-cell>
            <table:table-cell table:style-name="ViewAssignedActivitiesAF4a.B3" office:value-type="string">
              <text:p text:style-name="P37">Primary Actor wishes to continue viewing Activities.</text:p>
            </table:table-cell>
            <table:table-cell table:style-name="ViewAssignedActivitiesAF4a.C3" office:value-type="string">
              <text:p text:style-name="P25"/>
            </table:table-cell>
          </table:table-row>
          <text:soft-page-break/>
          <table:table-row>
            <table:table-cell table:style-name="ViewAssignedActivitiesAF4a.A3" office:value-type="string">
              <text:p text:style-name="P26">4a.2</text:p>
            </table:table-cell>
            <table:table-cell table:style-name="ViewAssignedActivitiesAF4a.B3" office:value-type="string">
              <text:p text:style-name="P35">Use case restarts at step 1.</text:p>
            </table:table-cell>
            <table:table-cell table:style-name="ViewAssignedActivitiesAF4a.C3" office:value-type="string">
              <text:p text:style-name="P25"/>
            </table:table-cell>
          </table:table-row>
        </table:table>
        <text:p text:style-name="P11"/>
        <text:p text:style-name="P61">Use Case: <text:span text:style-name="T15">Login</text:span></text:p>
        <text:p text:style-name="P51"><text:span text:style-name="T47">Successful Outcomes:</text:span><text:span text:style-name="T46"> Primary Actor accesses their appropriate</text:span> <text:span text:style-name="T46">Portfolio</text:span>.</text:p>
        <text:p text:style-name="P51"/>
        <text:p text:style-name="P5">Use Case Properties:</text:p>
        <table:table table:name="LogInProperties" table:style-name="LogInProperties">
          <table:table-column table:style-name="LogInProperties.A"/>
          <table:table-column table:style-name="LogInProperties.B"/>
          <table:table-row>
            <table:table-cell table:style-name="LogInProperties.A1" office:value-type="string">
              <text:p text:style-name="P29">Use Case Package</text:p>
            </table:table-cell>
            <table:table-cell table:style-name="LogInProperties.B1" office:value-type="string">
              <text:p text:style-name="P25">Global Functionality</text:p>
            </table:table-cell>
          </table:table-row>
          <table:table-row>
            <table:table-cell table:style-name="LogInProperties.A2" office:value-type="string">
              <text:p text:style-name="P29">ID</text:p>
            </table:table-cell>
            <table:table-cell table:style-name="LogInProperties.B2" office:value-type="string">
              <text:p text:style-name="P25">UC-GF-01</text:p>
            </table:table-cell>
          </table:table-row>
          <table:table-row>
            <table:table-cell table:style-name="LogInProperties.A2" office:value-type="string">
              <text:p text:style-name="P29">Use Case Goal</text:p>
            </table:table-cell>
            <table:table-cell table:style-name="LogInProperties.B2" office:value-type="string">
              <text:p text:style-name="P25">Primary Actor gains access to their <text:span text:style-name="T46">Portfolio</text:span></text:p>
            </table:table-cell>
          </table:table-row>
          <table:table-row>
            <table:table-cell table:style-name="LogInProperties.A2" office:value-type="string">
              <text:p text:style-name="P56">Actor(s)</text:p>
            </table:table-cell>
            <table:table-cell table:style-name="LogInProperties.B2" office:value-type="string">
              <text:p text:style-name="P25">Primary Actor: <text:span text:style-name="T46">User</text:span></text:p>
            </table:table-cell>
          </table:table-row>
          <table:table-row>
            <table:table-cell table:style-name="LogInProperties.A2" office:value-type="string">
              <text:p text:style-name="P29">Level</text:p>
            </table:table-cell>
            <table:table-cell table:style-name="LogInProperties.B2" office:value-type="string">
              <text:p text:style-name="P25">User-Goal</text:p>
            </table:table-cell>
          </table:table-row>
          <table:table-row>
            <table:table-cell table:style-name="LogInProperties.A2" office:value-type="string">
              <text:p text:style-name="P29">Precondition</text:p>
            </table:table-cell>
            <table:table-cell table:style-name="LogInProperties.B2" office:value-type="string">
              <text:p text:style-name="P37">User has launched the PMA</text:p>
            </table:table-cell>
          </table:table-row>
          <table:table-row>
            <table:table-cell table:style-name="LogInProperties.A2" office:value-type="string">
              <text:p text:style-name="P29">Domain Entities</text:p>
            </table:table-cell>
            <table:table-cell table:style-name="LogInProperties.B2" office:value-type="string">
              <text:p text:style-name="P33"><text:a xlink:type="simple" xlink:href="#PMA" text:style-name="Internet_20_link">PMA</text:a>,<text:span text:style-name="T46"> </text:span><text:a xlink:type="simple" xlink:href="#Project Portfolio" text:style-name="Internet_20_link">Portfolio</text:a></text:p>
            </table:table-cell>
          </table:table-row>
        </table:table>
        <text:p text:style-name="P8"/>
        <text:p text:style-name="P5">Main Success Scenario:</text:p>
        <table:table table:name="LogInMSS" table:style-name="LogInMSS">
          <table:table-column table:style-name="LogInMSS.A"/>
          <table:table-column table:style-name="LogInMSS.B"/>
          <table:table-column table:style-name="LogInMSS.C"/>
          <table:table-header-rows>
            <table:table-row>
              <table:table-cell table:style-name="LogInMSS.A1" office:value-type="string">
                <text:p text:style-name="P30">Step</text:p>
              </table:table-cell>
              <table:table-cell table:style-name="LogInMSS.A1" office:value-type="string">
                <text:p text:style-name="P58">Action</text:p>
              </table:table-cell>
              <table:table-cell table:style-name="LogInMSS.C1" office:value-type="string">
                <text:p text:style-name="P58">Notes</text:p>
              </table:table-cell>
            </table:table-row>
          </table:table-header-rows>
          <table:table-row>
            <table:table-cell table:style-name="LogInMSS.A2" office:value-type="float" office:value="1">
              <text:p text:style-name="P26">1</text:p>
            </table:table-cell>
            <table:table-cell table:style-name="LogInMSS.B6" office:value-type="string">
              <text:p text:style-name="P25">Primary Actor indicates intention to log in to <text:span text:style-name="T46">Portfolio</text:span>.</text:p>
            </table:table-cell>
            <table:table-cell table:style-name="LogInMSS.C6" office:value-type="string">
              <text:p text:style-name="P25"/>
            </table:table-cell>
          </table:table-row>
          <table:table-row>
            <table:table-cell table:style-name="LogInMSS.A3" office:value-type="float" office:value="2">
              <text:p text:style-name="P26">2</text:p>
            </table:table-cell>
            <table:table-cell table:style-name="LogInMSS.B6" office:value-type="string">
              <text:p text:style-name="P25">System prompts Primary Actor for ID and Password.</text:p>
            </table:table-cell>
            <table:table-cell table:style-name="LogInMSS.C6" office:value-type="string">
              <text:p text:style-name="P25"/>
            </table:table-cell>
          </table:table-row>
          <table:table-row>
            <table:table-cell table:style-name="LogInMSS.A4" office:value-type="float" office:value="3">
              <text:p text:style-name="P26">3</text:p>
            </table:table-cell>
            <table:table-cell table:style-name="LogInMSS.B6" office:value-type="string">
              <text:p text:style-name="P25">Primary Actor supplies login information.</text:p>
            </table:table-cell>
            <table:table-cell table:style-name="LogInMSS.C6" office:value-type="string">
              <text:p text:style-name="P25"/>
            </table:table-cell>
          </table:table-row>
          <table:table-row>
            <table:table-cell table:style-name="LogInMSS.A5" office:value-type="float" office:value="4">
              <text:p text:style-name="P26">4</text:p>
            </table:table-cell>
            <table:table-cell table:style-name="LogInMSS.B6" office:value-type="string">
              <text:p text:style-name="P37">System verifies the Primary Actor and presents them with their Portfolio <text:s/>appropriate to their User type (i.e. Team Member or Manager).</text:p>
            </table:table-cell>
            <table:table-cell table:style-name="LogInMSS.C6" office:value-type="string">
              <text:p text:style-name="P25"/>
            </table:table-cell>
          </table:table-row>
          <table:table-row>
            <table:table-cell table:style-name="LogInMSS.A6" office:value-type="float" office:value="5">
              <text:p text:style-name="P26">5</text:p>
            </table:table-cell>
            <table:table-cell table:style-name="LogInMSS.B6" office:value-type="string">
              <text:p text:style-name="P35">Use case ends successfully.</text:p>
            </table:table-cell>
            <table:table-cell table:style-name="LogInMSS.C6" office:value-type="string">
              <text:p text:style-name="P25"/>
            </table:table-cell>
          </table:table-row>
        </table:table>
        <text:p text:style-name="P20"/>
        <text:p text:style-name="P5">Alternative Flows:</text:p>
        <text:p text:style-name="P5">4a. Unrecognized <text:span text:style-name="T46">User.</text:span></text:p>
        <table:table table:name="LoginAF4a" table:style-name="LoginAF4a">
          <table:table-column table:style-name="LoginAF4a.A"/>
          <table:table-column table:style-name="LoginAF4a.B"/>
          <table:table-column table:style-name="LoginAF4a.C"/>
          <table:table-header-rows>
            <table:table-row>
              <table:table-cell table:style-name="LoginAF4a.A1" office:value-type="string">
                <text:p text:style-name="P30">Step</text:p>
              </table:table-cell>
              <table:table-cell table:style-name="LoginAF4a.A1" office:value-type="string">
                <text:p text:style-name="P58">Action</text:p>
              </table:table-cell>
              <table:table-cell table:style-name="LoginAF4a.C1" office:value-type="string">
                <text:p text:style-name="P58">Notes</text:p>
              </table:table-cell>
            </table:table-row>
          </table:table-header-rows>
          <table:table-row>
            <table:table-cell table:style-name="LoginAF4a.A3" office:value-type="string">
              <text:p text:style-name="P26">4a.1</text:p>
            </table:table-cell>
            <table:table-cell table:style-name="LoginAF4a.B3" office:value-type="string">
              <text:p text:style-name="P37">System finds no matching ID and Password combination.</text:p>
            </table:table-cell>
            <table:table-cell table:style-name="LoginAF4a.C3" office:value-type="string">
              <text:p text:style-name="P25"/>
            </table:table-cell>
          </table:table-row>
          <table:table-row>
            <table:table-cell table:style-name="LoginAF4a.A3" office:value-type="string">
              <text:p text:style-name="P26">4a.2</text:p>
            </table:table-cell>
            <table:table-cell table:style-name="LoginAF4a.B3" office:value-type="string">
              <text:p text:style-name="P35">Returns to Main Success Scenario step 2.</text:p>
            </table:table-cell>
            <table:table-cell table:style-name="LoginAF4a.C3" office:value-type="string">
              <text:p text:style-name="P25"/>
            </table:table-cell>
          </table:table-row>
        </table:table>
        <text:p text:style-name="P20"/>
        <text:p text:style-name="P5">4b. Unrecognized <text:span text:style-name="T46">User.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ext:soft-page-break/>
            <table:table-row>
              <table:table-cell table:style-name="Table1.A1" office:value-type="string">
                <text:p text:style-name="P30">Step</text:p>
              </table:table-cell>
              <table:table-cell table:style-name="Table1.A1" office:value-type="string">
                <text:p text:style-name="P58">Action</text:p>
              </table:table-cell>
              <table:table-cell table:style-name="Table1.C1" office:value-type="string">
                <text:p text:style-name="P58">Notes</text:p>
              </table:table-cell>
            </table:table-row>
          </table:table-header-rows>
          <table:table-row>
            <table:table-cell table:style-name="Table1.A4" office:value-type="string">
              <text:p text:style-name="P26">4b.1</text:p>
            </table:table-cell>
            <table:table-cell table:style-name="Table1.B4" office:value-type="string">
              <text:p text:style-name="P37">System finds no matching ID and Password combination.</text:p>
            </table:table-cell>
            <table:table-cell table:style-name="Table1.C4" office:value-type="string">
              <text:p text:style-name="P25"/>
            </table:table-cell>
          </table:table-row>
          <table:table-row>
            <table:table-cell table:style-name="Table1.A4" office:value-type="string">
              <text:p text:style-name="P26">4b.2</text:p>
            </table:table-cell>
            <table:table-cell table:style-name="Table1.B4" office:value-type="string">
              <text:p text:style-name="P41">User aborts the program.</text:p>
            </table:table-cell>
            <table:table-cell table:style-name="Table1.C4" office:value-type="string">
              <text:p text:style-name="P25"/>
            </table:table-cell>
          </table:table-row>
          <table:table-row>
            <table:table-cell table:style-name="Table1.A4" office:value-type="string">
              <text:p text:style-name="P26">4b.3</text:p>
            </table:table-cell>
            <table:table-cell table:style-name="Table1.B4" office:value-type="string">
              <text:p text:style-name="P35">Returns to Main Success Scenario step 2.</text:p>
            </table:table-cell>
            <table:table-cell table:style-name="Table1.C4" office:value-type="string">
              <text:p text:style-name="P25"/>
            </table:table-cell>
          </table:table-row>
        </table:table>
        <text:p text:style-name="P11"/>
      </text:section>
      <text:section text:style-name="Sect1" text:name="Business Rules">
        <text:h text:style-name="P92" text:outline-level="2">Business Rules:</text:h>
        <text:h text:style-name="Heading_20_3" text:outline-level="3">PERT Analysis Rules:</text:h>
        <table:table table:name="PERTRules" table:style-name="PERTRules">
          <table:table-column table:style-name="PERTRules.A"/>
          <table:table-column table:style-name="PERTRules.B"/>
          <table:table-column table:style-name="PERTRules.C"/>
          <table:table-column table:style-name="PERTRules.D"/>
          <table:table-column table:style-name="PERTRules.E"/>
          <table:table-row table:style-name="PERTRules.1">
            <table:table-cell table:style-name="PERTRules.A1" office:value-type="string">
              <text:p text:style-name="P44">Number</text:p>
            </table:table-cell>
            <table:table-cell table:style-name="PERTRules.A1" office:value-type="string">
              <text:p text:style-name="P44">Label</text:p>
            </table:table-cell>
            <table:table-cell table:style-name="PERTRules.A1" office:value-type="string">
              <text:p text:style-name="P44">PERT Analysis Rule</text:p>
            </table:table-cell>
            <table:table-cell table:style-name="PERTRules.A1" office:value-type="string">
              <text:p text:style-name="P44">Calculation</text:p>
            </table:table-cell>
            <table:table-cell table:style-name="PERTRules.E1" office:value-type="string">
              <text:p text:style-name="P44">Notes</text:p>
            </table:table-cell>
          </table:table-row>
          <table:table-row table:style-name="PERTRules.1">
            <table:table-cell table:style-name="PERTRules.A17" office:value-type="string">
              <text:p text:style-name="P45"><text:bookmark-start text:name="ES"/>PR01<text:bookmark-end text:name="ES"/></text:p>
            </table:table-cell>
            <table:table-cell table:style-name="PERTRules.B17" office:value-type="string">
              <text:p text:style-name="P24">ES – Earliest Start</text:p>
            </table:table-cell>
            <table:table-cell table:style-name="PERTRules.C17" office:value-type="string">
              <text:p text:style-name="P46"><text:span text:style-name="T46">The earliest time at which an </text:span><text:span text:style-name="T50">Activity</text:span><text:span text:style-name="T46"> can start given that its preceding </text:span><text:span text:style-name="T50">Activities</text:span><text:span text:style-name="T46"> must finish first.</text:span></text:p>
            </table:table-cell>
            <table:table-cell table:style-name="PERTRules.D17" office:value-type="string">
              <text:p text:style-name="P46"><text:span text:style-name="T46">MAX (Latest Finish) of preceding </text:span><text:span text:style-name="T50">Activities</text:span></text:p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<text:bookmark-start text:name="EF"/>PR02<text:bookmark-end text:name="EF"/></text:p>
            </table:table-cell>
            <table:table-cell table:style-name="PERTRules.B17" office:value-type="string">
              <text:p text:style-name="P24">EF – Earliest Finish</text:p>
            </table:table-cell>
            <table:table-cell table:style-name="PERTRules.C17" office:value-type="string">
              <text:p text:style-name="P46"><text:span text:style-name="T46">The </text:span><text:span text:style-name="T50">Activity's</text:span><text:span text:style-name="T46"> earliest start plus its duration.</text:span></text:p>
            </table:table-cell>
            <table:table-cell table:style-name="PERTRules.D17" office:value-type="string">
              <text:p text:style-name="P47">ES + D</text:p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<text:bookmark-start text:name="LF"/>PR03<text:bookmark-end text:name="LF"/></text:p>
            </table:table-cell>
            <table:table-cell table:style-name="PERTRules.B17" office:value-type="string">
              <text:p text:style-name="P24">LF – Latest Finish</text:p>
            </table:table-cell>
            <table:table-cell table:style-name="PERTRules.C17" office:value-type="string">
              <text:p text:style-name="P46">Latest time the <text:span text:style-name="T50">Activity</text:span><text:span text:style-name="T46"> can finish without delaying the entire </text:span><text:span text:style-name="T50">Project</text:span><text:span text:style-name="T46">.</text:span></text:p>
            </table:table-cell>
            <table:table-cell table:style-name="PERTRules.D17" office:value-type="string">
              <text:p text:style-name="P46">Calculated during the backwards pass.</text:p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<text:bookmark-start text:name="LS"/>PR04<text:bookmark-end text:name="LS"/></text:p>
            </table:table-cell>
            <table:table-cell table:style-name="PERTRules.B17" office:value-type="string">
              <text:p text:style-name="P24">LS – Latest Start</text:p>
            </table:table-cell>
            <table:table-cell table:style-name="PERTRules.C17" office:value-type="string">
              <text:p text:style-name="P46">Latest finish time minus the duration.</text:p>
            </table:table-cell>
            <table:table-cell table:style-name="PERTRules.D17" office:value-type="string">
              <text:p text:style-name="P46">LF - D</text:p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<text:bookmark-start text:name="D"/>PR05<text:bookmark-end text:name="D"/></text:p>
            </table:table-cell>
            <table:table-cell table:style-name="PERTRules.B17" office:value-type="string">
              <text:p text:style-name="P24">D - Duration</text:p>
            </table:table-cell>
            <table:table-cell table:style-name="PERTRules.C17" office:value-type="string">
              <text:p text:style-name="P46">Length of time to complete the <text:span text:style-name="T50">Activity</text:span><text:span text:style-name="T46">.</text:span></text:p>
            </table:table-cell>
            <table:table-cell table:style-name="PERTRules.D17" office:value-type="string">
              <text:p text:style-name="P46"/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<text:bookmark-start text:name="Float"/>PR06<text:bookmark-end text:name="Float"/></text:p>
            </table:table-cell>
            <table:table-cell table:style-name="PERTRules.B17" office:value-type="string">
              <text:p text:style-name="P24">F - Float</text:p>
            </table:table-cell>
            <table:table-cell table:style-name="PERTRules.C17" office:value-type="string">
              <text:p text:style-name="P46"><text:span text:style-name="T46">Degree of flexibility for the duration of the </text:span><text:span text:style-name="T50">Activity</text:span><text:span text:style-name="T46"> without effecting the Critical Path.</text:span></text:p>
            </table:table-cell>
            <table:table-cell table:style-name="PERTRules.D17" office:value-type="string">
              <text:p text:style-name="P46"/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PR07</text:p>
            </table:table-cell>
            <table:table-cell table:style-name="PERTRules.B17" office:value-type="string">
              <text:p text:style-name="P24">CP – Critical Path</text:p>
            </table:table-cell>
            <table:table-cell table:style-name="PERTRules.C17" office:value-type="string">
              <text:p text:style-name="P46"><text:span text:style-name="T46">The sequence of </text:span><text:span text:style-name="T50">Activities</text:span><text:span text:style-name="T46">, that if any one were to be delayed, the </text:span><text:span text:style-name="T50">Project</text:span><text:span text:style-name="T46"> would also be delayed. </text:span></text:p>
            </table:table-cell>
            <table:table-cell table:style-name="PERTRules.D17" office:value-type="string">
              <text:p text:style-name="P46"/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PR08</text:p>
            </table:table-cell>
            <table:table-cell table:style-name="PERTRules.B17" office:value-type="string">
              <text:p text:style-name="P24">m – Most likely Time to Completion</text:p>
            </table:table-cell>
            <table:table-cell table:style-name="PERTRules.C17" office:value-type="string">
              <text:p text:style-name="P46">Best guess at the remaining time to complete the <text:span text:style-name="T50">Activity</text:span><text:span text:style-name="T46">. Subject to revision.</text:span> </text:p>
            </table:table-cell>
            <table:table-cell table:style-name="PERTRules.D17" office:value-type="string">
              <text:p text:style-name="P46"/>
            </table:table-cell>
            <table:table-cell table:style-name="PERTRules.E17" office:value-type="string">
              <text:p text:style-name="P46"/>
            </table:table-cell>
          </table:table-row>
          <text:soft-page-break/>
          <table:table-row table:style-name="PERTRules.1">
            <table:table-cell table:style-name="PERTRules.A17" office:value-type="string">
              <text:p text:style-name="P45">PR09</text:p>
            </table:table-cell>
            <table:table-cell table:style-name="PERTRules.B17" office:value-type="string">
              <text:p text:style-name="P24">a – Optimistic Time to Completion</text:p>
            </table:table-cell>
            <table:table-cell table:style-name="PERTRules.C17" office:value-type="string">
              <text:p text:style-name="P46">Wishful estimate of time to complete the <text:span text:style-name="T50">Activity</text:span><text:span text:style-name="T46">. </text:span></text:p>
            </table:table-cell>
            <table:table-cell table:style-name="PERTRules.D17" office:value-type="string">
              <text:p text:style-name="P46"/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PR10</text:p>
            </table:table-cell>
            <table:table-cell table:style-name="PERTRules.B17" office:value-type="string">
              <text:p text:style-name="P24">b – Pessimistic Time to Completion</text:p>
            </table:table-cell>
            <table:table-cell table:style-name="PERTRules.C17" office:value-type="string">
              <text:p text:style-name="P46">Pessimistic estimate of time to complete the <text:span text:style-name="T50">Activity</text:span><text:span text:style-name="T46">. </text:span></text:p>
            </table:table-cell>
            <table:table-cell table:style-name="PERTRules.D17" office:value-type="string">
              <text:p text:style-name="P46"/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PR11</text:p>
            </table:table-cell>
            <table:table-cell table:style-name="PERTRules.B17" office:value-type="string">
              <text:p text:style-name="P24">T – Target Date of Completion</text:p>
            </table:table-cell>
            <table:table-cell table:style-name="PERTRules.C17" office:value-type="string">
              <text:p text:style-name="P46">Manager set due date for a project.</text:p>
            </table:table-cell>
            <table:table-cell table:style-name="PERTRules.D17" office:value-type="string">
              <text:p text:style-name="P46"/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PR12</text:p>
            </table:table-cell>
            <table:table-cell table:style-name="PERTRules.B17" office:value-type="string">
              <text:p text:style-name="P24">t – Expected Duration </text:p>
            </table:table-cell>
            <table:table-cell table:style-name="PERTRules.C17" office:value-type="string">
              <text:p text:style-name="P46">Estimated duration of the task.</text:p>
            </table:table-cell>
            <table:table-cell table:style-name="PERTRules.D17" office:value-type="string">
              <text:p text:style-name="P46">(a+4m+b) ÷ 6</text:p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PR13</text:p>
            </table:table-cell>
            <table:table-cell table:style-name="PERTRules.B17" office:value-type="string">
              <text:p text:style-name="P24">z - z-score</text:p>
            </table:table-cell>
            <table:table-cell table:style-name="PERTRules.C17" office:value-type="string">
              <text:p text:style-name="P46">Calculated value, to be compared against a table to return a probability.</text:p>
            </table:table-cell>
            <table:table-cell table:style-name="PERTRules.D17" office:value-type="string">
              <text:p text:style-name="P46">(b - a) ÷ 6</text:p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PR14</text:p>
            </table:table-cell>
            <table:table-cell table:style-name="PERTRules.B17" office:value-type="string">
              <text:p text:style-name="P24">P – Probability of meeting Target Date of Completion</text:p>
            </table:table-cell>
            <table:table-cell table:style-name="PERTRules.C17" office:value-type="string">
              <text:p text:style-name="P46">End result of the </text:p>
            </table:table-cell>
            <table:table-cell table:style-name="PERTRules.D17" office:value-type="string">
              <text:p text:style-name="P46">Found from the z-score lookup table.</text:p>
            </table:table-cell>
            <table:table-cell table:style-name="PERTRules.E17" office:value-type="string">
              <text:p text:style-name="P46"/>
            </table:table-cell>
          </table:table-row>
          <table:table-row table:style-name="PERTRules.1">
            <table:table-cell table:style-name="PERTRules.A17" office:value-type="string">
              <text:p text:style-name="P45">PR15</text:p>
            </table:table-cell>
            <table:table-cell table:style-name="PERTRules.B17" office:value-type="string">
              <text:p text:style-name="P24">FPR – Forward Pass Rule</text:p>
            </table:table-cell>
            <table:table-cell table:style-name="PERTRules.C17" office:value-type="string">
              <text:p text:style-name="P46">Used to determine the ES and EF of each Node in the Network. The rule sweeps forward through the Network, updating the values of each Node.</text:p>
            </table:table-cell>
            <table:table-cell table:style-name="PERTRules.D17" office:value-type="string">
              <text:p text:style-name="P46">The ES of a given Node <text:span text:style-name="T52">n</text:span> is the MAX(LS) of all preceding Nodes upon which <text:span text:style-name="T52">n</text:span><text:span text:style-name="T55"> depends</text:span>.</text:p>
            </table:table-cell>
            <table:table-cell table:style-name="PERTRules.E17" office:value-type="string">
              <text:p text:style-name="P46"/>
            </table:table-cell>
          </table:table-row>
          <text:soft-page-break/>
          <table:table-row table:style-name="PERTRules.1">
            <table:table-cell table:style-name="PERTRules.A17" office:value-type="string">
              <text:p text:style-name="P45">PR16</text:p>
            </table:table-cell>
            <table:table-cell table:style-name="PERTRules.B17" office:value-type="string">
              <text:p text:style-name="P46">BPR – Backwards Pass Rule</text:p>
            </table:table-cell>
            <table:table-cell table:style-name="PERTRules.C17" office:value-type="string">
              <text:p text:style-name="P46">Used to determine the LS and LF of each Node in the Network. The rule sweeps backward through the Network, updating the values of each Node.</text:p>
            </table:table-cell>
            <table:table-cell table:style-name="PERTRules.D17" office:value-type="string">
              <text:p text:style-name="P46">The LF of a given Node <text:span text:style-name="T52">n</text:span> is the MIN(LS) of all preceding (<text:span text:style-name="T52">backward pass</text:span>) Nodes.</text:p>
            </table:table-cell>
            <table:table-cell table:style-name="PERTRules.E17" office:value-type="string">
              <text:p text:style-name="P46"/>
            </table:table-cell>
          </table:table-row>
        </table:table>
        <text:h text:style-name="Heading_20_3" text:outline-level="3">Earned Value Analysis Rules<text:tab/>:</text:h>
        <table:table table:name="EarnedValueRules" table:style-name="EarnedValueRules">
          <table:table-column table:style-name="EarnedValueRules.A"/>
          <table:table-column table:style-name="EarnedValueRules.B"/>
          <table:table-column table:style-name="EarnedValueRules.C"/>
          <table:table-column table:style-name="EarnedValueRules.D"/>
          <table:table-column table:style-name="EarnedValueRules.E"/>
          <table:table-row table:style-name="EarnedValueRules.1">
            <table:table-cell table:style-name="EarnedValueRules.A1" office:value-type="string">
              <text:p text:style-name="P44">Number</text:p>
            </table:table-cell>
            <table:table-cell table:style-name="EarnedValueRules.A1" office:value-type="string">
              <text:p text:style-name="P44">Label</text:p>
            </table:table-cell>
            <table:table-cell table:style-name="EarnedValueRules.A1" office:value-type="string">
              <text:p text:style-name="P44">Earned Value Rule</text:p>
            </table:table-cell>
            <table:table-cell table:style-name="EarnedValueRules.A1" office:value-type="string">
              <text:p text:style-name="P44">Calculation</text:p>
            </table:table-cell>
            <table:table-cell table:style-name="EarnedValueRules.E1" office:value-type="string">
              <text:p text:style-name="P44">Notes</text:p>
            </table:table-cell>
          </table:table-row>
          <table:table-row table:style-name="EarnedValueRules.1">
            <table:table-cell table:style-name="EarnedValueRules.A15" office:value-type="string">
              <text:p text:style-name="P45">EV01</text:p>
            </table:table-cell>
            <table:table-cell table:style-name="EarnedValueRules.B15" office:value-type="string">
              <text:p text:style-name="P24">PV - Planned Value (Project)</text:p>
            </table:table-cell>
            <table:table-cell table:style-name="EarnedValueRules.C15" office:value-type="string">
              <text:p text:style-name="P46">Sum of PVs of <text:span text:style-name="T50">Activities</text:span> in the <text:span text:style-name="T50">Project</text:span>.</text:p>
            </table:table-cell>
            <table:table-cell table:style-name="EarnedValueRules.D15" office:value-type="string">
              <text:p text:style-name="P24">Sum (PV<text:span text:style-name="T59">k</text:span>) for all tasks k.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02</text:p>
            </table:table-cell>
            <table:table-cell table:style-name="EarnedValueRules.B15" office:value-type="string">
              <text:p text:style-name="P24">PV - Planned Value (Activity)</text:p>
            </table:table-cell>
            <table:table-cell table:style-name="EarnedValueRules.C15" office:value-type="string">
              <text:p text:style-name="P46">Budget planned for the <text:span text:style-name="T50">Activity</text:span><text:span text:style-name="T46"> based on the projected Resource costs.</text:span></text:p>
            </table:table-cell>
            <table:table-cell table:style-name="EarnedValueRules.D15" office:value-type="string">
              <text:p text:style-name="P24">Estimated by <text:span text:style-name="T50">Manager</text:span><text:span text:style-name="T46">.</text:span>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03</text:p>
            </table:table-cell>
            <table:table-cell table:style-name="EarnedValueRules.B15" office:value-type="string">
              <text:p text:style-name="P24">EV - Earned Value</text:p>
            </table:table-cell>
            <table:table-cell table:style-name="EarnedValueRules.C15" office:value-type="string">
              <text:p text:style-name="P46">Sum of PVs of <text:span text:style-name="T50">Activities</text:span> in the <text:span text:style-name="T50">Project</text:span> that have been completed at the time of analysis.</text:p>
            </table:table-cell>
            <table:table-cell table:style-name="EarnedValueRules.D15" office:value-type="string">
              <text:p text:style-name="P24">Sum (PV<text:span text:style-name="T59">k</text:span>) for all tasks k that have been completed.</text:p>
            </table:table-cell>
            <table:table-cell table:style-name="EarnedValueRules.E15" office:value-type="string">
              <text:p text:style-name="P46">Uses the Percentage Technique</text:p>
            </table:table-cell>
          </table:table-row>
          <table:table-row table:style-name="EarnedValueRules.1">
            <table:table-cell table:style-name="EarnedValueRules.A15" office:value-type="string">
              <text:p text:style-name="P45">EV04</text:p>
            </table:table-cell>
            <table:table-cell table:style-name="EarnedValueRules.B15" office:value-type="string">
              <text:p text:style-name="P24">BAC – Budget at Completion</text:p>
            </table:table-cell>
            <table:table-cell table:style-name="EarnedValueRules.C15" office:value-type="string">
              <text:p text:style-name="P46">Sum of PVs of <text:span text:style-name="T50">Activities</text:span> in the <text:span text:style-name="T50">Project</text:span> that remain</text:p>
            </table:table-cell>
            <table:table-cell table:style-name="EarnedValueRules.D15" office:value-type="string">
              <text:p text:style-name="P24">Sum (PV<text:span text:style-name="T59">k</text:span>) for all tasks k.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05</text:p>
            </table:table-cell>
            <table:table-cell table:style-name="EarnedValueRules.B15" office:value-type="string">
              <text:p text:style-name="P24">PSC – Percent Scheduled for Completion</text:p>
            </table:table-cell>
            <table:table-cell table:style-name="EarnedValueRules.C15" office:value-type="string">
              <text:p text:style-name="P46">Measure of the amount of work that should be done by a certain time given the <text:span text:style-name="T50">Project</text:span>'s estimates.</text:p>
            </table:table-cell>
            <table:table-cell table:style-name="EarnedValueRules.D15" office:value-type="string">
              <text:p text:style-name="P24">PV(Project) ÷ BAC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06</text:p>
            </table:table-cell>
            <table:table-cell table:style-name="EarnedValueRules.B15" office:value-type="string">
              <text:p text:style-name="P24">AC – Actual Cost (Project)</text:p>
            </table:table-cell>
            <table:table-cell table:style-name="EarnedValueRules.C15" office:value-type="string">
              <text:p text:style-name="P46">Actual tally of expenditures incurred by completed <text:span text:style-name="T50">Activities</text:span><text:span text:style-name="T46">.</text:span></text:p>
            </table:table-cell>
            <table:table-cell table:style-name="EarnedValueRules.D15" office:value-type="string">
              <text:p text:style-name="P46">Sum (Debts against Completed Activities)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<text:bookmark-start text:name="EV06AC"/>EV06<text:bookmark-end text:name="EV06AC"/></text:p>
            </table:table-cell>
            <table:table-cell table:style-name="EarnedValueRules.B15" office:value-type="string">
              <text:p text:style-name="P24">AC – Actual Cost (Activity)</text:p>
            </table:table-cell>
            <table:table-cell table:style-name="EarnedValueRules.C15" office:value-type="string">
              <text:p text:style-name="P46">Expenditures incurred by the <text:span text:style-name="T50">Activity</text:span><text:span text:style-name="T46">.</text:span></text:p>
            </table:table-cell>
            <table:table-cell table:style-name="EarnedValueRules.D15" office:value-type="string">
              <text:p text:style-name="P46"/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07</text:p>
            </table:table-cell>
            <table:table-cell table:style-name="EarnedValueRules.B15" office:value-type="string">
              <text:p text:style-name="P24">PC - Percent Complete</text:p>
            </table:table-cell>
            <table:table-cell table:style-name="EarnedValueRules.C15" office:value-type="string">
              <text:p text:style-name="P46">Percentage of the <text:span text:style-name="T50">Project</text:span><text:span text:style-name="T46"> completed at a given time.</text:span></text:p>
            </table:table-cell>
            <table:table-cell table:style-name="EarnedValueRules.D15" office:value-type="string">
              <text:p text:style-name="P24">EV ÷ BAC</text:p>
            </table:table-cell>
            <table:table-cell table:style-name="EarnedValueRules.E15" office:value-type="string">
              <text:p text:style-name="P46"/>
            </table:table-cell>
          </table:table-row>
          <text:soft-page-break/>
          <table:table-row table:style-name="EarnedValueRules.1">
            <table:table-cell table:style-name="EarnedValueRules.A15" office:value-type="string">
              <text:p text:style-name="P45">EV08</text:p>
            </table:table-cell>
            <table:table-cell table:style-name="EarnedValueRules.B15" office:value-type="string">
              <text:p text:style-name="P24">CV – Cost Variance</text:p>
            </table:table-cell>
            <table:table-cell table:style-name="EarnedValueRules.C15" office:value-type="string">
              <text:p text:style-name="P46">Difference between what should have been paid for completed work and what actually was paid for that work.</text:p>
            </table:table-cell>
            <table:table-cell table:style-name="EarnedValueRules.D15" office:value-type="string">
              <text:p text:style-name="P24">EV - AC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09</text:p>
            </table:table-cell>
            <table:table-cell table:style-name="EarnedValueRules.B15" office:value-type="string">
              <text:p text:style-name="P24">SV – Schedule Variance</text:p>
            </table:table-cell>
            <table:table-cell table:style-name="EarnedValueRules.C15" office:value-type="string">
              <text:p text:style-name="P46">Difference between the value of completed work and value of the planned work.</text:p>
            </table:table-cell>
            <table:table-cell table:style-name="EarnedValueRules.D15" office:value-type="string">
              <text:p text:style-name="P24">EV - PV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10</text:p>
            </table:table-cell>
            <table:table-cell table:style-name="EarnedValueRules.B15" office:value-type="string">
              <text:p text:style-name="P24">CPI – Cost Performance Index</text:p>
            </table:table-cell>
            <table:table-cell table:style-name="EarnedValueRules.C15" office:value-type="string">
              <text:p text:style-name="P46">Earned Value over Actual Cost. Values over 1 indicate the cost has been less than projected.</text:p>
            </table:table-cell>
            <table:table-cell table:style-name="EarnedValueRules.D15" office:value-type="string">
              <text:p text:style-name="P24">EV ÷ AC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11</text:p>
            </table:table-cell>
            <table:table-cell table:style-name="EarnedValueRules.B15" office:value-type="string">
              <text:p text:style-name="P24">SPI – Schedule Performance Index</text:p>
            </table:table-cell>
            <table:table-cell table:style-name="EarnedValueRules.C15" office:value-type="string">
              <text:p text:style-name="P46">Earned Value over Planned value. Values over 1 indicate the <text:span text:style-name="T50">Project</text:span><text:span text:style-name="T46"> is ahead of schedule</text:span>.</text:p>
            </table:table-cell>
            <table:table-cell table:style-name="EarnedValueRules.D15" office:value-type="string">
              <text:p text:style-name="P24">EV ÷ PV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12</text:p>
            </table:table-cell>
            <table:table-cell table:style-name="EarnedValueRules.B15" office:value-type="string">
              <text:p text:style-name="P24">EAC – Estimate at Completion</text:p>
            </table:table-cell>
            <table:table-cell table:style-name="EarnedValueRules.C15" office:value-type="string">
              <text:p text:style-name="P46">Indicates the projected cost of the <text:span text:style-name="T50">Project</text:span><text:span text:style-name="T46"> at completion.</text:span></text:p>
            </table:table-cell>
            <table:table-cell table:style-name="EarnedValueRules.D15" office:value-type="string">
              <text:p text:style-name="P24">BAC ÷ CPI</text:p>
            </table:table-cell>
            <table:table-cell table:style-name="EarnedValueRules.E15" office:value-type="string">
              <text:p text:style-name="P46"/>
            </table:table-cell>
          </table:table-row>
          <table:table-row table:style-name="EarnedValueRules.1">
            <table:table-cell table:style-name="EarnedValueRules.A15" office:value-type="string">
              <text:p text:style-name="P45">EV13</text:p>
            </table:table-cell>
            <table:table-cell table:style-name="EarnedValueRules.B15" office:value-type="string">
              <text:p text:style-name="P24">ETC – Estimate to Completion</text:p>
            </table:table-cell>
            <table:table-cell table:style-name="EarnedValueRules.C15" office:value-type="string">
              <text:p text:style-name="P46">Indicates projected cost overrun or underrun.</text:p>
            </table:table-cell>
            <table:table-cell table:style-name="EarnedValueRules.D15" office:value-type="string">
              <text:p text:style-name="P24">EAC - AC</text:p>
            </table:table-cell>
            <table:table-cell table:style-name="EarnedValueRules.E15" office:value-type="string">
              <text:p text:style-name="P46"/>
            </table:table-cell>
          </table:table-row>
        </table:table>
      </text:section>
      <text:section text:style-name="Sect1" text:name="Glossary">
        <text:h text:style-name="Heading_20_1" text:outline-level="1">Glossary:</text:h>
        <text:h text:style-name="Heading_20_2" text:outline-level="2">Business Entities:</text:h>
        <table:table table:name="BusinessEntities" table:style-name="BusinessEntities">
          <table:table-column table:style-name="BusinessEntities.A"/>
          <table:table-column table:style-name="BusinessEntities.B"/>
          <table:table-row>
            <table:table-cell table:style-name="BusinessEntities.A1" office:value-type="string">
              <text:p text:style-name="P29">Business Entity</text:p>
            </table:table-cell>
            <table:table-cell table:style-name="BusinessEntities.B1" office:value-type="string">
              <text:p text:style-name="P29">Description</text:p>
            </table:table-cell>
          </table:table-row>
          <table:table-row>
            <table:table-cell table:style-name="BusinessEntities.A22" office:value-type="string">
              <text:p text:style-name="P33"><text:bookmark-start text:name="PMA"/>PMA<text:bookmark-end text:name="PMA"/></text:p>
            </table:table-cell>
            <table:table-cell table:style-name="BusinessEntities.B22" office:value-type="string">
              <text:p text:style-name="P25">Project Management Application.</text:p>
            </table:table-cell>
          </table:table-row>
          <table:table-row>
            <table:table-cell table:style-name="BusinessEntities.A22" office:value-type="string">
              <text:p text:style-name="P33"><text:bookmark-start text:name="Project Manager"/>Project Manager<text:bookmark-end text:name="Project Manager"/></text:p>
            </table:table-cell>
            <table:table-cell table:style-name="BusinessEntities.B22" office:value-type="string">
              <text:p text:style-name="P25">An application user with the abilities to create and manage projects and activities.</text:p>
            </table:table-cell>
          </table:table-row>
          <table:table-row>
            <table:table-cell table:style-name="BusinessEntities.A22" office:value-type="string">
              <text:p text:style-name="P33"><text:bookmark-start text:name="Team Member"/>Team Member<text:bookmark-end text:name="Team Member"/></text:p>
            </table:table-cell>
            <table:table-cell table:style-name="BusinessEntities.B22" office:value-type="string">
              <text:p text:style-name="P25">An application user to whom activities are assigned.</text:p>
            </table:table-cell>
          </table:table-row>
          <table:table-row>
            <table:table-cell table:style-name="BusinessEntities.A22" office:value-type="string">
              <text:p text:style-name="P33"><text:bookmark-start text:name="Project Portfolio"/>Project Portfolio<text:bookmark-end text:name="Project Portfolio"/></text:p>
            </table:table-cell>
            <table:table-cell table:style-name="BusinessEntities.B22" office:value-type="string">
              <text:p text:style-name="P25">A collection of projects.</text:p>
            </table:table-cell>
          </table:table-row>
          <table:table-row>
            <table:table-cell table:style-name="BusinessEntities.A22" office:value-type="string">
              <text:p text:style-name="P33"><text:bookmark-start text:name="Activity Portfolio"/>Activity Portfolio<text:bookmark-end text:name="Activity Portfolio"/></text:p>
            </table:table-cell>
            <table:table-cell table:style-name="BusinessEntities.B22" office:value-type="string">
              <text:p text:style-name="P25">A collection of activities.</text:p>
            </table:table-cell>
          </table:table-row>
          <table:table-row>
            <table:table-cell table:style-name="BusinessEntities.A22" office:value-type="string">
              <text:p text:style-name="P33"><text:bookmark-start text:name="Resource"/>Resource<text:bookmark-end text:name="Resource"/></text:p>
            </table:table-cell>
            <table:table-cell table:style-name="BusinessEntities.B22" office:value-type="string">
              <text:p text:style-name="P25">Another term for a team member.</text:p>
            </table:table-cell>
          </table:table-row>
          <table:table-row>
            <table:table-cell table:style-name="BusinessEntities.A22" office:value-type="string">
              <text:p text:style-name="P33"><text:bookmark-start text:name="Project"/>Project<text:bookmark-end text:name="Project"/></text:p>
            </table:table-cell>
            <table:table-cell table:style-name="BusinessEntities.B22" office:value-type="string">
              <text:p text:style-name="P25">A collection of ordered activities.</text:p>
            </table:table-cell>
          </table:table-row>
          <table:table-row>
            <table:table-cell table:style-name="BusinessEntities.A22" office:value-type="string">
              <text:p text:style-name="P33"><text:bookmark-start text:name="Activity"/>Activity<text:bookmark-end text:name="Activity"/></text:p>
            </table:table-cell>
            <table:table-cell table:style-name="BusinessEntities.B22" office:value-type="string">
              <text:p text:style-name="P25">A task to be completed in the larger setting of a project.</text:p>
            </table:table-cell>
          </table:table-row>
          <table:table-row>
            <table:table-cell table:style-name="BusinessEntities.A22" office:value-type="string">
              <text:p text:style-name="P33"><text:bookmark-start text:name="Project ID"/>Project ID<text:bookmark-end text:name="Project ID"/></text:p>
            </table:table-cell>
            <table:table-cell table:style-name="BusinessEntities.B22" office:value-type="string">
              <text:p text:style-name="P25">A unique identifier for a project.</text:p>
            </table:table-cell>
          </table:table-row>
          <table:table-row>
            <table:table-cell table:style-name="BusinessEntities.A22" office:value-type="string">
              <text:p text:style-name="P33"><text:bookmark-start text:name="Activity ID"/>Activity ID<text:bookmark-end text:name="Activity ID"/></text:p>
            </table:table-cell>
            <table:table-cell table:style-name="BusinessEntities.B22" office:value-type="string">
              <text:p text:style-name="P25">A unique identifier for an activity.</text:p>
            </table:table-cell>
          </table:table-row>
          <table:table-row>
            <table:table-cell table:style-name="BusinessEntities.A22" office:value-type="string">
              <text:p text:style-name="P33"><text:bookmark-start text:name="Project Name"/>Project Name<text:bookmark-end text:name="Project Name"/></text:p>
            </table:table-cell>
            <table:table-cell table:style-name="BusinessEntities.B22" office:value-type="string">
              <text:p text:style-name="P25">A name chosen by the manager for their project.</text:p>
            </table:table-cell>
          </table:table-row>
          <table:table-row>
            <table:table-cell table:style-name="BusinessEntities.A22" office:value-type="string">
              <text:p text:style-name="P33"><text:bookmark-start text:name="Activity Name"/>Activity Name<text:bookmark-end text:name="Activity Name"/></text:p>
            </table:table-cell>
            <table:table-cell table:style-name="BusinessEntities.B22" office:value-type="string">
              <text:p text:style-name="P25">A name chosen by the manager for their activity.</text:p>
            </table:table-cell>
          </table:table-row>
          <table:table-row>
            <table:table-cell table:style-name="BusinessEntities.A22" office:value-type="string">
              <text:p text:style-name="P33"><text:bookmark-start text:name="Project Description"/>Project Description<text:bookmark-end text:name="Project Description"/></text:p>
            </table:table-cell>
            <table:table-cell table:style-name="BusinessEntities.B22" office:value-type="string">
              <text:p text:style-name="P25">A description given by the manager for their project.</text:p>
            </table:table-cell>
          </table:table-row>
          <table:table-row>
            <table:table-cell table:style-name="BusinessEntities.A22" office:value-type="string">
              <text:p text:style-name="P33"><text:bookmark-start text:name="Activity Description"/>Activity Description<text:bookmark-end text:name="Activity Description"/></text:p>
            </table:table-cell>
            <table:table-cell table:style-name="BusinessEntities.B22" office:value-type="string">
              <text:p text:style-name="P25">A description given by the manager for their activity.</text:p>
            </table:table-cell>
          </table:table-row>
          <table:table-row>
            <table:table-cell table:style-name="BusinessEntities.A22" office:value-type="string">
              <text:p text:style-name="P33"><text:bookmark-start text:name="Cost"/>Cost<text:bookmark-end text:name="Cost"/></text:p>
            </table:table-cell>
            <table:table-cell table:style-name="BusinessEntities.B22" office:value-type="string">
              <text:p text:style-name="P25">The actual monetary expenditure of an activity or project.</text:p>
            </table:table-cell>
          </table:table-row>
          <table:table-row>
            <table:table-cell table:style-name="BusinessEntities.A22" office:value-type="string">
              <text:p text:style-name="P33"><text:bookmark-start text:name="Schedule"/>Schedule<text:bookmark-end text:name="Schedule"/></text:p>
            </table:table-cell>
            <table:table-cell table:style-name="BusinessEntities.B22" office:value-type="string">
              <text:p text:style-name="P25">The sequence of activities required to complete a project. These activities each have projected durations allowing the project to gauge wether it is progressing on target or not.</text:p>
            </table:table-cell>
          </table:table-row>
          <table:table-row>
            <table:table-cell table:style-name="BusinessEntities.A22" office:value-type="string">
              <text:p text:style-name="P33"><text:bookmark-start text:name="Critical Path"/>Critical Path<text:bookmark-end text:name="Critical Path"/></text:p>
            </table:table-cell>
            <table:table-cell table:style-name="BusinessEntities.B22" office:value-type="string">
              <text:p text:style-name="P25">The sequence of activities for which if any one finishes later than their latest finish, the entire project will be delayed.</text:p>
            </table:table-cell>
          </table:table-row>
          <text:soft-page-break/>
          <table:table-row>
            <table:table-cell table:style-name="BusinessEntities.A22" office:value-type="string">
              <text:p text:style-name="P33"><text:bookmark-start text:name="Gantt Chart"/>Gantt Chart<text:bookmark-end text:name="Gantt Chart"/></text:p>
            </table:table-cell>
            <table:table-cell table:style-name="BusinessEntities.B22" office:value-type="string">
              <text:p text:style-name="P25">A visual depiction of the dependency driven schedule of a project.</text:p>
            </table:table-cell>
          </table:table-row>
          <table:table-row>
            <table:table-cell table:style-name="BusinessEntities.A22" office:value-type="string">
              <text:p text:style-name="P33"><text:bookmark-start text:name="PERT Analysis"/>PERT Analysis<text:bookmark-end text:name="PERT Analysis"/></text:p>
            </table:table-cell>
            <table:table-cell table:style-name="BusinessEntities.B22" office:value-type="string">
              <text:p text:style-name="P25">A complex analysis tool for projecting project cost overruns and schedule delays. <text:a xlink:type="simple" xlink:href="#PERTRules|table" text:style-name="Internet_20_link">More information can be found here</text:a>.</text:p>
            </table:table-cell>
          </table:table-row>
          <table:table-row>
            <table:table-cell table:style-name="BusinessEntities.A22" office:value-type="string">
              <text:p text:style-name="P33"><text:bookmark-start text:name="Earned Value Analysis"/>Earned Value Analysis<text:bookmark-end text:name="Earned Value Analysis"/></text:p>
            </table:table-cell>
            <table:table-cell table:style-name="BusinessEntities.B22" office:value-type="string">
              <text:p text:style-name="P25">A tool for measuring the progression of a project throughout its execution. <text:a xlink:type="simple" xlink:href="#EarnedValueRules|table" text:style-name="Internet_20_link">More information can be found here</text:a>.</text:p>
            </table:table-cell>
          </table:table-row>
          <table:table-row>
            <table:table-cell table:style-name="BusinessEntities.A22" office:value-type="string">
              <text:p text:style-name="P33"><text:bookmark-start text:name="Activity on Node Graph"/>Activity on Node Graph<text:bookmark-end text:name="Activity on Node Graph"/></text:p>
            </table:table-cell>
            <table:table-cell table:style-name="BusinessEntities.B22" office:value-type="string">
              <text:p text:style-name="P25">A visual representation of the dependancy chain of activities in a project.</text:p>
            </table:table-cell>
          </table:table-row>
        </table:table>
        <text:p text:style-name="P2"/>
      </text:section>
      <text:p text:style-name="P2"/>
      <text:p text:style-name="P63"/>
      <text:p text:style-name="P6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4" svg:font-family="'Avenir Next'"/>
    <style:font-face style:name="Garamond" svg:font-family="Garamond"/>
    <style:font-face style:name="OpenSymbol" svg:font-family="OpenSymbol"/>
    <style:font-face style:name="Avenir Black1" svg:font-family="'Avenir Black'" style:font-pitch="variable"/>
    <style:font-face style:name="Avenir Black" svg:font-family="'Avenir Black'" style:font-adornments="Regular" style:font-pitch="variable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181in" fo:margin-bottom="0in" style:contextual-spacing="false" fo:background-color="transparent">
        <style:background-image/>
      </style:paragraph-properties>
      <style:text-properties style:font-name="Avenir Next" fo:font-family="'Avenir Next'" style:font-style-name="Regular" style:font-pitch="variable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in" fo:margin-bottom="0in" style:contextual-spacing="false" style:page-number="au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venir Next1" fo:font-family="'Avenir Next'" style:font-style-name="Bold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venir Next2" fo:font-family="'Avenir Next'" style:font-style-name="Bold Italic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venir Next1" fo:font-family="'Avenir Next'" style:font-style-name="Bold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fo:background-color="transparent" text:number-lines="false" text:line-number="0">
        <style:background-image/>
      </style:paragraph-properties>
      <style:text-properties style:font-name="Avenir Next1" fo:font-family="'Avenir Nex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hyphenation-ladder-count="no-limit" style:page-number="auto"/>
      <style:text-properties style:font-name="Avenir Next2" fo:font-family="'Avenir Next'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venir Next Condense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.25in" fo:margin-right="1.2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8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MyLandscap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Gurnsey</meta:initial-creator>
    <meta:creation-date>2014-05-31T08:39:27</meta:creation-date>
    <dc:date>2014-08-25T16:26:14.844000000</dc:date>
    <meta:editing-duration>P3DT14H29M12S</meta:editing-duration>
    <meta:editing-cycles>127</meta:editing-cycles>
    <meta:generator>LibreOffice/4.2.2.1$Windows_x86 LibreOffice_project/3be8cda0bddd8e430d8cda1ebfd581265cca5a0f</meta:generator>
    <meta:keyword>First Draft</meta:keyword>
    <dc:title>Software Requirements Specifications</dc:title>
    <meta:print-date>2014-07-20T21:36:14.930000000</meta:print-date>
    <meta:document-statistic meta:table-count="52" meta:image-count="0" meta:object-count="0" meta:page-count="38" meta:paragraph-count="877" meta:word-count="3940" meta:character-count="24768" meta:non-whitespace-character-count="21635"/>
  </office:meta>
</office:document-meta>
</file>